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54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3.093cm"/>
    </style:style>
    <style:style style:name="co7" style:family="table-column">
      <style:table-column-properties fo:break-before="auto" style:column-width="12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1.251cm"/>
    </style:style>
    <style:style style:name="co10" style:family="table-column">
      <style:table-column-properties fo:break-before="auto" style:column-width="27cm"/>
    </style:style>
    <style:style style:name="co11" style:family="table-column">
      <style:table-column-properties fo:break-before="auto" style:column-width="5.539cm"/>
    </style:style>
    <style:style style:name="co12" style:family="table-column">
      <style:table-column-properties fo:break-before="auto" style:column-width="5.348cm"/>
    </style:style>
    <style:style style:name="co13" style:family="table-column">
      <style:table-column-properties fo:break-before="auto" style:column-width="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8.532cm"/>
    </style:style>
    <style:style style:name="co16" style:family="table-column">
      <style:table-column-properties fo:break-before="auto" style:column-width="5.136cm"/>
    </style:style>
    <style:style style:name="co17" style:family="table-column">
      <style:table-column-properties fo:break-before="auto" style:column-width="2.632cm"/>
    </style:style>
    <style:style style:name="co18" style:family="table-column">
      <style:table-column-properties fo:break-before="auto" style:column-width="3.565cm"/>
    </style:style>
    <style:style style:name="co19" style:family="table-column">
      <style:table-column-properties fo:break-before="auto" style:column-width="3.607cm"/>
    </style:style>
    <style:style style:name="co20" style:family="table-column">
      <style:table-column-properties fo:break-before="auto" style:column-width="6.77cm"/>
    </style:style>
    <style:style style:name="co21" style:family="table-column">
      <style:table-column-properties fo:break-before="auto" style:column-width="3cm"/>
    </style:style>
    <style:style style:name="co22" style:family="table-column">
      <style:table-column-properties fo:break-before="auto" style:column-width="2.2cm"/>
    </style:style>
    <style:style style:name="co23" style:family="table-column">
      <style:table-column-properties fo:break-before="auto" style:column-width="2.482cm"/>
    </style:style>
    <style:style style:name="co24" style:family="table-column">
      <style:table-column-properties fo:break-before="auto" style:column-width="2.101cm"/>
    </style:style>
    <style:style style:name="co25" style:family="table-column">
      <style:table-column-properties fo:break-before="auto" style:column-width="18.572cm"/>
    </style:style>
    <style:style style:name="co26" style:family="table-column">
      <style:table-column-properties fo:break-before="auto" style:column-width="8.999cm"/>
    </style:style>
    <style:style style:name="co27" style:family="table-column">
      <style:table-column-properties fo:break-before="auto" style:column-width="3.226cm"/>
    </style:style>
    <style:style style:name="co28" style:family="table-column">
      <style:table-column-properties fo:break-before="auto" style:column-width="3.055cm"/>
    </style:style>
    <style:style style:name="co29" style:family="table-column">
      <style:table-column-properties fo:break-before="auto" style:column-width="4.35cm"/>
    </style:style>
    <style:style style:name="co30" style:family="table-column">
      <style:table-column-properties fo:break-before="auto" style:column-width="4.479cm"/>
    </style:style>
    <style:style style:name="co31" style:family="table-column">
      <style:table-column-properties fo:break-before="auto" style:column-width="2.695cm"/>
    </style:style>
    <style:style style:name="co32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.75cm" fo:break-before="auto" style:use-optimal-row-height="fals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1cm" fo:break-before="auto" style:use-optimal-row-height="false"/>
    </style:style>
    <style:style style:name="ro15" style:family="table-row">
      <style:table-row-properties style:row-height="0.529cm" fo:break-before="auto" style:use-optimal-row-height="false"/>
    </style:style>
    <style:style style:name="ro16" style:family="table-row">
      <style:table-row-properties style:row-height="1.062cm" fo:break-before="auto" style:use-optimal-row-height="true"/>
    </style:style>
    <style:style style:name="ro17" style:family="table-row">
      <style:table-row-properties style:row-height="0.721cm" fo:break-before="auto" style:use-optimal-row-height="false"/>
    </style:style>
    <style:style style:name="ro18" style:family="table-row">
      <style:table-row-properties style:row-height="1.891cm" fo:break-before="auto" style:use-optimal-row-height="false"/>
    </style:style>
    <style:style style:name="ro19" style:family="table-row">
      <style:table-row-properties style:row-height="1.104cm" fo:break-before="auto" style:use-optimal-row-height="false"/>
    </style:style>
    <style:style style:name="ro20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number-style style:name="N10003" number:language="ru" number:country="RU">
      <number:number number:decimal-places="0" number:min-decimal-places="0" number:min-integer-digits="1" number:grouping="true"/>
    </number:number-style>
    <style:style style:name="ce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29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31" style:family="table-cell" style:parent-style-name="Default">
      <style:table-cell-properties fo:background-color="transparent" fo:border="0.06pt solid #000000"/>
      <style:text-properties style:font-name="Roboto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[#REF!]=#REF!;[#REF!]=#REF!)))" style:apply-style-name="Error" style:base-cell-address="Настройки.B3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21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1]=2;[$Настройки.$B$10]&gt;6))" style:apply-style-name="Error" style:base-cell-address="Настройки.B10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2]&gt;[$Настройки.$B$11])" style:apply-style-name="Error" style:base-cell-address="Настройки.B12"/>
    </style:style>
    <style:style style:name="ce3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2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6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47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61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76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8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5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4" style:family="table-cell" style:parent-style-name="Default" style:data-style-name="N10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5" style:family="table-cell" style:parent-style-name="Default" style:data-style-name="N10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1011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9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10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3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4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7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8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7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4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ackground-color="#808080"/>
    </style:style>
    <style:style style:name="ce1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4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4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15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5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152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4" style:family="table-cell" style:parent-style-name="Default" style:data-style-name="N10110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5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58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60" style:family="table-cell" style:parent-style-name="Default">
      <style:text-properties style:font-name="Roboto" fo:font-size="12pt" style:font-size-asian="12pt" style:font-size-complex="12pt"/>
    </style:style>
    <style:style style:name="ce161" style:family="table-cell" style:parent-style-name="Default">
      <style:table-cell-properties fo:background-color="#808080" style:text-align-source="fix" style:repeat-content="false" fo:wrap-option="wrap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2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3" style:family="table-cell" style:parent-style-name="Default" style:data-style-name="N10110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808080" fo:border="none"/>
      <style:text-properties style:font-name="Roboto" fo:font-size="12pt" style:font-size-asian="12pt" style:font-size-complex="12pt"/>
    </style:style>
    <style:style style:name="ce21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3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174" style:family="table-cell" style:parent-style-name="Default" style:data-style-name="N10003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8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225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8" style:family="table-cell" style:parent-style-name="Default">
      <style:table-cell-properties fo:background-color="#dddddd" style:text-align-source="fix" style:repeat-content="false" fo:wrap-option="wrap" fo:border="0.06pt solid #000000" style:rotation-angle="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4" style:family="table-cell" style:parent-style-name="Default" style:data-style-name="N10112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5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186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226" style:family="table-cell" style:parent-style-name="Default" style:data-style-name="N2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8" style:family="table-cell" style:parent-style-name="Default" style:data-style-name="N1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9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90" style:family="table-cell" style:parent-style-name="Default" style:data-style-name="N10124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95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42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9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269" style:family="table-cell" style:parent-style-name="Default" style:data-style-name="N10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4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57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14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2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33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 style:data-style-name="N112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T1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6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10:$БД.$A$15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'Главный лист'.B3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&quot;2&quot;;&quot;4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condition="of:cell-content-is-in-list([$БД.$A$18:$БД.$A$18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10" table:condition="of:cell-content-is-in-list([$БД.$A$21:$БД.$A$21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1">
          <table:error-message table:message-type="stop" table:display="true"/>
        </table:content-validation>
        <table:content-validation table:name="val12" table:condition="of:cell-content-is-in-list(#REF!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13" table:condition="of:cell-content-is-in-list([$БД.$A$5:$БД.$A$6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14" table:condition="of:cell-content-is-in-list(#REF!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5" table:condition="of:cell-content-is-in-list(#REF!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16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Профиль алюминиевый'.B3">
          <table:error-message table:message-type="stop" table:display="true"/>
        </table:content-validation>
        <table:content-validation table:name="val17" table:condition="of:cell-content-is-in-list([$БД.$A$35:$БД.$A$37])" table:allow-empty-cell="true" table:display-list="unsorted" table:base-cell-address="'Печатные изделия'.D2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130"/>
        <table:table-column table:style-name="co2" table:default-cell-style-name="ce130"/>
        <table:table-column table:style-name="co3" table:number-columns-repeated="1022" table:default-cell-style-name="ce130"/>
        <table:table-row table:style-name="ro1">
          <table:table-cell table:style-name="ce125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31"/>
          <table:covered-table-cell table:number-columns-repeated="4" table:style-name="ce129"/>
          <table:table-cell table:number-columns-repeated="1018"/>
        </table:table-row>
        <table:table-row table:style-name="ro2">
          <table:table-cell table:style-name="ce126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129"/>
          <table:table-cell table:number-columns-repeated="1018"/>
        </table:table-row>
        <table:table-row table:style-name="ro3">
          <table:table-cell table:style-name="ce127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129"/>
          <table:table-cell table:number-columns-repeated="1018"/>
        </table:table-row>
        <table:table-row table:style-name="ro4">
          <table:table-cell table:style-name="ce128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е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129"/>
          <table:table-cell table:number-columns-repeated="1018"/>
        </table:table-row>
        <table:table-row table:style-name="ro5">
          <table:table-cell table:style-name="ce128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129"/>
          <table:table-cell table:number-columns-repeated="1018"/>
        </table:table-row>
        <table:table-row table:style-name="ro6">
          <table:table-cell table:style-name="ce129" office:value-type="string" calcext:value-type="string">
            <text:p>Версия таблицы:</text:p>
          </table:table-cell>
          <table:table-cell table:style-name="ce129" office:value-type="string" calcext:value-type="string">
            <text:p>0.7.0</text:p>
          </table:table-cell>
          <table:table-cell table:number-columns-repeated="1022"/>
        </table:table-row>
        <table:table-row table:style-name="ro6">
          <table:table-cell table:style-name="ce129" office:value-type="string" calcext:value-type="string">
            <text:p>Подходит для версии VOSTOK:</text:p>
          </table:table-cell>
          <table:table-cell table:style-name="ce129" office:value-type="string" calcext:value-type="string">
            <text:p>0.7.0</text:p>
          </table:table-cell>
          <table:table-cell table:number-columns-repeated="1022"/>
        </table:table-row>
        <table:table-row table:style-name="ro7">
          <table:table-cell table:style-name="ce129" office:value-type="string" calcext:value-type="string">
            <text:p>Github VOSTOK:</text:p>
          </table:table-cell>
          <table:table-cell table:style-name="ce129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129" office:value-type="string" calcext:value-type="string">
            <text:p>Новости VOSTOK:</text:p>
          </table:table-cell>
          <table:table-cell table:style-name="ce129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129" office:value-type="string" calcext:value-type="string">
            <text:p>Обсуждение VOSTOK:</text:p>
          </table:table-cell>
          <table:table-cell table:style-name="ce129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office:forms form:automatic-focus="false" form:apply-design-mode="false"/>
        <table:table-column table:style-name="co4" table:default-cell-style-name="ce130"/>
        <table:table-column table:style-name="co5" table:number-columns-repeated="2" table:default-cell-style-name="ce130"/>
        <table:table-column table:style-name="co6" table:default-cell-style-name="ce130"/>
        <table:table-column table:style-name="co4" table:number-columns-repeated="1020" table:default-cell-style-name="ce130"/>
        <table:table-row table:style-name="ro8">
          <table:table-cell table:style-name="ce8" office:value-type="string" calcext:value-type="string">
            <text:p>Параметр</text:p>
          </table:table-cell>
          <table:table-cell table:style-name="ce8" office:value-type="string" calcext:value-type="string" table:number-columns-spanned="2" table:number-rows-spanned="1">
            <text:p>Значение</text:p>
          </table:table-cell>
          <table:covered-table-cell table:style-name="ce8"/>
          <table:table-cell table:style-name="ce8" office:value-type="string" calcext:value-type="string">
            <text:p>Примечание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 table:number-columns-spanned="4" table:number-rows-spanned="1">
            <text:p>Экструдер</text:p>
          </table:table-cell>
          <table:covered-table-cell table:number-columns-repeated="3" table:style-name="ce8"/>
          <table:table-cell table:number-columns-repeated="1020"/>
        </table:table-row>
        <table:table-row table:style-name="ro9">
          <table:table-cell table:style-name="ce9" office:value-type="string" calcext:value-type="string">
            <text:p>Количество экструдеров</text:p>
          </table:table-cell>
          <table:table-cell table:style-name="ce11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53" table:content-validation-name="val12"/>
          <table:table-cell table:style-name="ce16" office:value-type="string" calcext:value-type="string">
            <text:p>1 — обычный одиночный экструдер. Доступны все кинематики</text:p>
            <text:p>2 — IDEX. Доступны кинематики 0.5XY и Hybrid-CoreXY</text:p>
          </table:table-cell>
          <table:table-cell table:style-name="ce38"/>
          <table:table-cell table:style-name="ce148" table:number-columns-repeated="1019"/>
        </table:table-row>
        <table:table-row table:style-name="ro9">
          <table:table-cell table:style-name="ce9" office:value-type="string" calcext:value-type="string">
            <text:p>Подающий механизм</text:p>
          </table:table-cell>
          <table:table-cell table:style-name="ce12" table:content-validation-name="val2" office:value-type="string" calcext:value-type="string" table:number-columns-spanned="2" table:number-rows-spanned="1">
            <text:p>K3D Minifeeder</text:p>
          </table:table-cell>
          <table:covered-table-cell table:style-name="ce53" table:content-validation-name="val13"/>
          <table:table-cell table:style-name="ce36" table:formula="of:=COM.MICROSOFT.IFS([.B4]=[$БД.A3];[$БД.B3];[.B4]=[$БД.A4];[$БД.B4];[.B4]=[$БД.A5];[$БД.B5];[.B4]=[$БД.A6];[$БД.B6]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Хотэнд</text:p>
          </table:table-cell>
          <table:table-cell table:style-name="ce14" table:content-validation-name="val3" office:value-type="string" calcext:value-type="string" table:number-columns-spanned="2" table:number-rows-spanned="1">
            <text:p>E3D Volcano</text:p>
          </table:table-cell>
          <table:covered-table-cell table:style-name="ce53" table:content-validation-name="val13"/>
          <table:table-cell table:style-name="ce16" table:formula="of:=COM.MICROSOFT.IFS([.B5]=[$БД.A10];[$БД.B10];[.B5]=[$БД.A11];[$БД.B11];[.B5]=[$БД.A12];[$БД.B12];[.B5]=[$БД.A13];[$БД.B13];[.B5]=[$БД.A14];[$БД.B14];[.B5]=[$БД.A15];[$БД.B15])" office:value-type="string" office:string-value="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" calcext:value-type="string">
            <text:p>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</text:p>
          </table: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Ось Z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10">
          <table:table-cell table:style-name="ce9" office:value-type="string" calcext:value-type="string">
            <text:p>Желаемая область печати по Х</text:p>
          </table:table-cell>
          <table:table-cell table:style-name="ce21" table:content-validation-name="val4" office:value-type="float" office:value="400" calcext:value-type="float" table:number-columns-spanned="2" table:number-rows-spanned="1">
            <text:p>400 мм</text:p>
          </table:table-cell>
          <table:covered-table-cell table:style-name="ce61" table:content-validation-name="val14"/>
          <table:table-cell table:style-name="ce16" office:value-type="string" calcext:value-type="string">
            <text:p>Определяет размер стола по оси Х в миллиметрах. И в одноэкструдерном, и в IDEX варианте каждый хотэнд сможет использовать весь стол. Единственное исключение — зеркальный режим IDEX, где неиспользуемой останется полоса около 40мм по центру стола</text:p>
          </table:table-cell>
          <table:table-cell table:style-name="ce148" table:number-columns-repeated="1020"/>
        </table:table-row>
        <table:table-row table:style-name="ro10">
          <table:table-cell table:style-name="ce9" office:value-type="string" calcext:value-type="string">
            <text:p>Желаемая область печати по Y</text:p>
          </table:table-cell>
          <table:table-cell table:style-name="ce21" table:content-validation-name="val4" office:value-type="float" office:value="250" calcext:value-type="float" table:number-columns-spanned="2" table:number-rows-spanned="1">
            <text:p>250 мм</text:p>
          </table:table-cell>
          <table:covered-table-cell table:style-name="ce61" table:content-validation-name="val14"/>
          <table:table-cell table:style-name="ce16" office:value-type="string" calcext:value-type="string">
            <text:p>Определяет размер стола по оси Y. Обратите внимание, что ввиду конструктивный особенностей принтера, размер плиты будет увеличен на 50мм. Они не будут использоваться в печати, но в них будут крепежные элементы стола + в них можно будет сделать крепеж съёмного покрытия.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Желаемая область печати по Z</text:p>
          </table:table-cell>
          <table:table-cell table:style-name="ce21" table:content-validation-name="val5" office:value-type="float" office:value="250" calcext:value-type="float" table:number-columns-spanned="2" table:number-rows-spanned="1">
            <text:p>250 мм</text:p>
          </table:table-cell>
          <table:covered-table-cell table:style-name="ce61" table:content-validation-name="val5"/>
          <table:table-cell table:style-name="ce16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Количество точек крепления стола</text:p>
          </table:table-cell>
          <table:table-cell table:style-name="ce22" table:content-validation-name="val6" office:value-type="float" office:value="6" calcext:value-type="float" table:number-columns-spanned="2" table:number-rows-spanned="1">
            <text:p>6</text:p>
          </table:table-cell>
          <table:covered-table-cell table:style-name="ce53" table:content-validation-name="val14"/>
          <table:table-cell table:style-name="ce16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Количество стоек оси Z</text:p>
          </table:table-cell>
          <table:table-cell table:style-name="ce32" table:content-validation-name="val7" office:value-type="float" office:value="2" calcext:value-type="float" table:number-columns-spanned="2" table:number-rows-spanned="1">
            <text:p>2</text:p>
          </table:table-cell>
          <table:covered-table-cell table:style-name="ce53" table:content-validation-name="val9"/>
          <table:table-cell table:style-name="ce16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Количество приводов оси Z</text:p>
          </table:table-cell>
          <table:table-cell table:style-name="ce33" table:content-validation-name="val8" office:value-type="float" office:value="2" calcext:value-type="float" table:number-columns-spanned="2" table:number-rows-spanned="1">
            <text:p>2</text:p>
          </table:table-cell>
          <table:covered-table-cell table:style-name="ce53" table:content-validation-name="val9"/>
          <table:covered-table-cell table:style-name="ce16"/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Электроника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10">
          <table:table-cell table:style-name="ce9" office:value-type="string" calcext:value-type="string">
            <text:p>Материнская плата</text:p>
          </table:table-cell>
          <table:table-cell table:style-name="ce35" table:content-validation-name="val9" office:value-type="string" calcext:value-type="string" table:number-columns-spanned="2" table:number-rows-spanned="1">
            <text:p>Fysetc spider</text:p>
          </table:table-cell>
          <table:covered-table-cell table:style-name="ce53" table:content-validation-name="val9"/>
          <table:table-cell table:style-name="ce16" office:value-type="string" calcext:value-type="string">
            <text:p>На данный момент Fysetc Spider — это единственная официально поддерживаемая плата. Это не значит, что надо брать именно её, принтер можно собирать и на других вариантах. Просто конфигов и схем подключения под другие платы в ближайшее время не будет.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Управляющая плата</text:p>
          </table:table-cell>
          <table:table-cell table:style-name="ce35" table:content-validation-name="val10" office:value-type="string" calcext:value-type="string" table:number-columns-spanned="2" table:number-rows-spanned="1">
            <text:p>Orange Pi Lite</text:p>
          </table:table-cell>
          <table:covered-table-cell table:style-name="ce53" table:content-validation-name="val15"/>
          <table:table-cell table:style-name="ce16" office:value-type="string" calcext:value-type="string">
            <text:p>Ввиду дороговизны плат Raspbeery Pi, для установки внутрь принтера предлагается выбирать платы Orange Pi. В качестве альтернативы может выступить любой компьютер с USB и linux.</text:p>
          </table: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Печатные детали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Плотность филамента для несущих деталей</text:p>
          </table:table-cell>
          <table:table-cell table:style-name="ce39" table:content-validation-name="val11" office:value-type="float" office:value="1.05" calcext:value-type="float" table:number-columns-spanned="2" table:number-rows-spanned="1">
            <text:p>1,05 г/см³</text:p>
          </table:table-cell>
          <table:covered-table-cell table:style-name="ce53" table:content-validation-name="val5"/>
          <table:table-cell table:style-name="ce16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Стоимость филамента для несущих деталей</text:p>
          </table:table-cell>
          <table:table-cell table:style-name="ce40" table:content-validation-name="val5" office:value-type="currency" office:currency="USD" office:value="40" calcext:value-type="currency" table:number-columns-spanned="2" table:number-rows-spanned="1">
            <text:p>$40,00</text:p>
          </table:table-cell>
          <table:covered-table-cell table:style-name="ce41" table:content-validation-name="val5"/>
          <table:covered-table-cell table:style-name="ce16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Плотность филамента для вспомогательных деталей</text:p>
          </table:table-cell>
          <table:table-cell table:style-name="ce39" table:content-validation-name="val11" office:value-type="float" office:value="1.28" calcext:value-type="float" table:number-columns-spanned="2" table:number-rows-spanned="1">
            <text:p>1,28 г/см³</text:p>
          </table:table-cell>
          <table:covered-table-cell table:style-name="ce53" table:content-validation-name="val5"/>
          <table:table-cell table:style-name="ce16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Стоимость филамента для вспомогательный деталей</text:p>
          </table:table-cell>
          <table:table-cell table:style-name="ce40" table:content-validation-name="val5" office:value-type="currency" office:currency="USD" office:value="14" calcext:value-type="currency" table:number-columns-spanned="2" table:number-rows-spanned="1">
            <text:p>$14,00</text:p>
          </table:table-cell>
          <table:covered-table-cell table:style-name="ce41" table:content-validation-name="val5"/>
          <table:covered-table-cell table:style-name="ce16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Константы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Курс доллара</text:p>
          </table:table-cell>
          <table:table-cell table:style-name="ce42" table:content-validation-name="val5" office:value-type="currency" office:currency="RUB" office:value="95" calcext:value-type="currency" table:number-columns-spanned="2" table:number-rows-spanned="1">
            <text:p>95,00 ₽</text:p>
          </table:table-cell>
          <table:covered-table-cell table:style-name="ce41" table:content-validation-name="val5"/>
          <table:table-cell table:style-name="ce16"/>
          <table:table-cell table:style-name="ce148" table:number-columns-repeated="1020"/>
        </table:table-row>
        <table:table-row table:style-name="ro11">
          <table:table-cell table:style-name="ce8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8"/>
          <table:table-cell table:number-columns-repeated="1020"/>
        </table:table-row>
        <table:table-row table:style-name="ro9">
          <table:table-cell table:style-name="ce9" office:value-type="string" calcext:value-type="string">
            <text:p>Габарит X [мм]</text:p>
          </table:table-cell>
          <table:table-cell table:style-name="ce46" table:formula="of:=[$Расчёты.B19]" office:value-type="float" office:value="650" calcext:value-type="float" table:number-columns-spanned="2" table:number-rows-spanned="1">
            <text:p>650 мм</text:p>
          </table:table-cell>
          <table:covered-table-cell table:style-name="ce145"/>
          <table:table-cell table:style-name="ce16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9">
          <table:table-cell table:style-name="ce9" office:value-type="string" calcext:value-type="string">
            <text:p><text:span text:style-name="T2">Габарит Y [мм]</text:span></text:p>
          </table:table-cell>
          <table:table-cell table:style-name="ce46" table:formula="of:=[$Расчёты.B20]" office:value-type="float" office:value="490" calcext:value-type="float" table:number-columns-spanned="2" table:number-rows-spanned="1">
            <text:p>490 мм</text:p>
          </table:table-cell>
          <table:covered-table-cell table:style-name="ce145"/>
          <table:covered-table-cell table:style-name="ce37"/>
          <table:table-cell table:number-columns-repeated="1020"/>
        </table:table-row>
        <table:table-row table:style-name="ro9">
          <table:table-cell table:style-name="ce9" office:value-type="string" calcext:value-type="string">
            <text:p><text:span text:style-name="T3">Габарит Z [мм]</text:span></text:p>
          </table:table-cell>
          <table:table-cell table:style-name="ce46" table:formula="of:=[$Расчёты.B21]" office:value-type="float" office:value="430" calcext:value-type="float" table:number-columns-spanned="2" table:number-rows-spanned="1">
            <text:p>430 мм</text:p>
          </table:table-cell>
          <table:covered-table-cell table:style-name="ce145"/>
          <table:covered-table-cell table:style-name="ce37"/>
          <table:table-cell table:number-columns-repeated="1020"/>
        </table:table-row>
        <table:table-row table:style-name="ro9">
          <table:table-cell table:style-name="ce9" office:value-type="string" calcext:value-type="string">
            <text:p>Цена [$]</text:p>
          </table:table-cell>
          <table:table-cell table:style-name="ce47" table:formula="of:=[$'Покупные изделия'.E68]+SUM([$'Стандартные изделия'.E7:.AM7])+[$'Профиль алюминиевый'.H19]+SUM([$'Печатные изделия'.K2:.K55])" office:value-type="currency" office:currency="USD" office:value="975.952109242105" calcext:value-type="currency">
            <text:p>$975,95</text:p>
          </table:table-cell>
          <table:table-cell table:style-name="ce76" table:formula="of:=[.B27]*[.B22]" office:value-type="currency" office:currency="RUB" office:value="92715.450378" calcext:value-type="currency">
            <text:p>92 715,45 ₽</text:p>
          </table:table-cell>
          <table:table-cell table:style-name="ce16" office:value-type="string" calcext:value-type="string">
            <text:p>Не учтена цена проводки и зашивки</text:p>
          </table:table-cell>
          <table:table-cell table:number-columns-repeated="1020"/>
        </table:table-row>
        <table:table-row table:style-name="ro6" table:number-rows-repeated="1048547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[#REF!]=#REF!;[#REF!]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0">
            <calcext:condition calcext:apply-style-name="Error" calcext:value="formula-is(AND([$Настройки.$B$11]=2;[$Настройки.$B$10]&gt;6))" calcext:base-cell-address="Настройки.B10"/>
          </calcext:conditional-format>
          <calcext:conditional-format calcext:target-range-address="Настройки.B12:Настройки.B12">
            <calcext:condition calcext:apply-style-name="Error" calcext:value="formula-is([$Настройки.$B$12]&gt;[$Настройки.$B$11])" calcext:base-cell-address="Настройки.B12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52"/>
        <table:table-column table:style-name="co8" table:default-cell-style-name="ce59"/>
        <table:table-column table:style-name="co8" table:default-cell-style-name="ce68"/>
        <table:table-column table:style-name="co8" table:default-cell-style-name="ce73"/>
        <table:table-column table:style-name="co8" table:default-cell-style-name="ce59"/>
        <table:table-column table:style-name="co9" table:number-columns-repeated="2" table:default-cell-style-name="ce52"/>
        <table:table-column table:style-name="co10" table:default-cell-style-name="ce81"/>
        <table:table-column table:style-name="co3" table:number-columns-repeated="1016" table:default-cell-style-name="ce52"/>
        <table:table-row table:style-name="ro13">
          <table:table-cell table:style-name="ce85" office:value-type="string" calcext:value-type="string">
            <text:p>Наименование</text:p>
          </table:table-cell>
          <table:table-cell table:style-name="ce95" office:value-type="string" calcext:value-type="string">
            <text:p>Удельная стоимость</text:p>
          </table:table-cell>
          <table:table-cell table:style-name="ce182" office:value-type="string" calcext:value-type="string">
            <text:p>Длина/площадь</text:p>
          </table:table-cell>
          <table:table-cell table:style-name="ce116" office:value-type="string" calcext:value-type="string">
            <text:p>Единиц</text:p>
          </table:table-cell>
          <table:table-cell table:style-name="ce95" office:value-type="string" calcext:value-type="string">
            <text:p>Общая стоимость</text:p>
          </table:table-cell>
          <table:table-cell table:style-name="ce8" office:value-type="string" calcext:value-type="string" table:number-columns-spanned="2" table:number-rows-spanned="1">
            <text:p>Ссылки</text:p>
          </table:table-cell>
          <table:covered-table-cell table:style-name="ce8" office:value-type="string" calcext:value-type="string">
            <text:p>Альт. Ссылка</text:p>
          </table:covered-table-cell>
          <table:table-cell table:style-name="ce85" office:value-type="string" calcext:value-type="string">
            <text:p>Примечание</text:p>
          </table:table-cell>
          <table:table-cell table:style-name="ce75" table:number-columns-repeated="5"/>
          <table:table-cell table:number-columns-repeated="1011"/>
        </table:table-row>
        <table:table-row table:style-name="ro14">
          <table:table-cell table:style-name="ce8" office:value-type="string" calcext:value-type="string" table:number-columns-spanned="8" table:number-rows-spanned="1">
            <text:p>Экструдер</text:p>
          </table:table-cell>
          <table:covered-table-cell table:style-name="ce95"/>
          <table:covered-table-cell table:style-name="ce60"/>
          <table:covered-table-cell table:style-name="ce116"/>
          <table:covered-table-cell table:style-name="ce95"/>
          <table:covered-table-cell table:number-columns-repeated="2" table:style-name="ce8"/>
          <table:covered-table-cell table:style-name="ce85"/>
          <table:table-cell table:style-name="ce75" table:number-columns-repeated="5"/>
          <table:table-cell table:number-columns-repeated="1011"/>
        </table:table-row>
        <table:table-row table:style-name="ro15">
          <table:table-cell table:style-name="ce43" office:value-type="string" calcext:value-type="string" table:number-columns-spanned="8" table:number-rows-spanned="1">
            <text:p>Подающий механизм</text:p>
          </table:table-cell>
          <table:covered-table-cell table:style-name="ce18"/>
          <table:covered-table-cell table:style-name="ce107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85"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30" office:value-type="string" calcext:value-type="string">
            <text:p>Клон BMG</text:p>
          </table:table-cell>
          <table:table-cell table:style-name="ce25" office:value-type="currency" office:currency="USD" office:value="9.2" calcext:value-type="currency">
            <text:p>$9,20</text:p>
          </table:table-cell>
          <table:table-cell table:style-name="ce62"/>
          <table:table-cell table:style-name="ce71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5" table:formula="of:=[.B4]*[.D4]" office:value-type="currency" office:currency="USD" office:value="18.4" calcext:value-type="currency">
            <text:p>$18,40</text:p>
          </table:table-cell>
          <table:table-cell table:style-name="ce137" office:value-type="string" calcext:value-type="string">
            <text:p><text:a xlink:href="https://aliclick.shop/s/ohnu7d" xlink:type="simple">AE</text:a></text:p>
          </table:table-cell>
          <table:table-cell table:style-name="ce137"/>
          <table:table-cell table:style-name="ce136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LGX Lite</text:p>
          </table:table-cell>
          <table:table-cell table:style-name="ce25" office:value-type="currency" office:currency="USD" office:value="57.9" calcext:value-type="currency">
            <text:p>$57,90</text:p>
          </table:table-cell>
          <table:table-cell table:style-name="ce62"/>
          <table:table-cell table:style-name="ce71" table:formula="of:=IF([$Настройки.B4]=[$БД.A3];1;0)*[$Настройки.B3]" office:value-type="float" office:value="0" calcext:value-type="float">
            <text:p>0</text:p>
          </table:table-cell>
          <table:table-cell table:style-name="ce25" table:formula="of:=[.B5]*[.D5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137"/>
          <table:table-cell table:style-name="ce136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Matrix Lite</text:p>
          </table:table-cell>
          <table:table-cell table:style-name="ce25" office:value-type="currency" office:currency="USD" office:value="82.5" calcext:value-type="currency">
            <text:p>$82,50</text:p>
          </table:table-cell>
          <table:table-cell table:style-name="ce62"/>
          <table:table-cell table:style-name="ce71" table:formula="of:=IF([$Настройки.B4]=[$БД.A6];1;0)*[$Настройки.B3]" office:value-type="float" office:value="0" calcext:value-type="float">
            <text:p>0</text:p>
          </table:table-cell>
          <table:table-cell table:style-name="ce25" table:formula="of:=[.B6]*[.D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ie38qs" xlink:type="simple">AE</text:a></text:p>
          </table:table-cell>
          <table:table-cell table:style-name="ce137"/>
          <table:table-cell table:style-name="ce136" office:value-type="string" calcext:value-type="string">
            <text:p>Идёт в комплекте с мотором, хитблоком v6, медным соплом v6, термистором, нагревательным элементом и вентиляторо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 20-23мм</text:p>
          </table:table-cell>
          <table:table-cell table:style-name="ce25" office:value-type="currency" office:currency="USD" office:value="9.8" calcext:value-type="currency">
            <text:p>$9,80</text:p>
          </table:table-cell>
          <table:table-cell table:style-name="ce62"/>
          <table:table-cell table:style-name="ce71" table:formula="of:=IF([$Настройки.B4]=[$БД.A5];1;0)*[$Настройки.B3]" office:value-type="float" office:value="0" calcext:value-type="float">
            <text:p>0</text:p>
          </table:table-cell>
          <table:table-cell table:style-name="ce25" table:formula="of:=[.B7]*[.D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a9brx5" xlink:type="simple">AE</text:a></text:p>
          </table:table-cell>
          <table:table-cell table:style-name="ce137"/>
          <table:table-cell table:style-name="ce136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4 17-20мм</text:p>
          </table:table-cell>
          <table:table-cell table:style-name="ce25" office:value-type="currency" office:currency="USD" office:value="23.2" calcext:value-type="currency">
            <text:p>$23,20</text:p>
          </table:table-cell>
          <table:table-cell table:style-name="ce62"/>
          <table:table-cell table:style-name="ce71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25" table:formula="of:=[.B8]*[.D8]" office:value-type="currency" office:currency="USD" office:value="46.4" calcext:value-type="currency">
            <text:p>$46,40</text:p>
          </table:table-cell>
          <table:table-cell table:style-name="ce137" office:value-type="string" calcext:value-type="string">
            <text:p><text:a xlink:href="https://aliclick.shop/s/ulae3y" xlink:type="simple">AE</text:a></text:p>
          </table:table-cell>
          <table:table-cell table:style-name="ce137"/>
          <table:table-cell table:style-name="ce136" office:value-type="string" calcext:value-type="string">
            <text:p>Для вариантов с LGX Lite или Minifeeder. Обязательна запрессованная на вал мотора 10-зубая шестерня.</text:p>
          </table:table-cell>
          <table:table-cell table:number-columns-repeated="1016"/>
        </table:table-row>
        <table:table-row table:style-name="ro15">
          <table:table-cell table:style-name="ce43" office:value-type="string" calcext:value-type="string" table:number-columns-spanned="8" table:number-rows-spanned="1">
            <text:p>Хотэнд</text:p>
          </table:table-cell>
          <table:covered-table-cell table:style-name="ce18"/>
          <table:covered-table-cell table:style-name="ce107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78"/>
          <table:table-cell table:number-columns-repeated="1016"/>
        </table:table-row>
        <table:table-row table:style-name="ro7">
          <table:table-cell table:style-name="ce30" office:value-type="string" calcext:value-type="string">
            <text:p>Радиатор e3d v6</text:p>
          </table:table-cell>
          <table:table-cell table:style-name="ce25" office:value-type="currency" office:currency="USD" office:value="3.7" calcext:value-type="currency">
            <text:p>$3,70</text:p>
          </table:table-cell>
          <table:table-cell table:style-name="ce62"/>
          <table:table-cell table:style-name="ce71" table:formula="of:=IF([$Настройки.B4]=[$БД.A6];0;COM.MICROSOFT.IFS([$Настройки.B5]=[$БД.A10];1;[$Настройки.B5]=[$БД.A11];1;1;0)*[$Настройки.B3])" office:value-type="float" office:value="2" calcext:value-type="float">
            <text:p>2</text:p>
          </table:table-cell>
          <table:table-cell table:style-name="ce25" table:formula="of:=[.B10]*[.D10]" office:value-type="currency" office:currency="USD" office:value="7.4" calcext:value-type="currency">
            <text:p>$7,40</text:p>
          </table:table-cell>
          <table:table-cell table:style-name="ce137" office:value-type="string" calcext:value-type="string">
            <text:p><text:a xlink:href="https://aliclick.shop/s/ulae4p" xlink:type="simple">AE</text:a></text:p>
          </table:table-cell>
          <table:table-cell table:style-name="ce137"/>
          <table:table-cell table:style-name="ce136" office:value-type="string" calcext:value-type="string">
            <text:p>Для головы с BMG используется как есть. Для облегченной печатающей головы необходима доработка.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Термобарьер e3d v6</text:p>
          </table:table-cell>
          <table:table-cell table:style-name="ce25" office:value-type="currency" office:currency="USD" office:value="4.2" calcext:value-type="currency">
            <text:p>$4,20</text:p>
          </table:table-cell>
          <table:table-cell table:style-name="ce62"/>
          <table:table-cell table:style-name="ce71" table:formula="of:=[.D10]" office:value-type="float" office:value="2" calcext:value-type="float">
            <text:p>2</text:p>
          </table:table-cell>
          <table:table-cell table:style-name="ce25" table:formula="of:=[.B11]*[.D11]" office:value-type="currency" office:currency="USD" office:value="8.4" calcext:value-type="currency">
            <text:p>$8,40</text:p>
          </table:table-cell>
          <table:table-cell table:style-name="ce137" office:value-type="string" calcext:value-type="string">
            <text:p><text:a xlink:href="https://aliclick.shop/s/mggz0z" xlink:type="simple">AE</text:a></text:p>
          </table:table-cell>
          <table:table-cell table:style-name="ce137"/>
          <table:table-cell table:style-name="ce136" office:value-type="string" calcext:value-type="string">
            <text:p>Титановое цельнометаллическое как оптимум цена/качество. Биметалл сталь+медь для максимальных характеристик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Хитблок e3d v6</text:p>
          </table:table-cell>
          <table:table-cell table:style-name="ce25" office:value-type="currency" office:currency="USD" office:value="1.3" calcext:value-type="currency">
            <text:p>$1,30</text:p>
          </table:table-cell>
          <table:table-cell table:style-name="ce62"/>
          <table:table-cell table:style-name="ce71" table:formula="of:=COM.MICROSOFT.IFS([$Настройки.B4]=[$БД.A6];0;[$Настройки.B5]=[$БД.A10];1;1;0)*[$Настройки.B3]" office:value-type="float" office:value="0" calcext:value-type="float">
            <text:p>0</text:p>
          </table:table-cell>
          <table:table-cell table:style-name="ce25" table:formula="of:=[.B12]*[.D12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ul8fus" xlink:type="simple">AE</text:a></text:p>
          </table:table-cell>
          <table:table-cell table:style-name="ce137"/>
          <table:table-cell table:style-name="ce136" office:value-type="string" calcext:value-type="string" table:number-columns-spanned="1" table:number-rows-spanned="2">
            <text:p>Алюминиевые хитблоки — оптимум по цена/масса/качество. Медные, латунные и так далее не нужны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Хитблок e3d volcano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62"/>
          <table:table-cell table:style-name="ce71" table:formula="of:=COM.MICROSOFT.IFS([$Настройки.B5]=[$БД.A11];1;[$Настройки.B5]=[$БД.A15];1;1;0)*[$Настройки.B3]" office:value-type="float" office:value="2" calcext:value-type="float">
            <text:p>2</text:p>
          </table:table-cell>
          <table:table-cell table:style-name="ce25" table:formula="of:=[.B13]*[.D13]" office:value-type="currency" office:currency="USD" office:value="4.4" calcext:value-type="currency">
            <text:p>$4,40</text:p>
          </table:table-cell>
          <table:table-cell table:style-name="ce137" office:value-type="string" calcext:value-type="string">
            <text:p><text:a xlink:href="https://aliclick.shop/s/db60uq" xlink:type="simple">AE</text:a></text:p>
          </table:table-cell>
          <table:table-cell table:style-name="ce137"/>
          <table:covered-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Сопло e3d v6</text:p>
          </table:table-cell>
          <table:table-cell table:style-name="ce25" office:value-type="currency" office:currency="USD" office:value="2.1" calcext:value-type="currency">
            <text:p>$2,10</text:p>
          </table:table-cell>
          <table:table-cell table:style-name="ce62"/>
          <table:table-cell table:style-name="ce71" table:formula="of:=[.D12]" office:value-type="float" office:value="0" calcext:value-type="float">
            <text:p>0</text:p>
          </table:table-cell>
          <table:table-cell table:style-name="ce25" table:formula="of:=[.B14]*[.D14]" office:value-type="currency" office:currency="USD" office:value="0" calcext:value-type="currency">
            <text:p>$0,00</text:p>
          </table:table-cell>
          <table:table-cell table:style-name="ce75" office:value-type="string" calcext:value-type="string">
            <text:p><text:a xlink:href="https://aliclick.shop/s/24kax3" xlink:type="simple">AE</text:a></text:p>
          </table:table-cell>
          <table:table-cell table:style-name="ce137" office:value-type="string" calcext:value-type="string">
            <text:p><text:a xlink:href="https://aliclick.shop/s/nh2emi" xlink:type="simple">AE</text:a></text:p>
          </table:table-cell>
          <table:table-cell table:style-name="ce136" office:value-type="string" calcext:value-type="string" table:number-columns-spanned="1" table:number-rows-spanned="2">
            <text:p>Для печати монофиламентами лучше всего латунные сопла. Для печати композитами закалённые стальные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Сопло e3d volcano</text:p>
          </table:table-cell>
          <table:table-cell table:style-name="ce25" office:value-type="currency" office:currency="USD" office:value="2.3" calcext:value-type="currency">
            <text:p>$2,30</text:p>
          </table:table-cell>
          <table:table-cell table:style-name="ce62"/>
          <table:table-cell table:style-name="ce71" table:formula="of:=[.D13]" office:value-type="float" office:value="2" calcext:value-type="float">
            <text:p>2</text:p>
          </table:table-cell>
          <table:table-cell table:style-name="ce25" table:formula="of:=[.B15]*[.D15]" office:value-type="currency" office:currency="USD" office:value="4.6" calcext:value-type="currency">
            <text:p>$4,60</text:p>
          </table:table-cell>
          <table:table-cell table:style-name="ce137" office:value-type="string" calcext:value-type="string">
            <text:p><text:a xlink:href="https://aliclick.shop/s/gcybot" xlink:type="simple">AE</text:a></text:p>
          </table:table-cell>
          <table:table-cell table:style-name="ce137" office:value-type="string" calcext:value-type="string">
            <text:p><text:a xlink:href="https://aliclick.shop/s/24kb3r" xlink:type="simple">AE</text:a></text:p>
          </table:table-cell>
          <table:covered-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Термистор</text:p>
          </table:table-cell>
          <table:table-cell table:style-name="ce25" office:value-type="currency" office:currency="USD" office:value="2.1" calcext:value-type="currency">
            <text:p>$2,10</text:p>
          </table:table-cell>
          <table:table-cell table:style-name="ce62"/>
          <table:table-cell table:style-name="ce71" table:formula="of:=[.D17]+[.D18]" office:value-type="float" office:value="2" calcext:value-type="float">
            <text:p>2</text:p>
          </table:table-cell>
          <table:table-cell table:style-name="ce25" table:formula="of:=[.B16]*[.D16]" office:value-type="currency" office:currency="USD" office:value="4.2" calcext:value-type="currency">
            <text:p>$4,20</text:p>
          </table:table-cell>
          <table:table-cell table:style-name="ce137" office:value-type="string" calcext:value-type="string">
            <text:p><text:a xlink:href="https://aliclick.shop/s/357ovp" xlink:type="simple">AE</text:a></text:p>
          </table:table-cell>
          <table:table-cell table:style-name="ce137"/>
          <table:table-cell table:style-name="ce136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Нагревательный элемент 24в 40Вт</text:p>
          </table:table-cell>
          <table:table-cell table:style-name="ce25" office:value-type="currency" office:currency="USD" office:value="1.9" calcext:value-type="currency">
            <text:p>$1,90</text:p>
          </table:table-cell>
          <table:table-cell table:style-name="ce62"/>
          <table:table-cell table:style-name="ce71" table:formula="of:=IF([$Настройки.B5]&lt;&gt;[$БД.A13];[$Настройки.B3]-[.D18];0)" office:value-type="float" office:value="2" calcext:value-type="float">
            <text:p>2</text:p>
          </table:table-cell>
          <table:table-cell table:style-name="ce25" table:formula="of:=[.B17]*[.D17]" office:value-type="currency" office:currency="USD" office:value="3.8" calcext:value-type="currency">
            <text:p>$3,80</text:p>
          </table:table-cell>
          <table:table-cell table:style-name="ce137" office:value-type="string" calcext:value-type="string">
            <text:p><text:a xlink:href="https://aliclick.shop/s/45t4i8" xlink:type="simple">AE</text:a></text:p>
          </table:table-cell>
          <table:table-cell table:style-name="ce137"/>
          <table:table-cell table:style-name="ce136" office:value-type="string" calcext:value-type="string" table:number-columns-spanned="1" table:number-rows-spanned="2">
            <text:p>Для обычных хотэндов 40Вт нагреватель безопаснее. Дракону 40Вт мало из-за паразитного отбора тепла на внешний радиатор.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Нагревательный элемент 24в 50Вт</text:p>
          </table:table-cell>
          <table:table-cell table:style-name="ce25" office:value-type="currency" office:currency="USD" office:value="2.8" calcext:value-type="currency">
            <text:p>$2,80</text:p>
          </table:table-cell>
          <table:table-cell table:style-name="ce62"/>
          <table:table-cell table:style-name="ce71" table:formula="of:=[.D19]" office:value-type="float" office:value="0" calcext:value-type="float">
            <text:p>0</text:p>
          </table:table-cell>
          <table:table-cell table:style-name="ce25" table:formula="of:=[.B18]*[.D18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56ek3r" xlink:type="simple">AE</text:a></text:p>
          </table:table-cell>
          <table:table-cell table:style-name="ce137"/>
          <table:covered-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Dragon ST/HF</text:p>
          </table:table-cell>
          <table:table-cell table:style-name="ce25" office:value-type="currency" office:currency="USD" office:value="75" calcext:value-type="currency">
            <text:p>$75,00</text:p>
          </table:table-cell>
          <table:table-cell table:style-name="ce62"/>
          <table:table-cell table:style-name="ce71" table:formula="of:=IF([$Настройки.B5]=[$БД.A12];1;0)*[$Настройки.B3]" office:value-type="float" office:value="0" calcext:value-type="float">
            <text:p>0</text:p>
          </table:table-cell>
          <table:table-cell table:style-name="ce25" table:formula="of:=[.B19]*[.D19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45r63e" xlink:type="simple">AE</text:a></text:p>
          </table:table-cell>
          <table:table-cell table:style-name="ce137" office:value-type="string" calcext:value-type="string">
            <text:p><text:a xlink:href="https://aliclick.shop/s/77lnqz" xlink:type="simple">AE</text:a></text:p>
          </table:table-cell>
          <table:table-cell table:style-name="ce136" office:value-type="string" calcext:value-type="string">
            <text:p>В комплекте медное никелированное сопло. Требует нагревателя 50+ Вт. Нельзя поставить хитблок вулкан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Dragonfly BMO</text:p>
          </table:table-cell>
          <table:table-cell table:style-name="ce25" office:value-type="currency" office:currency="USD" office:value="57.5" calcext:value-type="currency">
            <text:p>$57,50</text:p>
          </table:table-cell>
          <table:table-cell table:style-name="ce62"/>
          <table:table-cell table:style-name="ce71" table:formula="of:=COM.MICROSOFT.IFS([$Настройки.B5]=[$БД.A14];1;[$Настройки.B5]=[$БД.A15];1;1;0)*[$Настройки.B3]" office:value-type="float" office:value="0" calcext:value-type="float">
            <text:p>0</text:p>
          </table:table-cell>
          <table:table-cell table:style-name="ce25" table:formula="of:=[.B20]*[.D20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fccw44" xlink:type="simple">AE</text:a></text:p>
          </table:table-cell>
          <table:table-cell table:style-name="ce137"/>
          <table:table-cell table:style-name="ce136" office:value-type="string" calcext:value-type="string">
            <text:p>В комплекте хитблок а-ля e3d v6 и медное никелированное сопло. Можно поставить хитблок вулкан</text:p>
          </table:table-cell>
          <table:table-cell table:number-columns-repeated="1016"/>
        </table:table-row>
        <table:table-row table:style-name="ro16">
          <table:table-cell table:style-name="ce30" office:value-type="string" calcext:value-type="string">
            <text:p>Rapido HF</text:p>
          </table:table-cell>
          <table:table-cell table:style-name="ce25" office:value-type="currency" office:currency="USD" office:value="98" calcext:value-type="currency">
            <text:p>$98,00</text:p>
          </table:table-cell>
          <table:table-cell table:style-name="ce62"/>
          <table:table-cell table:style-name="ce71" table:formula="of:=IF([$Настройки.B5]=[$БД.A13];1;0)*[$Настройки.B3]" office:value-type="float" office:value="0" calcext:value-type="float">
            <text:p>0</text:p>
          </table:table-cell>
          <table:table-cell table:style-name="ce25" table:formula="of:=[.B21]*[.D21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ynm68e" xlink:type="simple">AE</text:a></text:p>
          </table:table-cell>
          <table:table-cell table:style-name="ce137"/>
          <table:table-cell table:style-name="ce136" office:value-type="string" calcext:value-type="string">
            <text:p>Хитблок, нагреватель и термистор интегрированы в хотэнд, в комплекте медное никелированное сопло. Под версию UHF на данный момент не спроектированы сопла системы охлаждения, но её установка в целом возможна</text:p>
          </table:table-cell>
          <table:table-cell table:number-columns-repeated="1016"/>
        </table:table-row>
        <table:table-row table:style-name="ro6">
          <table:table-cell table:style-name="ce43" office:value-type="string" calcext:value-type="string" table:number-columns-spanned="8" table:number-rows-spanned="1">
            <text:p>Система охлаждения</text:p>
          </table:table-cell>
          <table:covered-table-cell table:style-name="ce18"/>
          <table:covered-table-cell table:style-name="ce107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79"/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5015 24в</text:p>
          </table:table-cell>
          <table:table-cell table:style-name="ce25" office:value-type="currency" office:currency="USD" office:value="3.5" calcext:value-type="currency">
            <text:p>$3,50</text:p>
          </table:table-cell>
          <table:table-cell table:style-name="ce210"/>
          <table:table-cell table:style-name="ce70" table:formula="of:=COM.MICROSOFT.IFS([$Настройки.B4]=[$БД.A3];2;[$Настройки.B4]=[$БД.A4];2;[$Настройки.B4]=[$БД.A5];1;[$Настройки.B4]=[$БД.A6];1;1;&quot;Ошибка&quot;)*[$Настройки.B3]" office:value-type="float" office:value="4" calcext:value-type="float">
            <text:p>4</text:p>
          </table:table-cell>
          <table:table-cell table:style-name="ce25" table:formula="of:=[.B23]*[.D23]" office:value-type="currency" office:currency="USD" office:value="14" calcext:value-type="currency">
            <text:p>$14,00</text:p>
          </table:table-cell>
          <table:table-cell table:style-name="ce137" office:value-type="string" calcext:value-type="string">
            <text:p><text:a xlink:href="https://aliclick.shop/s/ebrgt0" xlink:type="simple">AE</text:a></text:p>
          </table:table-cell>
          <table:table-cell table:style-name="ce137" office:value-type="string" calcext:value-type="string">
            <text:p><text:a xlink:href="https://aliclick.shop/s/24m9j9" xlink:type="simple">AE</text:a></text:p>
          </table:table-cell>
          <table:table-cell table:style-name="ce136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4010 24в</text:p>
          </table:table-cell>
          <table:table-cell table:style-name="ce25" office:value-type="currency" office:currency="USD" office:value="6.3" calcext:value-type="currency">
            <text:p>$6,30</text:p>
          </table:table-cell>
          <table:table-cell table:style-name="ce210"/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24]*[.D24]" office:value-type="currency" office:currency="USD" office:value="12.6" calcext:value-type="currency">
            <text:p>$12,60</text:p>
          </table:table-cell>
          <table:table-cell table:style-name="ce137" office:value-type="string" calcext:value-type="string">
            <text:p><text:a xlink:href="https://aliclick.shop/s/77lghb" xlink:type="simple">AE</text:a></text:p>
          </table:table-cell>
          <table:table-cell table:style-name="ce137" office:value-type="string" calcext:value-type="string">
            <text:p><text:a xlink:href="https://www.dns-shop.ru/product/3070e9edaed38a5a/ventilator-noctua-nf-a4x10/" xlink:type="simple">DNS</text:a></text:p>
          </table:table-cell>
          <table: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Трубка PTFE ID2 OD4</text:p>
          </table:table-cell>
          <table:table-cell table:style-name="ce54" table:formula="of:=2.9/1000" office:value-type="currency" office:currency="USD" office:value="0.0029" calcext:value-type="currency">
            <text:p>$0,0029</text:p>
          </table:table-cell>
          <table:table-cell table:style-name="ce63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25]*[.C25]*[.D25]" office:value-type="currency" office:currency="USD" office:value="3.654" calcext:value-type="currency">
            <text:p>$3,65</text:p>
          </table:table-cell>
          <table:table-cell table:style-name="ce137" office:value-type="string" calcext:value-type="string">
            <text:p><text:a xlink:href="https://aliclick.shop/s/wmh9rr" xlink:type="simple">AE</text:a></text:p>
          </table:table-cell>
          <table:table-cell table:style-name="ce137"/>
          <table:table-cell table:style-name="ce136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агнит D10 L1</text:p>
          </table:table-cell>
          <table:table-cell table:style-name="ce25" table:formula="of:=20/[Настройки.$B$22]" office:value-type="currency" office:currency="USD" office:value="0.210526315789474" calcext:value-type="currency">
            <text:p>$0,21</text:p>
          </table:table-cell>
          <table:table-cell table:style-name="ce210"/>
          <table:table-cell table:style-name="ce70" table:formula="of:=IF([$Настройки.B4]=[$БД.A5];[$Настройки.B3]*2;0)" office:value-type="float" office:value="0" calcext:value-type="float">
            <text:p>0</text:p>
          </table:table-cell>
          <table:table-cell table:style-name="ce25" table:formula="of:=[.B26]*[.D2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7"/>
          <table:table-cell table:style-name="ce136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6"/>
        </table:table-row>
        <table:table-row table:style-name="ro14">
          <table:table-cell table:style-name="ce44" office:value-type="string" calcext:value-type="string" table:number-columns-spanned="8" table:number-rows-spanned="1">
            <text:p>Ось X</text:p>
          </table:table-cell>
          <table:covered-table-cell table:style-name="ce18"/>
          <table:covered-table-cell table:style-name="ce107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136"/>
          <table:table-cell table:number-columns-repeated="1016"/>
        </table:table-row>
        <table:table-row table:style-name="ro6">
          <table:table-cell table:style-name="ce30" office:value-type="string" calcext:value-type="string">
            <text:p>Рельса MGN9</text:p>
          </table:table-cell>
          <table:table-cell table:style-name="ce25" office:value-type="currency" office:currency="USD" office:value="0.0986" calcext:value-type="currency">
            <text:p>$0,10</text:p>
          </table:table-cell>
          <table:table-cell table:style-name="ce63" table:formula="of:=CEILING([$Настройки.B7]+100;10)" office:value-type="float" office:value="500" calcext:value-type="float">
            <text:p>500 мм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28]*[.C28]*[.D28]" office:value-type="currency" office:currency="USD" office:value="49.3" calcext:value-type="currency">
            <text:p>$49,30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36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Каретка MGN9H преднатяг Z0</text:p>
          </table:table-cell>
          <table:table-cell table:style-name="ce25" office:value-type="currency" office:currency="USD" office:value="15.8" calcext:value-type="currency">
            <text:p>$15,80</text:p>
          </table:table-cell>
          <table:table-cell table:style-name="ce210"/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29]*[.D29]" office:value-type="currency" office:currency="USD" office:value="31.6" calcext:value-type="currency">
            <text:p>$31,60</text:p>
          </table:table-cell>
          <table:table-cell table:number-columns-repeated="2" table:style-name="ce137" office:value-type="string" calcext:value-type="string">
            <text:p>N/A</text:p>
          </table:table-cell>
          <table:covered-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; 38-60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64"/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30]*[.D30]" office:value-type="currency" office:currency="USD" office:value="13.8" calcext:value-type="currency">
            <text:p>$13,8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36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Шкив 2GT; вн.диам. 5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210"/>
          <table:table-cell table:style-name="ce70" table:formula="of:=[.D30]" office:value-type="float" office:value="2" calcext:value-type="float">
            <text:p>2</text:p>
          </table:table-cell>
          <table:table-cell table:style-name="ce25" table:formula="of:=[.B31]*[.D31]" office:value-type="currency" office:currency="USD" office:value="5" calcext:value-type="currency">
            <text:p>$5,0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Ремень 2GT; 9-10мм</text:p>
          </table:table-cell>
          <table:table-cell table:style-name="ce55" office:value-type="currency" office:currency="USD" office:value="0.00437" calcext:value-type="currency">
            <text:p>$0,00437</text:p>
          </table:table-cell>
          <table:table-cell table:style-name="ce63" table:formula="of:=3*([.C28]+80)+3*([$Настройки.B8]+120)" office:value-type="float" office:value="2850" calcext:value-type="float">
            <text:p>2850 мм</text:p>
          </table:table-cell>
          <table:table-cell table:style-name="ce70" table:formula="of:=[.D31]" office:value-type="float" office:value="2" calcext:value-type="float">
            <text:p>2</text:p>
          </table:table-cell>
          <table:table-cell table:style-name="ce25" table:formula="of:=[.B32]*[.C32]*[.D32]" office:value-type="currency" office:currency="USD" office:value="24.909" calcext:value-type="currency">
            <text:p>$24,91</text:p>
          </table:table-cell>
          <table:table-cell table:style-name="ce137" office:value-type="string" calcext:value-type="string">
            <text:p><text:a xlink:href="https://aliclick.shop/s/rji49j" xlink:type="simple">AE</text:a></text:p>
          </table:table-cell>
          <table:table-cell table:style-name="ce137" office:value-type="string" calcext:value-type="string">
            <text:p><text:a xlink:href="https://aliclick.shop/s/sk3jwb" xlink:type="simple">AE</text:a></text:p>
          </table:table-cell>
          <table:table-cell table:style-name="ce136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6"/>
        </table:table-row>
        <table:table-row table:style-name="ro14">
          <table:table-cell table:style-name="ce44" office:value-type="string" calcext:value-type="string" table:number-columns-spanned="8" table:number-rows-spanned="1">
            <text:p>Ось Y</text:p>
          </table:table-cell>
          <table:covered-table-cell table:style-name="ce18"/>
          <table:covered-table-cell table:style-name="ce107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136"/>
          <table:table-cell table:number-columns-repeated="1016"/>
        </table:table-row>
        <table:table-row table:style-name="ro6">
          <table:table-cell table:style-name="ce45" office:value-type="string" calcext:value-type="string">
            <text:p>Рельса MGN12</text:p>
          </table:table-cell>
          <table:table-cell table:style-name="ce56" office:value-type="currency" office:currency="USD" office:value="0.1152" calcext:value-type="currency">
            <text:p>$0,12</text:p>
          </table:table-cell>
          <table:table-cell table:style-name="ce64" table:formula="of:=[$Настройки.B8]+50" office:value-type="float" office:value="300" calcext:value-type="float">
            <text:p>300 мм</text:p>
          </table:table-cell>
          <table:table-cell table:style-name="ce72" office:value-type="float" office:value="2" calcext:value-type="float">
            <text:p>2</text:p>
          </table:table-cell>
          <table:table-cell table:style-name="ce25" table:formula="of:=[.B34]*[.C34]*[.D34]" office:value-type="currency" office:currency="USD" office:value="69.12" calcext:value-type="currency">
            <text:p>$69,12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36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Каретка MGN12 с преднатягом Z0</text:p>
          </table:table-cell>
          <table:table-cell table:style-name="ce56" office:value-type="currency" office:currency="USD" office:value="18.8" calcext:value-type="currency">
            <text:p>$18,80</text:p>
          </table:table-cell>
          <table:table-cell table:style-name="ce64"/>
          <table:table-cell table:style-name="ce72" table:formula="of:=[.D34]" office:value-type="float" office:value="2" calcext:value-type="float">
            <text:p>2</text:p>
          </table:table-cell>
          <table:table-cell table:style-name="ce25" table:formula="of:=[.B35]*[.D35]" office:value-type="currency" office:currency="USD" office:value="37.6" calcext:value-type="currency">
            <text:p>$37,60</text:p>
          </table:table-cell>
          <table:table-cell table:number-columns-repeated="2" table:style-name="ce137" office:value-type="string" calcext:value-type="string">
            <text:p>N/A</text:p>
          </table:table-cell>
          <table:covered-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; 38-60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36]*[.D36]" office:value-type="currency" office:currency="USD" office:value="6.9" calcext:value-type="currency">
            <text:p>$6,9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36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Вал диаметр 8 мм</text:p>
          </table:table-cell>
          <table:table-cell table:style-name="ce57" office:value-type="currency" office:currency="USD" office:value="0.022" calcext:value-type="currency">
            <text:p>$0,022</text:p>
          </table:table-cell>
          <table:table-cell table:style-name="ce64" table:formula="of:=[$Настройки.B7]+200" office:value-type="float" office:value="600" calcext:value-type="float">
            <text:p>600 мм</text:p>
          </table:table-cell>
          <table:table-cell table:style-name="ce72" office:value-type="float" office:value="1" calcext:value-type="float">
            <text:p>1</text:p>
          </table:table-cell>
          <table:table-cell table:style-name="ce25" table:formula="of:=[.B37]*[.C37]*[.D37]" office:value-type="currency" office:currency="USD" office:value="13.2" calcext:value-type="currency">
            <text:p>$13,20</text:p>
          </table:table-cell>
          <table:table-cell table:style-name="ce134" office:value-type="string" calcext:value-type="string">
            <text:p><text:a xlink:href="https://aliclick.shop/s/b9z6wo" xlink:type="simple">AE</text:a></text:p>
          </table:table-cell>
          <table:table-cell table:style-name="ce134"/>
          <table:table-cell table:style-name="ce139"/>
          <table:table-cell table:number-columns-repeated="1016"/>
        </table:table-row>
        <table:table-row table:style-name="ro7">
          <table:table-cell table:style-name="ce45" office:value-type="string" calcext:value-type="string">
            <text:p>Шкив 2GT; вн.диам. 5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112"/>
          <table:table-cell table:style-name="ce72" office:value-type="float" office:value="1" calcext:value-type="float">
            <text:p>1</text:p>
          </table:table-cell>
          <table:table-cell table:style-name="ce25" table:formula="of:=[.B38]*[.D38]" office:value-type="currency" office:currency="USD" office:value="2.5" calcext:value-type="currency">
            <text:p>$2,5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9"/>
          <table:table-cell table:number-columns-repeated="1016"/>
        </table:table-row>
        <table:table-row table:style-name="ro7">
          <table:table-cell table:style-name="ce45" office:value-type="string" calcext:value-type="string">
            <text:p>Шкив 2GT; вн.диам. 8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112"/>
          <table:table-cell table:style-name="ce72" office:value-type="float" office:value="3" calcext:value-type="float">
            <text:p>3</text:p>
          </table:table-cell>
          <table:table-cell table:style-name="ce25" table:formula="of:=[.B39]*[.D39]" office:value-type="currency" office:currency="USD" office:value="7.5" calcext:value-type="currency">
            <text:p>$7,5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9"/>
          <table:table-cell table:number-columns-repeated="1016"/>
        </table:table-row>
        <table:table-row table:style-name="ro7">
          <table:table-cell table:style-name="ce30" office:value-type="string" calcext:value-type="string">
            <text:p>Ремень 2GT; 9-10мм; открытый</text:p>
          </table:table-cell>
          <table:table-cell table:style-name="ce55" office:value-type="currency" office:currency="USD" office:value="0.00437" calcext:value-type="currency">
            <text:p>$0,00437</text:p>
          </table:table-cell>
          <table:table-cell table:style-name="ce63" table:formula="of:=2*([$Настройки.B8]+120)" office:value-type="float" office:value="740" calcext:value-type="float">
            <text:p>740 мм</text:p>
          </table:table-cell>
          <table:table-cell table:style-name="ce70" office:value-type="float" office:value="2" calcext:value-type="float">
            <text:p>2</text:p>
          </table:table-cell>
          <table:table-cell table:style-name="ce25" table:formula="of:=[.B40]*[.C40]*[.D40]" office:value-type="currency" office:currency="USD" office:value="6.4676" calcext:value-type="currency">
            <text:p>$6,47</text:p>
          </table:table-cell>
          <table:table-cell table:style-name="ce137" office:value-type="string" calcext:value-type="string">
            <text:p><text:a xlink:href="https://aliclick.shop/s/rji49j" xlink:type="simple">AE</text:a></text:p>
          </table:table-cell>
          <table:table-cell table:style-name="ce137"/>
          <table:table-cell table:style-name="ce136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Ремень 2GT; 9-10мм; кольцо 150мм (75 зубов)</text:p>
          </table:table-cell>
          <table:table-cell table:style-name="ce25" table:formula="of:=9/5" office:value-type="currency" office:currency="USD" office:value="1.8" calcext:value-type="currency">
            <text:p>$1,8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41]*[.D41]" office:value-type="currency" office:currency="USD" office:value="1.8" calcext:value-type="currency">
            <text:p>$1,80</text:p>
          </table:table-cell>
          <table:table-cell table:style-name="ce137" office:value-type="string" calcext:value-type="string">
            <text:p><text:a xlink:href="https://aliclick.shop/s/140uoz" xlink:type="simple">AE</text:a></text:p>
          </table:table-cell>
          <table:table-cell table:style-name="ce137"/>
          <table:table-cell table:style-name="ce136"/>
          <table:table-cell table:number-columns-repeated="1016"/>
        </table:table-row>
        <table:table-row table:style-name="ro14">
          <table:table-cell table:style-name="ce44" office:value-type="string" calcext:value-type="string" table:number-columns-spanned="8" table:number-rows-spanned="1">
            <text:p>Ось Z</text:p>
          </table:table-cell>
          <table:covered-table-cell table:style-name="ce56"/>
          <table:covered-table-cell table:style-name="ce112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9"/>
          <table:table-cell table:number-columns-repeated="1016"/>
        </table:table-row>
        <table:table-row table:style-name="ro7">
          <table:table-cell table:style-name="ce45" office:value-type="string" calcext:value-type="string">
            <text:p>Каретка Openbuilds в сборе</text:p>
          </table:table-cell>
          <table:table-cell table:style-name="ce58" office:value-type="currency" office:currency="USD" office:value="8.4" calcext:value-type="currency">
            <text:p>$8,40</text:p>
          </table:table-cell>
          <table:table-cell table:style-name="ce66"/>
          <table:table-cell table:style-name="ce66" table:formula="of:=[$Настройки.B11]" office:value-type="float" office:value="2" calcext:value-type="float">
            <text:p>2</text:p>
          </table:table-cell>
          <table:table-cell table:style-name="ce25" table:formula="of:=[.B43]*[.D43]" office:value-type="currency" office:currency="USD" office:value="16.8" calcext:value-type="currency">
            <text:p>$16,80</text:p>
          </table:table-cell>
          <table:table-cell table:style-name="ce134" office:value-type="string" calcext:value-type="string">
            <text:p><text:a xlink:href="https://aliclick.shop/s/pib9kn" xlink:type="simple">AE</text:a></text:p>
          </table:table-cell>
          <table:table-cell table:style-name="ce134"/>
          <table:table-cell table:style-name="ce139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Винт Tr8x2</text:p>
          </table:table-cell>
          <table:table-cell table:style-name="ce56" table:formula="of:=3.74/300" office:value-type="currency" office:currency="USD" office:value="0.0124666666666667" calcext:value-type="currency">
            <text:p>$0,01</text:p>
          </table:table-cell>
          <table:table-cell table:style-name="ce63" table:formula="of:=CEILING([$Настройки.B9]+30;50)" office:value-type="float" office:value="300" calcext:value-type="float">
            <text:p>300 мм</text:p>
          </table:table-cell>
          <table:table-cell table:style-name="ce72" table:formula="of:=[$Настройки.B12]" office:value-type="float" office:value="2" calcext:value-type="float">
            <text:p>2</text:p>
          </table:table-cell>
          <table:table-cell table:style-name="ce25" table:formula="of:=[.B44]*[.C44]*[.D44]" office:value-type="currency" office:currency="USD" office:value="7.48000000000002" calcext:value-type="currency">
            <text:p>$7,48</text:p>
          </table:table-cell>
          <table:table-cell table:style-name="ce137" office:value-type="string" calcext:value-type="string">
            <text:p><text:a xlink:href="https://aliclick.shop/s/b9zdx9" xlink:type="simple">AE</text:a></text:p>
          </table:table-cell>
          <table:table-cell table:style-name="ce137"/>
          <table:table-cell table:style-name="ce136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Гайка POM Tr8x2</text:p>
          </table:table-cell>
          <table:table-cell table:style-name="ce25" office:value-type="currency" office:currency="USD" office:value="1.65" calcext:value-type="currency">
            <text:p>$1,65</text:p>
          </table:table-cell>
          <table:table-cell table:style-name="ce210"/>
          <table:table-cell table:style-name="ce70" table:formula="of:=[.D44]" office:value-type="float" office:value="2" calcext:value-type="float">
            <text:p>2</text:p>
          </table:table-cell>
          <table:table-cell table:style-name="ce25" table:formula="of:=[.B45]*[.D45]" office:value-type="currency" office:currency="USD" office:value="3.3" calcext:value-type="currency">
            <text:p>$3,30</text:p>
          </table:table-cell>
          <table:table-cell table:style-name="ce137" office:value-type="string" calcext:value-type="string">
            <text:p><text:a xlink:href="https://aliclick.shop/s/lfxjg1" xlink:type="simple">AE</text:a></text:p>
          </table:table-cell>
          <table:table-cell table:style-name="ce137"/>
          <table:covered-table-cell table:style-name="ce136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; 30-42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210"/>
          <table:table-cell table:style-name="ce70" table:formula="of:=[.D45]" office:value-type="float" office:value="2" calcext:value-type="float">
            <text:p>2</text:p>
          </table:table-cell>
          <table:table-cell table:style-name="ce25" table:formula="of:=[.B46]*[.D46]" office:value-type="currency" office:currency="USD" office:value="13.8" calcext:value-type="currency">
            <text:p>$13,8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36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уфта жесткая 5x8мм</text:p>
          </table:table-cell>
          <table:table-cell table:style-name="ce25" office:value-type="currency" office:currency="USD" office:value="1.4" calcext:value-type="currency">
            <text:p>$1,40</text:p>
          </table:table-cell>
          <table:table-cell table:style-name="ce210"/>
          <table:table-cell table:style-name="ce70" table:formula="of:=[.D46]" office:value-type="float" office:value="2" calcext:value-type="float">
            <text:p>2</text:p>
          </table:table-cell>
          <table:table-cell table:style-name="ce25" table:formula="of:=[.B47]*[.D47]" office:value-type="currency" office:currency="USD" office:value="2.8" calcext:value-type="currency">
            <text:p>$2,80</text:p>
          </table:table-cell>
          <table:table-cell table:style-name="ce137" office:value-type="string" calcext:value-type="string">
            <text:p><text:a xlink:href="https://aliclick.shop/s/sk3jse" xlink:type="simple">AE</text:a></text:p>
          </table:table-cell>
          <table:table-cell table:style-name="ce137"/>
          <table:table-cell table:style-name="ce136" office:value-type="string" calcext:value-type="string">
            <text:p>Можно заменить на кулачковую или печатную</text:p>
          </table:table-cell>
          <table:table-cell table:number-columns-repeated="1016"/>
        </table:table-row>
        <table:table-row table:style-name="ro14">
          <table:table-cell table:style-name="ce44" office:value-type="string" calcext:value-type="string" table:number-columns-spanned="8" table:number-rows-spanned="1">
            <text:p>Стол</text:p>
          </table:table-cell>
          <table:covered-table-cell table:style-name="ce56"/>
          <table:covered-table-cell table:style-name="ce112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9"/>
          <table:table-cell table:number-columns-repeated="1016"/>
        </table:table-row>
        <table:table-row table:style-name="ro7">
          <table:table-cell table:style-name="ce48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5" table:formula="of:=10400/[Настройки.$B$22]" office:value-type="currency" office:currency="USD" office:value="109.473684210526" calcext:value-type="currency">
            <text:p>$109,47</text:p>
          </table:table-cell>
          <table:table-cell table:style-name="ce67" table:formula="of:=[$Настройки.B7]*([$Настройки.B8]+50)/1000000" office:value-type="float" office:value="0.12" calcext:value-type="float">
            <text:p>0,12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49]*[.C49]*[.D49]" office:value-type="currency" office:currency="USD" office:value="13.1368421052632" calcext:value-type="currency">
            <text:p>$13,14</text:p>
          </table:table-cell>
          <table:table-cell table:style-name="ce137" office:value-type="string" calcext:value-type="string">
            <text:p><text:a xlink:href="http://prutki.ru/list-alyuminievyj-amg2-tolshchina-4-mm/" xlink:type="simple">Prutki</text:a></text:p>
          </table:table-cell>
          <table:table-cell table:style-name="ce137"/>
          <table:table-cell table:style-name="ce136" office:value-type="string" calcext:value-type="string">
            <text:p>Можно заменить на латунь или стеклотекстолит</text:p>
          </table:table-cell>
          <table:table-cell table:number-columns-repeated="1016"/>
        </table:table-row>
        <table:table-row table:style-name="ro7">
          <table:table-cell table:style-name="ce48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5" office:value-type="currency" office:currency="USD" office:value="840" calcext:value-type="currency">
            <text:p>$840,00</text:p>
          </table:table-cell>
          <table:table-cell table:style-name="ce67" table:formula="of:=[$Настройки.B7]*[$Настройки.B8]/1000000" office:value-type="float" office:value="0.1" calcext:value-type="float">
            <text:p>0,1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50]*[.C50]*[.D50]" office:value-type="currency" office:currency="USD" office:value="84" calcext:value-type="currency">
            <text:p>$84,00</text:p>
          </table:table-cell>
          <table:table-cell table:style-name="ce137" office:value-type="string" calcext:value-type="string">
            <text:p><text:a xlink:href="https://aliclick.shop/s/zo9lw6" xlink:type="simple">AE</text:a></text:p>
          </table:table-cell>
          <table:table-cell table:style-name="ce137"/>
          <table:table-cell table:style-name="ce136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6"/>
        </table:table-row>
        <table:table-row table:style-name="ro7">
          <table:table-cell table:style-name="ce48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25" office:value-type="currency" office:currency="USD" office:value="50" calcext:value-type="currency">
            <text:p>$50,00</text:p>
          </table:table-cell>
          <table:table-cell table:style-name="ce67" table:formula="of:=[.C49]" office:value-type="float" office:value="0.12" calcext:value-type="float">
            <text:p>0,12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51]*[.C51]*[.D51]" office:value-type="currency" office:currency="USD" office:value="6" calcext:value-type="currency">
            <text:p>$6,00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36" office:value-type="string" calcext:value-type="string">
            <text:p>Обычное оконное стекло из ближайшей стеклорезк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Прищепка для стекла</text:p>
          </table:table-cell>
          <table:table-cell table:style-name="ce25" office:value-type="currency" office:currency="USD" office:value="0.4" calcext:value-type="currency">
            <text:p>$0,40</text:p>
          </table:table-cell>
          <table:table-cell table:style-name="ce210"/>
          <table:table-cell table:style-name="ce70" office:value-type="float" office:value="4" calcext:value-type="float">
            <text:p>4</text:p>
          </table:table-cell>
          <table:table-cell table:style-name="ce25" table:formula="of:=[.B52]*[.D52]" office:value-type="currency" office:currency="USD" office:value="1.6" calcext:value-type="currency">
            <text:p>$1,60</text:p>
          </table:table-cell>
          <table:table-cell table:style-name="ce137" office:value-type="string" calcext:value-type="string">
            <text:p><text:a xlink:href="https://aliclick.shop/s/lfxikg" xlink:type="simple">AE</text:a></text:p>
          </table:table-cell>
          <table:table-cell table:style-name="ce137"/>
          <table: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Пружина OD8 L25</text:p>
          </table:table-cell>
          <table:table-cell table:style-name="ce25" office:value-type="currency" office:currency="USD" office:value="0.18" calcext:value-type="currency">
            <text:p>$0,18</text:p>
          </table:table-cell>
          <table:table-cell table:style-name="ce210"/>
          <table:table-cell table:style-name="ce70" table:formula="of:=[$Настройки.B10]" office:value-type="float" office:value="6" calcext:value-type="float">
            <text:p>6</text:p>
          </table:table-cell>
          <table:table-cell table:style-name="ce25" table:formula="of:=[.B53]*[.D53]" office:value-type="currency" office:currency="USD" office:value="1.08" calcext:value-type="currency">
            <text:p>$1,08</text:p>
          </table:table-cell>
          <table:table-cell table:style-name="ce137" office:value-type="string" calcext:value-type="string">
            <text:p><text:a xlink:href="https://aliclick.shop/s/xn2qfm" xlink:type="simple">AE</text:a></text:p>
          </table:table-cell>
          <table:table-cell table:style-name="ce137" office:value-type="string" calcext:value-type="string">
            <text:p><text:a xlink:href="https://aliclick.shop/s/pib9mb" xlink:type="simple">AE</text:a></text:p>
          </table:table-cell>
          <table:table-cell table:style-name="ce136"/>
          <table:table-cell table:number-columns-repeated="1016"/>
        </table:table-row>
        <table:table-row table:style-name="ro14">
          <table:table-cell table:style-name="ce44" office:value-type="string" calcext:value-type="string" table:number-columns-spanned="8" table:number-rows-spanned="1">
            <text:p>Электроника</text:p>
          </table:table-cell>
          <table:covered-table-cell table:style-name="ce56"/>
          <table:covered-table-cell table:style-name="ce112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9"/>
          <table:table-cell table:number-columns-repeated="1016"/>
        </table:table-row>
        <table:table-row table:style-name="ro7">
          <table:table-cell table:style-name="ce30" office:value-type="string" calcext:value-type="string">
            <text:p>Блок питания 24в 200Вт</text:p>
          </table:table-cell>
          <table:table-cell table:style-name="ce25" table:formula="of:=4500/[$Настройки.B22]" office:value-type="currency" office:currency="USD" office:value="47.3684210526316" calcext:value-type="currency">
            <text:p>$47,37</text:p>
          </table:table-cell>
          <table:table-cell table:style-name="ce210"/>
          <table:table-cell table:style-name="ce70" table:formula="of:=IF([$Расчёты.D12]&lt;=200;1;0)" office:value-type="float" office:value="1" calcext:value-type="float">
            <text:p>1</text:p>
          </table:table-cell>
          <table:table-cell table:style-name="ce25" table:formula="of:=[.B55]*[.D55]" office:value-type="currency" office:currency="USD" office:value="47.3684210526316" calcext:value-type="currency">
            <text:p>$47,37</text:p>
          </table:table-cell>
          <table:table-cell table:style-name="ce137" office:value-type="string" calcext:value-type="string">
            <text:p><text:a xlink:href="https://www.chipdip.ru/product/lrs-200-24" xlink:type="simple">CD</text:a></text:p>
          </table:table-cell>
          <table:table-cell table:style-name="ce137"/>
          <table:table-cell table:style-name="ce136" office:value-type="string" calcext:value-type="string">
            <text:p>Качественный блок питания с пассивным охлаждение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Блок питания 24в 350Вт</text:p>
          </table:table-cell>
          <table:table-cell table:style-name="ce25" table:formula="of:=5500/[$Настройки.B22]" office:value-type="currency" office:currency="USD" office:value="57.8947368421053" calcext:value-type="currency">
            <text:p>$57,89</text:p>
          </table:table-cell>
          <table:table-cell table:style-name="ce210"/>
          <table:table-cell table:style-name="ce70" table:formula="of:=IF([$Расчёты.D12]&gt;200;1;0)" office:value-type="float" office:value="0" calcext:value-type="float">
            <text:p>0</text:p>
          </table:table-cell>
          <table:table-cell table:style-name="ce25" table:formula="of:=[.B56]*[.D5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chipdip.ru/product/lrs-350-24" xlink:type="simple">CD</text:a></text:p>
          </table:table-cell>
          <table:table-cell table:style-name="ce137"/>
          <table:table-cell table:style-name="ce136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90-120 мм 12 в</text:p>
          </table:table-cell>
          <table:table-cell table:style-name="ce25" office:value-type="currency" office:currency="USD" office:value="3.5" calcext:value-type="currency">
            <text:p>$3,50</text:p>
          </table:table-cell>
          <table:table-cell table:style-name="ce210"/>
          <table:table-cell table:style-name="ce70" table:formula="of:=[.D56]" office:value-type="float" office:value="0" calcext:value-type="float">
            <text:p>0</text:p>
          </table:table-cell>
          <table:table-cell table:style-name="ce25" table:formula="of:=[.B57]*[.D5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136" office:value-type="string" calcext:value-type="string">
            <text:p>Для замены вентилятора в блоке питания LRS-350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Fysetc Spider + 8x tmc2209</text:p>
          </table:table-cell>
          <table:table-cell table:style-name="ce25" office:value-type="currency" office:currency="USD" office:value="72" calcext:value-type="currency">
            <text:p>$72,0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58]*[.D58]" office:value-type="currency" office:currency="USD" office:value="72" calcext:value-type="currency">
            <text:p>$72,00</text:p>
          </table:table-cell>
          <table:table-cell table:style-name="ce137" office:value-type="string" calcext:value-type="string">
            <text:p><text:a xlink:href="https://aliclick.shop/s/fccxjs" xlink:type="simple">AE</text:a></text:p>
          </table:table-cell>
          <table:table-cell table:style-name="ce137"/>
          <table:table-cell table:style-name="ce136"/>
          <table:table-cell table:number-columns-repeated="1016"/>
        </table:table-row>
        <table:table-row table:style-name="ro7">
          <table:table-cell table:style-name="ce49" office:value-type="string" calcext:value-type="string">
            <text:p>Orange Pi Lite</text:p>
          </table:table-cell>
          <table:table-cell table:style-name="ce25" office:value-type="currency" office:currency="USD" office:value="27" calcext:value-type="currency">
            <text:p>$27,00</text:p>
          </table:table-cell>
          <table:table-cell table:style-name="ce210"/>
          <table:table-cell table:style-name="ce70" table:formula="of:=IF([$Настройки.B15]=[$БД.A21];1;0)" office:value-type="float" office:value="1" calcext:value-type="float">
            <text:p>1</text:p>
          </table:table-cell>
          <table:table-cell table:style-name="ce25" table:formula="of:=[.B59]*[.D59]" office:value-type="currency" office:currency="USD" office:value="27" calcext:value-type="currency">
            <text:p>$27,00</text:p>
          </table:table-cell>
          <table:table-cell table:style-name="ce137" office:value-type="string" calcext:value-type="string">
            <text:p><text:a xlink:href="https://aliclick.shop/s/xn2xfs" xlink:type="simple">AE</text:a></text:p>
          </table:table-cell>
          <table:table-cell table:style-name="ce137"/>
          <table:table-cell table:style-name="ce136" office:value-type="string" calcext:value-type="string">
            <text:p>Альтернатива Raspberry Pi. Готовые образы не подходят, но через KIAUH клиппер встаёт нормально</text:p>
          </table:table-cell>
          <table:table-cell table:number-columns-repeated="1016"/>
        </table:table-row>
        <table:table-row table:style-name="ro7">
          <table:table-cell table:style-name="ce49" office:value-type="string" calcext:value-type="string">
            <text:p>Карта памяти microSD 16Gb</text:p>
          </table:table-cell>
          <table:table-cell table:style-name="ce25" office:value-type="currency" office:currency="USD" office:value="3" calcext:value-type="currency">
            <text:p>$3,0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0]*[.D60]" office:value-type="currency" office:currency="USD" office:value="3" calcext:value-type="currency">
            <text:p>$3,00</text:p>
          </table:table-cell>
          <table:table-cell table:style-name="ce137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137"/>
          <table: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Реле твердотельное 25А</text:p>
          </table:table-cell>
          <table:table-cell table:style-name="ce25" office:value-type="currency" office:currency="USD" office:value="9.55" calcext:value-type="currency">
            <text:p>$9,55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1]*[.D61]" office:value-type="currency" office:currency="USD" office:value="9.55" calcext:value-type="currency">
            <text:p>$9,55</text:p>
          </table:table-cell>
          <table:table-cell table:style-name="ce137" office:value-type="string" calcext:value-type="string">
            <text:p><text:a xlink:href="https://aliclick.shop/s/db69ch" xlink:type="simple">AE</text:a></text:p>
          </table:table-cell>
          <table:table-cell table:style-name="ce137" office:value-type="string" calcext:value-type="string">
            <text:p><text:a xlink:href="https://aliclick.shop/s/pibgn2" xlink:type="simple">AE</text:a></text:p>
          </table:table-cell>
          <table: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Концевик оптический</text:p>
          </table:table-cell>
          <table:table-cell table:style-name="ce25" office:value-type="currency" office:currency="USD" office:value="0.9" calcext:value-type="currency">
            <text:p>$0,90</text:p>
          </table:table-cell>
          <table:table-cell table:style-name="ce210"/>
          <table:table-cell table:style-name="ce70" office:value-type="float" office:value="2" calcext:value-type="float">
            <text:p>2</text:p>
          </table:table-cell>
          <table:table-cell table:style-name="ce25" table:formula="of:=[.B62]*[.D62]" office:value-type="currency" office:currency="USD" office:value="1.8" calcext:value-type="currency">
            <text:p>$1,80</text:p>
          </table:table-cell>
          <table:table-cell table:style-name="ce137" office:value-type="string" calcext:value-type="string">
            <text:p><text:a xlink:href="https://aliclick.shop/s/67085d" xlink:type="simple">AE</text:a></text:p>
          </table:table-cell>
          <table:table-cell table:style-name="ce137" office:value-type="string" calcext:value-type="string">
            <text:p><text:a xlink:href="https://aliclick.shop/s/db69dw" xlink:type="simple">AE</text:a></text:p>
          </table:table-cell>
          <table: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Концевик механический</text:p>
          </table:table-cell>
          <table:table-cell table:style-name="ce25" office:value-type="currency" office:currency="USD" office:value="0.14" calcext:value-type="currency">
            <text:p>$0,14</text:p>
          </table:table-cell>
          <table:table-cell table:style-name="ce210"/>
          <table:table-cell table:style-name="ce70" table:formula="of:=IF([$Настройки.B3]=2;2;0)" office:value-type="float" office:value="2" calcext:value-type="float">
            <text:p>2</text:p>
          </table:table-cell>
          <table:table-cell table:style-name="ce25" table:formula="of:=[.B63]*[.D63]" office:value-type="currency" office:currency="USD" office:value="0.28" calcext:value-type="currency">
            <text:p>$0,28</text:p>
          </table:table-cell>
          <table:table-cell table:style-name="ce137" office:value-type="string" calcext:value-type="string">
            <text:p><text:a xlink:href="https://aliclick.shop/s/sk3rgn" xlink:type="simple">AE</text:a></text:p>
          </table:table-cell>
          <table:table-cell table:style-name="ce137" office:value-type="string" calcext:value-type="string">
            <text:p><text:a xlink:href="https://aliclick.shop/s/45tcy2" xlink:type="simple">AE</text:a></text:p>
          </table:table-cell>
          <table:table-cell table:style-name="ce136" office:value-type="string" calcext:value-type="string">
            <text:p>С лапкой со скуглением или роликом на конце. Если не хотите использовать sensorless homing на оси Y, то добавьте еще 2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Розетка 250В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4]*[.D64]" office:value-type="currency" office:currency="USD" office:value="2.2" calcext:value-type="currency">
            <text:p>$2,20</text:p>
          </table:table-cell>
          <table:table-cell table:style-name="ce137" office:value-type="string" calcext:value-type="string">
            <text:p><text:a xlink:href="https://aliclick.shop/s/xn2xh4" xlink:type="simple">AE</text:a></text:p>
          </table:table-cell>
          <table:table-cell table:style-name="ce137"/>
          <table:table-cell table:style-name="ce136"/>
          <table:table-cell table:number-columns-repeated="1016"/>
        </table:table-row>
        <table:table-row table:style-name="ro14">
          <table:table-cell table:style-name="ce44" office:value-type="string" calcext:value-type="string" table:number-columns-spanned="8" table:number-rows-spanned="1">
            <text:p>Зашивка и навесное</text:p>
          </table:table-cell>
          <table:covered-table-cell table:style-name="ce56"/>
          <table:covered-table-cell table:style-name="ce112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9"/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200мм</text:p>
          </table:table-cell>
          <table:table-cell table:style-name="ce25" table:formula="of:=1300/[$Настройки.B22]" office:value-type="currency" office:currency="USD" office:value="13.6842105263158" calcext:value-type="currency">
            <text:p>$13,68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6]*[.D66]" office:value-type="currency" office:currency="USD" office:value="13.6842105263158" calcext:value-type="currency">
            <text:p>$13,68</text:p>
          </table:table-cell>
          <table:table-cell table:style-name="ce137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37"/>
          <table: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Магнит D10 L1</text:p>
          </table:table-cell>
          <table:table-cell table:style-name="ce25" table:formula="of:=[.B26]" office:value-type="currency" office:currency="USD" office:value="0.210526315789474" calcext:value-type="currency">
            <text:p>$0,21</text:p>
          </table:table-cell>
          <table:table-cell table:style-name="ce210"/>
          <table:table-cell table:style-name="ce70" office:value-type="float" office:value="2" calcext:value-type="float">
            <text:p>2</text:p>
          </table:table-cell>
          <table:table-cell table:style-name="ce25" table:formula="of:=[.B67]*[.D67]" office:value-type="currency" office:currency="USD" office:value="0.421052631578947" calcext:value-type="currency">
            <text:p>$0,42</text:p>
          </table:table-cell>
          <table:table-cell table:style-name="ce13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7"/>
          <table:table-cell table:style-name="ce136"/>
          <table:table-cell table:number-columns-repeated="1016"/>
        </table:table-row>
        <table:table-row table:style-name="ro6">
          <table:table-cell table:style-name="ce50" office:value-type="string" calcext:value-type="string" table:number-columns-spanned="4" table:number-rows-spanned="2">
            <text:p>Итого: </text:p>
          </table:table-cell>
          <table:covered-table-cell table:style-name="ce18"/>
          <table:covered-table-cell table:style-name="ce107"/>
          <table:covered-table-cell table:style-name="ce117"/>
          <table:table-cell table:style-name="ce74" table:formula="of:=SUM([.E$4:.E$67])" office:value-type="currency" office:currency="USD" office:value="724.85112631579" calcext:value-type="currency" table:number-columns-spanned="3" table:number-rows-spanned="2">
            <text:p>$724,85</text:p>
          </table:table-cell>
          <table:covered-table-cell table:number-columns-repeated="2" table:style-name="ce13"/>
          <table:table-cell table:style-name="ce159" table:number-columns-spanned="1" table:number-rows-spanned="2"/>
          <table:table-cell table:number-columns-repeated="1016"/>
        </table:table-row>
        <table:table-row table:style-name="ro6">
          <table:covered-table-cell table:style-name="ce51"/>
          <table:covered-table-cell table:style-name="ce40"/>
          <table:covered-table-cell table:style-name="ce107"/>
          <table:covered-table-cell table:style-name="ce117"/>
          <table:covered-table-cell table:style-name="ce40"/>
          <table:covered-table-cell table:number-columns-repeated="2" table:style-name="ce29"/>
          <table:covered-table-cell table:style-name="ce159"/>
          <table:table-cell table:number-columns-repeated="1016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160"/>
        <table:table-column table:style-name="co13" table:default-cell-style-name="ce167"/>
        <table:table-column table:style-name="co14" table:default-cell-style-name="ce160"/>
        <table:table-column table:style-name="co13" table:number-columns-repeated="35" table:default-cell-style-name="ce160"/>
        <table:table-column table:style-name="co3" table:number-columns-repeated="980" table:default-cell-style-name="ce160"/>
        <table:table-row table:style-name="ro17">
          <table:table-cell table:style-name="ce141"/>
          <table:table-cell table:style-name="ce152"/>
          <table:table-cell table:style-name="ce161"/>
          <table:table-cell table:style-name="ce85" office:value-type="string" calcext:value-type="string" table:number-columns-spanned="1" table:number-rows-spanned="2">
            <text:p>Тип</text:p>
          </table:table-cell>
          <table:table-cell table:style-name="ce218" office:value-type="string" calcext:value-type="string" table:number-columns-spanned="21" table:number-rows-spanned="1">
            <text:p>Винты</text:p>
          </table:table-cell>
          <table:covered-table-cell table:number-columns-repeated="3" table:style-name="ce218"/>
          <table:covered-table-cell table:number-columns-repeated="2" table:style-name="ce178"/>
          <table:covered-table-cell table:style-name="ce225"/>
          <table:covered-table-cell table:style-name="ce218"/>
          <table:covered-table-cell table:number-columns-repeated="9" table:style-name="ce178"/>
          <table:covered-table-cell table:number-columns-repeated="2" table:style-name="ce227"/>
          <table:covered-table-cell table:style-name="ce178"/>
          <table:covered-table-cell table:style-name="ce225"/>
          <table:table-cell table:style-name="ce218" office:value-type="string" calcext:value-type="string" table:number-columns-spanned="5" table:number-rows-spanned="1">
            <text:p>Гайки</text:p>
          </table:table-cell>
          <table:covered-table-cell table:number-columns-repeated="2" table:style-name="ce178"/>
          <table:covered-table-cell table:style-name="ce218"/>
          <table:covered-table-cell table:style-name="ce178"/>
          <table:table-cell table:style-name="ce228" office:value-type="string" calcext:value-type="string" table:number-columns-spanned="2" table:number-rows-spanned="2">
            <text:p>Резьб. Вставка</text:p>
          </table:table-cell>
          <table:covered-table-cell table:style-name="ce225"/>
          <table:table-cell table:style-name="ce227" office:value-type="string" calcext:value-type="string" table:number-columns-spanned="3" table:number-rows-spanned="1">
            <text:p>Шайбы</text:p>
          </table:table-cell>
          <table:covered-table-cell table:number-columns-repeated="2" table:style-name="ce227"/>
          <table:table-cell table:style-name="ce227" office:value-type="string" calcext:value-type="string" table:number-columns-spanned="4" table:number-rows-spanned="1">
            <text:p>Подшипники</text:p>
          </table:table-cell>
          <table:covered-table-cell table:number-columns-repeated="3" table:style-name="ce227"/>
          <table:table-cell table:style-name="ce185" table:number-columns-repeated="980"/>
        </table:table-row>
        <table:table-row table:style-name="ro18">
          <table:table-cell table:style-name="ce142"/>
          <table:table-cell table:style-name="ce152"/>
          <table:table-cell table:style-name="ce161"/>
          <table:covered-table-cell table:style-name="ce85"/>
          <table:table-cell table:style-name="ce218" office:value-type="string" calcext:value-type="string" table:number-columns-spanned="6" table:number-rows-spanned="1">
            <text:p>ISO 7380-1</text:p>
          </table:table-cell>
          <table:covered-table-cell table:number-columns-repeated="3" table:style-name="ce218"/>
          <table:covered-table-cell table:number-columns-repeated="2" table:style-name="ce178"/>
          <table:table-cell table:style-name="ce225" office:value-type="string" calcext:value-type="string">
            <text:p>ISO 7380-2</text:p>
          </table:table-cell>
          <table:table-cell table:style-name="ce218" office:value-type="string" calcext:value-type="string" table:number-columns-spanned="9" table:number-rows-spanned="1">
            <text:p>DIN 7991</text:p>
          </table:table-cell>
          <table:covered-table-cell table:number-columns-repeated="8" table:style-name="ce178"/>
          <table:table-cell table:style-name="ce218" office:value-type="string" calcext:value-type="string" table:number-columns-spanned="4" table:number-rows-spanned="1">
            <text:p>DIN 912</text:p>
          </table:table-cell>
          <table:covered-table-cell table:number-columns-repeated="2" table:style-name="ce227"/>
          <table:covered-table-cell table:style-name="ce178"/>
          <table:table-cell table:style-name="ce228" office:value-type="string" calcext:value-type="string">
            <text:p>DIN 933</text:p>
          </table:table-cell>
          <table:table-cell table:style-name="ce218" office:value-type="string" calcext:value-type="string" table:number-columns-spanned="3" table:number-rows-spanned="1">
            <text:p>DIN 934</text:p>
          </table:table-cell>
          <table:covered-table-cell table:number-columns-repeated="2" table:style-name="ce178"/>
          <table:table-cell table:style-name="ce218" office:value-type="string" calcext:value-type="string" table:number-columns-spanned="2" table:number-rows-spanned="1">
            <text:p>Т-гайка</text:p>
          </table:table-cell>
          <table:covered-table-cell table:style-name="ce178"/>
          <table:covered-table-cell table:number-columns-repeated="2" table:style-name="ce225"/>
          <table:table-cell table:style-name="ce227" office:value-type="string" calcext:value-type="string" table:number-columns-spanned="3" table:number-rows-spanned="1">
            <text:p>DIN 125</text:p>
          </table:table-cell>
          <table:covered-table-cell table:number-columns-repeated="2" table:style-name="ce227"/>
          <table:table-cell table:style-name="ce180" office:value-type="float" office:value="623" calcext:value-type="float" table:number-columns-spanned="1" table:number-rows-spanned="3">
            <text:p>623</text:p>
          </table:table-cell>
          <table:table-cell table:style-name="ce180" office:value-type="string" calcext:value-type="string" table:number-columns-spanned="1" table:number-rows-spanned="3">
            <text:p>F623</text:p>
          </table:table-cell>
          <table:table-cell table:style-name="ce180" office:value-type="string" calcext:value-type="string" table:number-columns-spanned="1" table:number-rows-spanned="3">
            <text:p>F695</text:p>
          </table:table-cell>
          <table:table-cell table:style-name="ce180" office:value-type="string" calcext:value-type="string" table:number-columns-spanned="1" table:number-rows-spanned="3">
            <text:p>F688</text:p>
          </table:table-cell>
          <table:table-cell table:style-name="ce185" table:number-columns-repeated="980"/>
        </table:table-row>
        <table:table-row table:style-name="ro6">
          <table:table-cell table:style-name="ce142"/>
          <table:table-cell table:style-name="ce153"/>
          <table:table-cell table:style-name="ce162"/>
          <table:table-cell table:style-name="ce168" office:value-type="string" calcext:value-type="string">
            <text:p>Резьба</text:p>
          </table:table-cell>
          <table:table-cell table:style-name="ce219" office:value-type="string" calcext:value-type="string" table:number-columns-spanned="3" table:number-rows-spanned="1">
            <text:p>M3</text:p>
          </table:table-cell>
          <table:covered-table-cell table:number-columns-repeated="2" table:style-name="ce219" office:value-type="string" calcext:value-type="string">
            <text:p>M3</text:p>
          </table:covered-table-cell>
          <table:table-cell table:style-name="ce219" office:value-type="string" calcext:value-type="string" table:number-columns-spanned="2" table:number-rows-spanned="1">
            <text:p>M4</text:p>
          </table:table-cell>
          <table:covered-table-cell table:style-name="ce164" office:value-type="string" calcext:value-type="string">
            <text:p>M4</text:p>
          </table:covered-table-cell>
          <table:table-cell table:style-name="ce164" office:value-type="string" calcext:value-type="string">
            <text:p>M6</text:p>
          </table:table-cell>
          <table:table-cell table:style-name="ce219" office:value-type="string" calcext:value-type="string">
            <text:p>M4</text:p>
          </table:table-cell>
          <table:table-cell table:style-name="ce219" office:value-type="string" calcext:value-type="string" table:number-columns-spanned="6" table:number-rows-spanned="1">
            <text:p>M3</text:p>
          </table:table-cell>
          <table:covered-table-cell table:style-name="ce164" office:value-type="string" calcext:value-type="string">
            <text:p>M3</text:p>
          </table:covered-table-cell>
          <table:covered-table-cell table:style-name="ce164"/>
          <table:covered-table-cell table:style-name="ce164" office:value-type="string" calcext:value-type="string">
            <text:p>M3</text:p>
          </table:covered-table-cell>
          <table:covered-table-cell table:style-name="ce164"/>
          <table:covered-table-cell table:style-name="ce164" office:value-type="string" calcext:value-type="string">
            <text:p>M3</text:p>
          </table:covered-table-cell>
          <table:table-cell table:style-name="ce219" office:value-type="string" calcext:value-type="string" table:number-columns-spanned="2" table:number-rows-spanned="1">
            <text:p>M4</text:p>
          </table:table-cell>
          <table:covered-table-cell table:style-name="ce164"/>
          <table:table-cell table:style-name="ce164" office:value-type="string" calcext:value-type="string">
            <text:p>М5</text:p>
          </table:table-cell>
          <table:table-cell table:style-name="ce164" office:value-type="string" calcext:value-type="string">
            <text:p>M2.5</text:p>
          </table:table-cell>
          <table:table-cell table:style-name="ce219" office:value-type="string" calcext:value-type="string" table:number-columns-spanned="3" table:number-rows-spanned="1">
            <text:p>M3</text:p>
          </table:table-cell>
          <table:covered-table-cell table:style-name="ce219"/>
          <table:covered-table-cell table:style-name="ce164"/>
          <table:table-cell table:style-name="ce164" office:value-type="string" calcext:value-type="string">
            <text:p>М5</text:p>
          </table:table-cell>
          <table:table-cell table:style-name="ce219" office:value-type="string" calcext:value-type="string" table:number-columns-spanned="1" table:number-rows-spanned="2">
            <text:p>M3</text:p>
          </table:table-cell>
          <table:table-cell table:style-name="ce219" office:value-type="string" calcext:value-type="string" table:number-columns-spanned="1" table:number-rows-spanned="2">
            <text:p>M4</text:p>
          </table:table-cell>
          <table:table-cell table:style-name="ce219" office:value-type="string" calcext:value-type="string" table:number-columns-spanned="1" table:number-rows-spanned="2">
            <text:p>M5</text:p>
          </table:table-cell>
          <table:table-cell table:style-name="ce219" office:value-type="string" calcext:value-type="string" table:number-columns-spanned="1" table:number-rows-spanned="2">
            <text:p>М3</text:p>
          </table:table-cell>
          <table:table-cell table:style-name="ce219" office:value-type="string" calcext:value-type="string" table:number-columns-spanned="1" table:number-rows-spanned="2">
            <text:p>М4</text:p>
          </table:table-cell>
          <table:table-cell table:style-name="ce219" office:value-type="string" calcext:value-type="string" table:number-columns-spanned="2" table:number-rows-spanned="1">
            <text:p>M3</text:p>
          </table:table-cell>
          <table:covered-table-cell table:style-name="ce219"/>
          <table:table-cell table:style-name="ce219" office:value-type="string" calcext:value-type="string" table:number-columns-spanned="1" table:number-rows-spanned="2">
            <text:p>М3</text:p>
          </table:table-cell>
          <table:table-cell table:style-name="ce219" office:value-type="string" calcext:value-type="string" table:number-columns-spanned="1" table:number-rows-spanned="2">
            <text:p>М4</text:p>
          </table:table-cell>
          <table:table-cell table:style-name="ce227" office:value-type="string" calcext:value-type="string" table:number-columns-spanned="1" table:number-rows-spanned="2">
            <text:p>M8</text:p>
          </table:table-cell>
          <table:covered-table-cell table:number-columns-repeated="2" table:style-name="ce219"/>
          <table:covered-table-cell table:number-columns-repeated="2" table:style-name="ce227"/>
          <table:table-cell table:style-name="ce167" table:number-columns-repeated="980"/>
        </table:table-row>
        <table:table-row table:style-name="ro6">
          <table:table-cell table:style-name="ce142"/>
          <table:table-cell table:style-name="ce153"/>
          <table:table-cell table:style-name="ce162"/>
          <table:table-cell table:style-name="ce168" office:value-type="string" calcext:value-type="string">
            <text:p>Длина</text:p>
          </table:table-cell>
          <table:table-cell table:style-name="ce164" office:value-type="float" office:value="6" calcext:value-type="float">
            <text:p>6</text:p>
          </table:table-cell>
          <table:table-cell table:style-name="ce164" office:value-type="float" office:value="12" calcext:value-type="float">
            <text:p>12</text:p>
          </table:table-cell>
          <table:table-cell table:style-name="ce164" office:value-type="float" office:value="16" calcext:value-type="float">
            <text:p>16</text:p>
          </table:table-cell>
          <table:table-cell table:style-name="ce164" office:value-type="float" office:value="8" calcext:value-type="float">
            <text:p>8</text:p>
          </table:table-cell>
          <table:table-cell table:number-columns-repeated="2" table:style-name="ce164" office:value-type="float" office:value="12" calcext:value-type="float">
            <text:p>12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6" calcext:value-type="float">
            <text:p>6</text:p>
          </table:table-cell>
          <table:table-cell table:style-name="ce164" office:value-type="float" office:value="12" calcext:value-type="float">
            <text:p>12</text:p>
          </table:table-cell>
          <table:table-cell table:style-name="ce164" office:value-type="float" office:value="16" calcext:value-type="float">
            <text:p>16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35" calcext:value-type="float">
            <text:p>35</text:p>
          </table:table-cell>
          <table:table-cell table:style-name="ce164" office:value-type="float" office:value="8" calcext:value-type="float">
            <text:p>8</text:p>
          </table:table-cell>
          <table:table-cell table:number-columns-repeated="2" table:style-name="ce164" office:value-type="float" office:value="12" calcext:value-type="float">
            <text:p>12</text:p>
          </table:table-cell>
          <table:table-cell table:number-columns-repeated="2" table:style-name="ce164" office:value-type="float" office:value="8" calcext:value-type="float">
            <text:p>8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40" calcext:value-type="float">
            <text:p>40</text:p>
          </table:table-cell>
          <table:table-cell table:style-name="ce164" office:value-type="float" office:value="50" calcext:value-type="float">
            <text:p>50</text:p>
          </table:table-cell>
          <table:covered-table-cell table:number-columns-repeated="5" table:style-name="ce164"/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covered-table-cell table:number-columns-repeated="7" table:style-name="ce164"/>
          <table:table-cell table:style-name="ce167" table:number-columns-repeated="980"/>
        </table:table-row>
        <table:table-row table:style-name="ro6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Цена ед.</text:p>
          </table:table-cell>
          <table:table-cell table:style-name="ce173" table:formula="of:=4.38/[$Настройки.B22]" office:value-type="currency" office:currency="USD" office:value="0.0461052631578947" calcext:value-type="currency">
            <text:p>$0,05</text:p>
          </table:table-cell>
          <table:table-cell table:style-name="ce173" table:formula="of:=7.18/[Настройки.$B$22]" office:value-type="currency" office:currency="USD" office:value="0.0755789473684211" calcext:value-type="currency">
            <text:p>$0,08</text:p>
          </table:table-cell>
          <table:table-cell table:style-name="ce173" table:formula="of:=9.87/[Настройки.$B$22]" office:value-type="currency" office:currency="USD" office:value="0.103894736842105" calcext:value-type="currency">
            <text:p>$0,10</text:p>
          </table:table-cell>
          <table:table-cell table:style-name="ce173" table:formula="of:=6.24/[Настройки.$B$22]" office:value-type="currency" office:currency="USD" office:value="0.0656842105263158" calcext:value-type="currency">
            <text:p>$0,07</text:p>
          </table:table-cell>
          <table:table-cell table:style-name="ce173" table:formula="of:=13.12/[Настройки.$B$22]" office:value-type="currency" office:currency="USD" office:value="0.138105263157895" calcext:value-type="currency">
            <text:p>$0,14</text:p>
          </table:table-cell>
          <table:table-cell table:style-name="ce173" table:formula="of:=15.18/[Настройки.$B$22]" office:value-type="currency" office:currency="USD" office:value="0.159789473684211" calcext:value-type="currency">
            <text:p>$0,16</text:p>
          </table:table-cell>
          <table:table-cell table:style-name="ce173" table:formula="of:=8.66/[Настройки.$B$22]" office:value-type="currency" office:currency="USD" office:value="0.0911578947368421" calcext:value-type="currency">
            <text:p>$0,09</text:p>
          </table:table-cell>
          <table:table-cell table:style-name="ce173" table:formula="of:=4.07/[Настройки.$B$22]" office:value-type="currency" office:currency="USD" office:value="0.0428421052631579" calcext:value-type="currency">
            <text:p>$0,04</text:p>
          </table:table-cell>
          <table:table-cell table:style-name="ce173" table:formula="of:=6.79/[Настройки.$B$22]" office:value-type="currency" office:currency="USD" office:value="0.0714736842105263" calcext:value-type="currency">
            <text:p>$0,07</text:p>
          </table:table-cell>
          <table:table-cell table:style-name="ce173" table:formula="of:=6.87/[Настройки.$B$22]" office:value-type="currency" office:currency="USD" office:value="0.0723157894736842" calcext:value-type="currency">
            <text:p>$0,07</text:p>
          </table:table-cell>
          <table:table-cell table:style-name="ce173" table:formula="of:=7.75/[Настройки.$B$22]" office:value-type="currency" office:currency="USD" office:value="0.0815789473684211" calcext:value-type="currency">
            <text:p>$0,08</text:p>
          </table:table-cell>
          <table:table-cell table:style-name="ce173" table:formula="of:=9.97/[Настройки.$B$22]" office:value-type="currency" office:currency="USD" office:value="0.104947368421053" calcext:value-type="currency">
            <text:p>$0,10</text:p>
          </table:table-cell>
          <table:table-cell table:style-name="ce173" table:formula="of:=11.78/[Настройки.$B$22]" office:value-type="currency" office:currency="USD" office:value="0.124" calcext:value-type="currency">
            <text:p>$0,12</text:p>
          </table:table-cell>
          <table:table-cell table:style-name="ce173" table:formula="of:=6.36/[Настройки.$B$22]" office:value-type="currency" office:currency="USD" office:value="0.0669473684210526" calcext:value-type="currency">
            <text:p>$0,07</text:p>
          </table:table-cell>
          <table:table-cell table:style-name="ce173" table:formula="of:=7.18/[Настройки.$B$22]" office:value-type="currency" office:currency="USD" office:value="0.0755789473684211" calcext:value-type="currency">
            <text:p>$0,08</text:p>
          </table:table-cell>
          <table:table-cell table:style-name="ce173" table:formula="of:=9.07/[Настройки.$B$22]" office:value-type="currency" office:currency="USD" office:value="0.0954736842105263" calcext:value-type="currency">
            <text:p>$0,10</text:p>
          </table:table-cell>
          <table:table-cell table:style-name="ce173" table:formula="of:=13.3/[Настройки.$B$22]" office:value-type="currency" office:currency="USD" office:value="0.14" calcext:value-type="currency">
            <text:p>$0,14</text:p>
          </table:table-cell>
          <table:table-cell table:style-name="ce173" table:formula="of:=4.96/[Настройки.$B$22]" office:value-type="currency" office:currency="USD" office:value="0.0522105263157895" calcext:value-type="currency">
            <text:p>$0,05</text:p>
          </table:table-cell>
          <table:table-cell table:style-name="ce173" table:formula="of:=8/[Настройки.$B$22]" office:value-type="currency" office:currency="USD" office:value="0.0842105263157895" calcext:value-type="currency">
            <text:p>$0,08</text:p>
          </table:table-cell>
          <table:table-cell table:style-name="ce173" table:formula="of:=8.37/[Настройки.$B$22]" office:value-type="currency" office:currency="USD" office:value="0.0881052631578947" calcext:value-type="currency">
            <text:p>$0,09</text:p>
          </table:table-cell>
          <table:table-cell table:style-name="ce173" table:formula="of:=29.22/[Настройки.$B$22]" office:value-type="currency" office:currency="USD" office:value="0.307578947368421" calcext:value-type="currency">
            <text:p>$0,31</text:p>
          </table:table-cell>
          <table:table-cell table:style-name="ce173" table:formula="of:=3.54/[Настройки.$B$22]" office:value-type="currency" office:currency="USD" office:value="0.0372631578947368" calcext:value-type="currency">
            <text:p>$0,04</text:p>
          </table:table-cell>
          <table:table-cell table:style-name="ce173" table:formula="of:=3.14/[Настройки.$B$22]" office:value-type="currency" office:currency="USD" office:value="0.0330526315789474" calcext:value-type="currency">
            <text:p>$0,03</text:p>
          </table:table-cell>
          <table:table-cell table:style-name="ce173" table:formula="of:=5.18/[Настройки.$B$22]" office:value-type="currency" office:currency="USD" office:value="0.0545263157894737" calcext:value-type="currency">
            <text:p>$0,05</text:p>
          </table:table-cell>
          <table:table-cell table:style-name="ce173" table:formula="of:=8.59/100" office:value-type="currency" office:currency="USD" office:value="0.0859" calcext:value-type="currency">
            <text:p>$0,09</text:p>
          </table:table-cell>
          <table:table-cell table:style-name="ce173" table:formula="of:=8.59/100" office:value-type="currency" office:currency="USD" office:value="0.0859" calcext:value-type="currency">
            <text:p>$0,09</text:p>
          </table:table-cell>
          <table:table-cell table:style-name="ce173" table:formula="of:=2.34/100" office:value-type="currency" office:currency="USD" office:value="0.0234" calcext:value-type="currency">
            <text:p>$0,02</text:p>
          </table:table-cell>
          <table:table-cell table:style-name="ce173" table:formula="of:=2.51/100" office:value-type="currency" office:currency="USD" office:value="0.0251" calcext:value-type="currency">
            <text:p>$0,03</text:p>
          </table:table-cell>
          <table:table-cell table:style-name="ce173" table:formula="of:=0.88/[Настройки.$B$22]" office:value-type="currency" office:currency="USD" office:value="0.00926315789473684" calcext:value-type="currency">
            <text:p>$0,01</text:p>
          </table:table-cell>
          <table:table-cell table:style-name="ce173" table:formula="of:=1.45/[Настройки.$B$22]" office:value-type="currency" office:currency="USD" office:value="0.0152631578947368" calcext:value-type="currency">
            <text:p>$0,02</text:p>
          </table:table-cell>
          <table:table-cell table:style-name="ce173" table:formula="of:=6.73/[Настройки.$B$22]" office:value-type="currency" office:currency="USD" office:value="0.0708421052631579" calcext:value-type="currency">
            <text:p>$0,07</text:p>
          </table:table-cell>
          <table:table-cell table:style-name="ce173" table:formula="of:=5.27/10" office:value-type="currency" office:currency="USD" office:value="0.527" calcext:value-type="currency">
            <text:p>$0,53</text:p>
          </table:table-cell>
          <table:table-cell table:style-name="ce173" table:formula="of:=4.25/10" office:value-type="currency" office:currency="USD" office:value="0.425" calcext:value-type="currency">
            <text:p>$0,43</text:p>
          </table:table-cell>
          <table:table-cell table:style-name="ce173" table:formula="of:=4.25/10" office:value-type="currency" office:currency="USD" office:value="0.425" calcext:value-type="currency">
            <text:p>$0,43</text:p>
          </table:table-cell>
          <table:table-cell table:style-name="ce173" table:formula="of:=5.03/10" office:value-type="currency" office:currency="USD" office:value="0.503" calcext:value-type="currency">
            <text:p>$0,50</text:p>
          </table:table-cell>
          <table:table-cell table:style-name="ce186" table:number-columns-repeated="980"/>
        </table:table-row>
        <table:table-row table:style-name="ro6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Всего ед.</text:p>
          </table:table-cell>
          <table:table-cell table:style-name="ce174" table:formula="of:=[.$C10]*[.E10]+[.$C11]*[.E11]+[.$C12]*[.E12]+[.$C13]*[.E13]+[.$C14]*[.E14]+[.$C15]*[.E15]+[.$C16]*[.E16]+[.$C17]*[.E17]+[.$C18]*[.E18]+[.$C19]*[.E19]+[.$C20]*[.E20]+[.$C21]*[.E21]+[.$C22]*[.E22]+[.$C23]*[.E23]+[.$C24]*[.E24]+[.$C25]*[.E25]+[.$C26]*[.E26]+[.$C27]*[.E27]+[.$C28]*[.E28]+[.$C29]*[.E29]+[.$C30]*[.E30]+[.$C31]*[.E31]+[.$C32]*[.E32]+[.$C33]*[.E33]+[.$C34]*[.E34]+[.$C35]*[.E35]+[.$C36]*[.E36]+[.$C37]*[.E37]+[.$C38]*[.E38]+[.$C39]*[.E39]+[.$C40]*[.E40]+[.$C41]*[.E41]+[.$C42]*[.E42]+[.$C43]*[.E43]+[.$C44]*[.E44]+[.$C45]*[.E45]+[.$C46]*[.E46]+[.$C47]*[.E47]+[.$C48]*[.E48]+[.$C49]*[.E49]+[.$C50]*[.E50]+[.$C51]*[.E51]+[.$C52]*[.E52]+[.$C53]*[.E53]+[.$C54]*[.E54]+[.$C55]*[.E55]+[.$C56]*[.E56]" office:value-type="float" office:value="100" calcext:value-type="float">
            <text:p>100</text:p>
          </table:table-cell>
          <table:table-cell table:style-name="ce174" table:formula="of:=[.$C10]*[.F10]+[.$C11]*[.F11]+[.$C12]*[.F12]+[.$C13]*[.F13]+[.$C14]*[.F14]+[.$C15]*[.F15]+[.$C16]*[.F16]+[.$C17]*[.F17]+[.$C18]*[.F18]+[.$C19]*[.F19]+[.$C20]*[.F20]+[.$C21]*[.F21]+[.$C22]*[.F22]+[.$C23]*[.F23]+[.$C24]*[.F24]+[.$C25]*[.F25]+[.$C26]*[.F26]+[.$C27]*[.F27]+[.$C28]*[.F28]+[.$C29]*[.F29]+[.$C30]*[.F30]+[.$C31]*[.F31]+[.$C32]*[.F32]+[.$C33]*[.F33]+[.$C34]*[.F34]+[.$C35]*[.F35]+[.$C36]*[.F36]+[.$C37]*[.F37]+[.$C38]*[.F38]+[.$C39]*[.F39]+[.$C40]*[.F40]+[.$C41]*[.F41]+[.$C42]*[.F42]+[.$C43]*[.F43]+[.$C44]*[.F44]+[.$C45]*[.F45]+[.$C46]*[.F46]+[.$C47]*[.F47]+[.$C48]*[.F48]+[.$C49]*[.F49]+[.$C50]*[.F50]+[.$C51]*[.F51]+[.$C52]*[.F52]+[.$C53]*[.F53]+[.$C54]*[.F54]+[.$C55]*[.F55]+[.$C56]*[.F56]" office:value-type="float" office:value="16" calcext:value-type="float">
            <text:p>16</text:p>
          </table:table-cell>
          <table:table-cell table:style-name="ce174" table:formula="of:=[.$C10]*[.G10]+[.$C11]*[.G11]+[.$C12]*[.G12]+[.$C13]*[.G13]+[.$C14]*[.G14]+[.$C15]*[.G15]+[.$C16]*[.G16]+[.$C17]*[.G17]+[.$C18]*[.G18]+[.$C19]*[.G19]+[.$C20]*[.G20]+[.$C21]*[.G21]+[.$C22]*[.G22]+[.$C23]*[.G23]+[.$C24]*[.G24]+[.$C25]*[.G25]+[.$C26]*[.G26]+[.$C27]*[.G27]+[.$C28]*[.G28]+[.$C29]*[.G29]+[.$C30]*[.G30]+[.$C31]*[.G31]+[.$C32]*[.G32]+[.$C33]*[.G33]+[.$C34]*[.G34]+[.$C35]*[.G35]+[.$C36]*[.G36]+[.$C37]*[.G37]+[.$C38]*[.G38]+[.$C39]*[.G39]+[.$C40]*[.G40]+[.$C41]*[.G41]+[.$C42]*[.G42]+[.$C43]*[.G43]+[.$C44]*[.G44]+[.$C45]*[.G45]+[.$C46]*[.G46]+[.$C47]*[.G47]+[.$C48]*[.G48]+[.$C49]*[.G49]+[.$C50]*[.G50]+[.$C51]*[.G51]+[.$C52]*[.G52]+[.$C53]*[.G53]+[.$C54]*[.G54]+[.$C55]*[.G55]+[.$C56]*[.G56]" office:value-type="float" office:value="0" calcext:value-type="float">
            <text:p>0</text:p>
          </table:table-cell>
          <table:table-cell table:style-name="ce174" table:formula="of:=[.$C10]*[.H10]+[.$C11]*[.H11]+[.$C12]*[.H12]+[.$C13]*[.H13]+[.$C14]*[.H14]+[.$C15]*[.H15]+[.$C16]*[.H16]+[.$C17]*[.H17]+[.$C18]*[.H18]+[.$C19]*[.H19]+[.$C20]*[.H20]+[.$C21]*[.H21]+[.$C22]*[.H22]+[.$C23]*[.H23]+[.$C24]*[.H24]+[.$C25]*[.H25]+[.$C26]*[.H26]+[.$C27]*[.H27]+[.$C28]*[.H28]+[.$C29]*[.H29]+[.$C30]*[.H30]+[.$C31]*[.H31]+[.$C32]*[.H32]+[.$C33]*[.H33]+[.$C34]*[.H34]+[.$C35]*[.H35]+[.$C36]*[.H36]+[.$C37]*[.H37]+[.$C38]*[.H38]+[.$C39]*[.H39]+[.$C40]*[.H40]+[.$C41]*[.H41]+[.$C42]*[.H42]+[.$C43]*[.H43]+[.$C44]*[.H44]+[.$C45]*[.H45]+[.$C46]*[.H46]+[.$C47]*[.H47]+[.$C48]*[.H48]+[.$C49]*[.H49]+[.$C50]*[.H50]+[.$C51]*[.H51]+[.$C52]*[.H52]+[.$C53]*[.H53]+[.$C54]*[.H54]+[.$C55]*[.H55]+[.$C56]*[.H56]" office:value-type="float" office:value="62" calcext:value-type="float">
            <text:p>62</text:p>
          </table:table-cell>
          <table:table-cell table:style-name="ce174" table:formula="of:=[.$C10]*[.I10]+[.$C11]*[.I11]+[.$C12]*[.I12]+[.$C13]*[.I13]+[.$C14]*[.I14]+[.$C15]*[.I15]+[.$C16]*[.I16]+[.$C17]*[.I17]+[.$C18]*[.I18]+[.$C19]*[.I19]+[.$C20]*[.I20]+[.$C21]*[.I21]+[.$C22]*[.I22]+[.$C23]*[.I23]+[.$C24]*[.I24]+[.$C25]*[.I25]+[.$C26]*[.I26]+[.$C27]*[.I27]+[.$C28]*[.I28]+[.$C29]*[.I29]+[.$C30]*[.I30]+[.$C31]*[.I31]+[.$C32]*[.I32]+[.$C33]*[.I33]+[.$C34]*[.I34]+[.$C35]*[.I35]+[.$C36]*[.I36]+[.$C37]*[.I37]+[.$C38]*[.I38]+[.$C39]*[.I39]+[.$C40]*[.I40]+[.$C41]*[.I41]+[.$C42]*[.I42]+[.$C43]*[.I43]+[.$C44]*[.I44]+[.$C45]*[.I45]+[.$C46]*[.I46]+[.$C47]*[.I47]+[.$C48]*[.I48]+[.$C49]*[.I49]+[.$C50]*[.I50]+[.$C51]*[.I51]+[.$C52]*[.I52]+[.$C53]*[.I53]+[.$C54]*[.I54]+[.$C55]*[.I55]+[.$C56]*[.I56]" office:value-type="float" office:value="20" calcext:value-type="float">
            <text:p>20</text:p>
          </table:table-cell>
          <table:table-cell table:style-name="ce174" table:formula="of:=[.$C10]*[.J10]+[.$C11]*[.J11]+[.$C12]*[.J12]+[.$C13]*[.J13]+[.$C14]*[.J14]+[.$C15]*[.J15]+[.$C16]*[.J16]+[.$C17]*[.J17]+[.$C18]*[.J18]+[.$C19]*[.J19]+[.$C20]*[.J20]+[.$C21]*[.J21]+[.$C22]*[.J22]+[.$C23]*[.J23]+[.$C24]*[.J24]+[.$C25]*[.J25]+[.$C26]*[.J26]+[.$C27]*[.J27]+[.$C28]*[.J28]+[.$C29]*[.J29]+[.$C30]*[.J30]+[.$C31]*[.J31]+[.$C32]*[.J32]+[.$C33]*[.J33]+[.$C34]*[.J34]+[.$C35]*[.J35]+[.$C36]*[.J36]+[.$C37]*[.J37]+[.$C38]*[.J38]+[.$C39]*[.J39]+[.$C40]*[.J40]+[.$C41]*[.J41]+[.$C42]*[.J42]+[.$C43]*[.J43]+[.$C44]*[.J44]+[.$C45]*[.J45]+[.$C46]*[.J46]+[.$C47]*[.J47]+[.$C48]*[.J48]+[.$C49]*[.J49]+[.$C50]*[.J50]+[.$C51]*[.J51]+[.$C52]*[.J52]+[.$C53]*[.J53]+[.$C54]*[.J54]+[.$C55]*[.J55]+[.$C56]*[.J56]" office:value-type="float" office:value="42" calcext:value-type="float">
            <text:p>42</text:p>
          </table:table-cell>
          <table:table-cell table:style-name="ce174" table:formula="of:=[.$C10]*[.K10]+[.$C11]*[.K11]+[.$C12]*[.K12]+[.$C13]*[.K13]+[.$C14]*[.K14]+[.$C15]*[.K15]+[.$C16]*[.K16]+[.$C17]*[.K17]+[.$C18]*[.K18]+[.$C19]*[.K19]+[.$C20]*[.K20]+[.$C21]*[.K21]+[.$C22]*[.K22]+[.$C23]*[.K23]+[.$C24]*[.K24]+[.$C25]*[.K25]+[.$C26]*[.K26]+[.$C27]*[.K27]+[.$C28]*[.K28]+[.$C29]*[.K29]+[.$C30]*[.K30]+[.$C31]*[.K31]+[.$C32]*[.K32]+[.$C33]*[.K33]+[.$C34]*[.K34]+[.$C35]*[.K35]+[.$C36]*[.K36]+[.$C37]*[.K37]+[.$C38]*[.K38]+[.$C39]*[.K39]+[.$C40]*[.K40]+[.$C41]*[.K41]+[.$C42]*[.K42]+[.$C43]*[.K43]+[.$C44]*[.K44]+[.$C45]*[.K45]+[.$C46]*[.K46]+[.$C47]*[.K47]+[.$C48]*[.K48]+[.$C49]*[.K49]+[.$C50]*[.K50]+[.$C51]*[.K51]+[.$C52]*[.K52]+[.$C53]*[.K53]+[.$C54]*[.K54]+[.$C55]*[.K55]+[.$C56]*[.K56]" office:value-type="float" office:value="201" calcext:value-type="float">
            <text:p>201</text:p>
          </table:table-cell>
          <table:table-cell table:style-name="ce174" table:formula="of:=[.$C10]*[.L10]+[.$C11]*[.L11]+[.$C12]*[.L12]+[.$C13]*[.L13]+[.$C14]*[.L14]+[.$C15]*[.L15]+[.$C16]*[.L16]+[.$C17]*[.L17]+[.$C18]*[.L18]+[.$C19]*[.L19]+[.$C20]*[.L20]+[.$C21]*[.L21]+[.$C22]*[.L22]+[.$C23]*[.L23]+[.$C24]*[.L24]+[.$C25]*[.L25]+[.$C26]*[.L26]+[.$C27]*[.L27]+[.$C28]*[.L28]+[.$C29]*[.L29]+[.$C30]*[.L30]+[.$C31]*[.L31]+[.$C32]*[.L32]+[.$C33]*[.L33]+[.$C34]*[.L34]+[.$C35]*[.L35]+[.$C36]*[.L36]+[.$C37]*[.L37]+[.$C38]*[.L38]+[.$C39]*[.L39]+[.$C40]*[.L40]+[.$C41]*[.L41]+[.$C42]*[.L42]+[.$C43]*[.L43]+[.$C44]*[.L44]+[.$C45]*[.L45]+[.$C46]*[.L46]+[.$C47]*[.L47]+[.$C48]*[.L48]+[.$C49]*[.L49]+[.$C50]*[.L50]+[.$C51]*[.L51]+[.$C52]*[.L52]+[.$C53]*[.L53]+[.$C54]*[.L54]+[.$C55]*[.L55]+[.$C56]*[.L56]" office:value-type="float" office:value="20" calcext:value-type="float">
            <text:p>20</text:p>
          </table:table-cell>
          <table:table-cell table:style-name="ce174" table:formula="of:=[.$C10]*[.M10]+[.$C11]*[.M11]+[.$C12]*[.M12]+[.$C13]*[.M13]+[.$C14]*[.M14]+[.$C15]*[.M15]+[.$C16]*[.M16]+[.$C17]*[.M17]+[.$C18]*[.M18]+[.$C19]*[.M19]+[.$C20]*[.M20]+[.$C21]*[.M21]+[.$C22]*[.M22]+[.$C23]*[.M23]+[.$C24]*[.M24]+[.$C25]*[.M25]+[.$C26]*[.M26]+[.$C27]*[.M27]+[.$C28]*[.M28]+[.$C29]*[.M29]+[.$C30]*[.M30]+[.$C31]*[.M31]+[.$C32]*[.M32]+[.$C33]*[.M33]+[.$C34]*[.M34]+[.$C35]*[.M35]+[.$C36]*[.M36]+[.$C37]*[.M37]+[.$C38]*[.M38]+[.$C39]*[.M39]+[.$C40]*[.M40]+[.$C41]*[.M41]+[.$C42]*[.M42]+[.$C43]*[.M43]+[.$C44]*[.M44]+[.$C45]*[.M45]+[.$C46]*[.M46]+[.$C47]*[.M47]+[.$C48]*[.M48]+[.$C49]*[.M49]+[.$C50]*[.M50]+[.$C51]*[.M51]+[.$C52]*[.M52]+[.$C53]*[.M53]+[.$C54]*[.M54]+[.$C55]*[.M55]+[.$C56]*[.M56]" office:value-type="float" office:value="18" calcext:value-type="float">
            <text:p>18</text:p>
          </table:table-cell>
          <table:table-cell table:style-name="ce174" table:formula="of:=[.$C10]*[.N10]+[.$C11]*[.N11]+[.$C12]*[.N12]+[.$C13]*[.N13]+[.$C14]*[.N14]+[.$C15]*[.N15]+[.$C16]*[.N16]+[.$C17]*[.N17]+[.$C18]*[.N18]+[.$C19]*[.N19]+[.$C20]*[.N20]+[.$C21]*[.N21]+[.$C22]*[.N22]+[.$C23]*[.N23]+[.$C24]*[.N24]+[.$C25]*[.N25]+[.$C26]*[.N26]+[.$C27]*[.N27]+[.$C28]*[.N28]+[.$C29]*[.N29]+[.$C30]*[.N30]+[.$C31]*[.N31]+[.$C32]*[.N32]+[.$C33]*[.N33]+[.$C34]*[.N34]+[.$C35]*[.N35]+[.$C36]*[.N36]+[.$C37]*[.N37]+[.$C38]*[.N38]+[.$C39]*[.N39]+[.$C40]*[.N40]+[.$C41]*[.N41]+[.$C42]*[.N42]+[.$C43]*[.N43]+[.$C44]*[.N44]+[.$C45]*[.N45]+[.$C46]*[.N46]+[.$C47]*[.N47]+[.$C48]*[.N48]+[.$C49]*[.N49]+[.$C50]*[.N50]+[.$C51]*[.N51]+[.$C52]*[.N52]+[.$C53]*[.N53]+[.$C54]*[.N54]+[.$C55]*[.N55]+[.$C56]*[.N56]" office:value-type="float" office:value="13" calcext:value-type="float">
            <text:p>13</text:p>
          </table:table-cell>
          <table:table-cell table:style-name="ce174" table:formula="of:=[.$C10]*[.O10]+[.$C11]*[.O11]+[.$C12]*[.O12]+[.$C13]*[.O13]+[.$C14]*[.O14]+[.$C15]*[.O15]+[.$C16]*[.O16]+[.$C17]*[.O17]+[.$C18]*[.O18]+[.$C19]*[.O19]+[.$C20]*[.O20]+[.$C21]*[.O21]+[.$C22]*[.O22]+[.$C23]*[.O23]+[.$C24]*[.O24]+[.$C25]*[.O25]+[.$C26]*[.O26]+[.$C27]*[.O27]+[.$C28]*[.O28]+[.$C29]*[.O29]+[.$C30]*[.O30]+[.$C31]*[.O31]+[.$C32]*[.O32]+[.$C33]*[.O33]+[.$C34]*[.O34]+[.$C35]*[.O35]+[.$C36]*[.O36]+[.$C37]*[.O37]+[.$C38]*[.O38]+[.$C39]*[.O39]+[.$C40]*[.O40]+[.$C41]*[.O41]+[.$C42]*[.O42]+[.$C43]*[.O43]+[.$C44]*[.O44]+[.$C45]*[.O45]+[.$C46]*[.O46]+[.$C47]*[.O47]+[.$C48]*[.O48]+[.$C49]*[.O49]+[.$C50]*[.O50]+[.$C51]*[.O51]+[.$C52]*[.O52]+[.$C53]*[.O53]+[.$C54]*[.O54]+[.$C55]*[.O55]+[.$C56]*[.O56]" office:value-type="float" office:value="8" calcext:value-type="float">
            <text:p>8</text:p>
          </table:table-cell>
          <table:table-cell table:style-name="ce174" table:formula="of:=[.$C10]*[.P10]+[.$C11]*[.P11]+[.$C12]*[.P12]+[.$C13]*[.P13]+[.$C14]*[.P14]+[.$C15]*[.P15]+[.$C16]*[.P16]+[.$C17]*[.P17]+[.$C18]*[.P18]+[.$C19]*[.P19]+[.$C20]*[.P20]+[.$C21]*[.P21]+[.$C22]*[.P22]+[.$C23]*[.P23]+[.$C24]*[.P24]+[.$C25]*[.P25]+[.$C26]*[.P26]+[.$C27]*[.P27]+[.$C28]*[.P28]+[.$C29]*[.P29]+[.$C30]*[.P30]+[.$C31]*[.P31]+[.$C32]*[.P32]+[.$C33]*[.P33]+[.$C34]*[.P34]+[.$C35]*[.P35]+[.$C36]*[.P36]+[.$C37]*[.P37]+[.$C38]*[.P38]+[.$C39]*[.P39]+[.$C40]*[.P40]+[.$C41]*[.P41]+[.$C42]*[.P42]+[.$C43]*[.P43]+[.$C44]*[.P44]+[.$C45]*[.P45]+[.$C46]*[.P46]+[.$C47]*[.P47]+[.$C48]*[.P48]+[.$C49]*[.P49]+[.$C50]*[.P50]+[.$C51]*[.P51]+[.$C52]*[.P52]+[.$C53]*[.P53]+[.$C54]*[.P54]+[.$C55]*[.P55]+[.$C56]*[.P56]" office:value-type="float" office:value="2" calcext:value-type="float">
            <text:p>2</text:p>
          </table:table-cell>
          <table:table-cell table:style-name="ce174" table:formula="of:=[.$C10]*[.Q10]+[.$C11]*[.Q11]+[.$C12]*[.Q12]+[.$C13]*[.Q13]+[.$C14]*[.Q14]+[.$C15]*[.Q15]+[.$C16]*[.Q16]+[.$C17]*[.Q17]+[.$C18]*[.Q18]+[.$C19]*[.Q19]+[.$C20]*[.Q20]+[.$C21]*[.Q21]+[.$C22]*[.Q22]+[.$C23]*[.Q23]+[.$C24]*[.Q24]+[.$C25]*[.Q25]+[.$C26]*[.Q26]+[.$C27]*[.Q27]+[.$C28]*[.Q28]+[.$C29]*[.Q29]+[.$C30]*[.Q30]+[.$C31]*[.Q31]+[.$C32]*[.Q32]+[.$C33]*[.Q33]+[.$C34]*[.Q34]+[.$C35]*[.Q35]+[.$C36]*[.Q36]+[.$C37]*[.Q37]+[.$C38]*[.Q38]+[.$C39]*[.Q39]+[.$C40]*[.Q40]+[.$C41]*[.Q41]+[.$C42]*[.Q42]+[.$C43]*[.Q43]+[.$C44]*[.Q44]+[.$C45]*[.Q45]+[.$C46]*[.Q46]+[.$C47]*[.Q47]+[.$C48]*[.Q48]+[.$C49]*[.Q49]+[.$C50]*[.Q50]+[.$C51]*[.Q51]+[.$C52]*[.Q52]+[.$C53]*[.Q53]+[.$C54]*[.Q54]+[.$C55]*[.Q55]+[.$C56]*[.Q56]" office:value-type="float" office:value="12" calcext:value-type="float">
            <text:p>12</text:p>
          </table:table-cell>
          <table:table-cell table:style-name="ce174" table:formula="of:=[.$C10]*[.R10]+[.$C11]*[.R11]+[.$C12]*[.R12]+[.$C13]*[.R13]+[.$C14]*[.R14]+[.$C15]*[.R15]+[.$C16]*[.R16]+[.$C17]*[.R17]+[.$C18]*[.R18]+[.$C19]*[.R19]+[.$C20]*[.R20]+[.$C21]*[.R21]+[.$C22]*[.R22]+[.$C23]*[.R23]+[.$C24]*[.R24]+[.$C25]*[.R25]+[.$C26]*[.R26]+[.$C27]*[.R27]+[.$C28]*[.R28]+[.$C29]*[.R29]+[.$C30]*[.R30]+[.$C31]*[.R31]+[.$C32]*[.R32]+[.$C33]*[.R33]+[.$C34]*[.R34]+[.$C35]*[.R35]+[.$C36]*[.R36]+[.$C37]*[.R37]+[.$C38]*[.R38]+[.$C39]*[.R39]+[.$C40]*[.R40]+[.$C41]*[.R41]+[.$C42]*[.R42]+[.$C43]*[.R43]+[.$C44]*[.R44]+[.$C45]*[.R45]+[.$C46]*[.R46]+[.$C47]*[.R47]+[.$C48]*[.R48]+[.$C49]*[.R49]+[.$C50]*[.R50]+[.$C51]*[.R51]+[.$C52]*[.R52]+[.$C53]*[.R53]+[.$C54]*[.R54]+[.$C55]*[.R55]+[.$C56]*[.R56]" office:value-type="float" office:value="16" calcext:value-type="float">
            <text:p>16</text:p>
          </table:table-cell>
          <table:table-cell table:style-name="ce174" table:formula="of:=[.$C10]*[.S10]+[.$C11]*[.S11]+[.$C12]*[.S12]+[.$C13]*[.S13]+[.$C14]*[.S14]+[.$C15]*[.S15]+[.$C16]*[.S16]+[.$C17]*[.S17]+[.$C18]*[.S18]+[.$C19]*[.S19]+[.$C20]*[.S20]+[.$C21]*[.S21]+[.$C22]*[.S22]+[.$C23]*[.S23]+[.$C24]*[.S24]+[.$C25]*[.S25]+[.$C26]*[.S26]+[.$C27]*[.S27]+[.$C28]*[.S28]+[.$C29]*[.S29]+[.$C30]*[.S30]+[.$C31]*[.S31]+[.$C32]*[.S32]+[.$C33]*[.S33]+[.$C34]*[.S34]+[.$C35]*[.S35]+[.$C36]*[.S36]+[.$C37]*[.S37]+[.$C38]*[.S38]+[.$C39]*[.S39]+[.$C40]*[.S40]+[.$C41]*[.S41]+[.$C42]*[.S42]+[.$C43]*[.S43]+[.$C44]*[.S44]+[.$C45]*[.S45]+[.$C46]*[.S46]+[.$C47]*[.S47]+[.$C48]*[.S48]+[.$C49]*[.S49]+[.$C50]*[.S50]+[.$C51]*[.S51]+[.$C52]*[.S52]+[.$C53]*[.S53]+[.$C54]*[.S54]+[.$C55]*[.S55]+[.$C56]*[.S56]" office:value-type="float" office:value="26" calcext:value-type="float">
            <text:p>26</text:p>
          </table:table-cell>
          <table:table-cell table:style-name="ce174" table:formula="of:=[.$C10]*[.T10]+[.$C11]*[.T11]+[.$C12]*[.T12]+[.$C13]*[.T13]+[.$C14]*[.T14]+[.$C15]*[.T15]+[.$C16]*[.T16]+[.$C17]*[.T17]+[.$C18]*[.T18]+[.$C19]*[.T19]+[.$C20]*[.T20]+[.$C21]*[.T21]+[.$C22]*[.T22]+[.$C23]*[.T23]+[.$C24]*[.T24]+[.$C25]*[.T25]+[.$C26]*[.T26]+[.$C27]*[.T27]+[.$C28]*[.T28]+[.$C29]*[.T29]+[.$C30]*[.T30]+[.$C31]*[.T31]+[.$C32]*[.T32]+[.$C33]*[.T33]+[.$C34]*[.T34]+[.$C35]*[.T35]+[.$C36]*[.T36]+[.$C37]*[.T37]+[.$C38]*[.T38]+[.$C39]*[.T39]+[.$C40]*[.T40]+[.$C41]*[.T41]+[.$C42]*[.T42]+[.$C43]*[.T43]+[.$C44]*[.T44]+[.$C45]*[.T45]+[.$C46]*[.T46]+[.$C47]*[.T47]+[.$C48]*[.T48]+[.$C49]*[.T49]+[.$C50]*[.T50]+[.$C51]*[.T51]+[.$C52]*[.T52]+[.$C53]*[.T53]+[.$C54]*[.T54]+[.$C55]*[.T55]+[.$C56]*[.T56]" office:value-type="float" office:value="24" calcext:value-type="float">
            <text:p>24</text:p>
          </table:table-cell>
          <table:table-cell table:style-name="ce174" table:formula="of:=[.$C10]*[.U10]+[.$C11]*[.U11]+[.$C12]*[.U12]+[.$C13]*[.U13]+[.$C14]*[.U14]+[.$C15]*[.U15]+[.$C16]*[.U16]+[.$C17]*[.U17]+[.$C18]*[.U18]+[.$C19]*[.U19]+[.$C20]*[.U20]+[.$C21]*[.U21]+[.$C22]*[.U22]+[.$C23]*[.U23]+[.$C24]*[.U24]+[.$C25]*[.U25]+[.$C26]*[.U26]+[.$C27]*[.U27]+[.$C28]*[.U28]+[.$C29]*[.U29]+[.$C30]*[.U30]+[.$C31]*[.U31]+[.$C32]*[.U32]+[.$C33]*[.U33]+[.$C34]*[.U34]+[.$C35]*[.U35]+[.$C36]*[.U36]+[.$C37]*[.U37]+[.$C38]*[.U38]+[.$C39]*[.U39]+[.$C40]*[.U40]+[.$C41]*[.U41]+[.$C42]*[.U42]+[.$C43]*[.U43]+[.$C44]*[.U44]+[.$C45]*[.U45]+[.$C46]*[.U46]+[.$C47]*[.U47]+[.$C48]*[.U48]+[.$C49]*[.U49]+[.$C50]*[.U50]+[.$C51]*[.U51]+[.$C52]*[.U52]+[.$C53]*[.U53]+[.$C54]*[.U54]+[.$C55]*[.U55]+[.$C56]*[.U56]" office:value-type="float" office:value="8" calcext:value-type="float">
            <text:p>8</text:p>
          </table:table-cell>
          <table:table-cell table:style-name="ce174" table:formula="of:=[.$C10]*[.V10]+[.$C11]*[.V11]+[.$C12]*[.V12]+[.$C13]*[.V13]+[.$C14]*[.V14]+[.$C15]*[.V15]+[.$C16]*[.V16]+[.$C17]*[.V17]+[.$C18]*[.V18]+[.$C19]*[.V19]+[.$C20]*[.V20]+[.$C21]*[.V21]+[.$C22]*[.V22]+[.$C23]*[.V23]+[.$C24]*[.V24]+[.$C25]*[.V25]+[.$C26]*[.V26]+[.$C27]*[.V27]+[.$C28]*[.V28]+[.$C29]*[.V29]+[.$C30]*[.V30]+[.$C31]*[.V31]+[.$C32]*[.V32]+[.$C33]*[.V33]+[.$C34]*[.V34]+[.$C35]*[.V35]+[.$C36]*[.V36]+[.$C37]*[.V37]+[.$C38]*[.V38]+[.$C39]*[.V39]+[.$C40]*[.V40]+[.$C41]*[.V41]+[.$C42]*[.V42]+[.$C43]*[.V43]+[.$C44]*[.V44]+[.$C45]*[.V45]+[.$C46]*[.V46]+[.$C47]*[.V47]+[.$C48]*[.V48]+[.$C49]*[.V49]+[.$C50]*[.V50]+[.$C51]*[.V51]+[.$C52]*[.V52]+[.$C53]*[.V53]+[.$C54]*[.V54]+[.$C55]*[.V55]+[.$C56]*[.V56]" office:value-type="float" office:value="61" calcext:value-type="float">
            <text:p>61</text:p>
          </table:table-cell>
          <table:table-cell table:style-name="ce174" table:formula="of:=[.$C10]*[.W10]+[.$C11]*[.W11]+[.$C12]*[.W12]+[.$C13]*[.W13]+[.$C14]*[.W14]+[.$C15]*[.W15]+[.$C16]*[.W16]+[.$C17]*[.W17]+[.$C18]*[.W18]+[.$C19]*[.W19]+[.$C20]*[.W20]+[.$C21]*[.W21]+[.$C22]*[.W22]+[.$C23]*[.W23]+[.$C24]*[.W24]+[.$C25]*[.W25]+[.$C26]*[.W26]+[.$C27]*[.W27]+[.$C28]*[.W28]+[.$C29]*[.W29]+[.$C30]*[.W30]+[.$C31]*[.W31]+[.$C32]*[.W32]+[.$C33]*[.W33]+[.$C34]*[.W34]+[.$C35]*[.W35]+[.$C36]*[.W36]+[.$C37]*[.W37]+[.$C38]*[.W38]+[.$C39]*[.W39]+[.$C40]*[.W40]+[.$C41]*[.W41]+[.$C42]*[.W42]+[.$C43]*[.W43]+[.$C44]*[.W44]+[.$C45]*[.W45]+[.$C46]*[.W46]+[.$C47]*[.W47]+[.$C48]*[.W48]+[.$C49]*[.W49]+[.$C50]*[.W50]+[.$C51]*[.W51]+[.$C52]*[.W52]+[.$C53]*[.W53]+[.$C54]*[.W54]+[.$C55]*[.W55]+[.$C56]*[.W56]" office:value-type="float" office:value="2" calcext:value-type="float">
            <text:p>2</text:p>
          </table:table-cell>
          <table:table-cell table:style-name="ce174" table:formula="of:=[.$C10]*[.X10]+[.$C11]*[.X11]+[.$C12]*[.X12]+[.$C13]*[.X13]+[.$C14]*[.X14]+[.$C15]*[.X15]+[.$C16]*[.X16]+[.$C17]*[.X17]+[.$C18]*[.X18]+[.$C19]*[.X19]+[.$C20]*[.X20]+[.$C21]*[.X21]+[.$C22]*[.X22]+[.$C23]*[.X23]+[.$C24]*[.X24]+[.$C25]*[.X25]+[.$C26]*[.X26]+[.$C27]*[.X27]+[.$C28]*[.X28]+[.$C29]*[.X29]+[.$C30]*[.X30]+[.$C31]*[.X31]+[.$C32]*[.X32]+[.$C33]*[.X33]+[.$C34]*[.X34]+[.$C35]*[.X35]+[.$C36]*[.X36]+[.$C37]*[.X37]+[.$C38]*[.X38]+[.$C39]*[.X39]+[.$C40]*[.X40]+[.$C41]*[.X41]+[.$C42]*[.X42]+[.$C43]*[.X43]+[.$C44]*[.X44]+[.$C45]*[.X45]+[.$C46]*[.X46]+[.$C47]*[.X47]+[.$C48]*[.X48]+[.$C49]*[.X49]+[.$C50]*[.X50]+[.$C51]*[.X51]+[.$C52]*[.X52]+[.$C53]*[.X53]+[.$C54]*[.X54]+[.$C55]*[.X55]+[.$C56]*[.X56]" office:value-type="float" office:value="0" calcext:value-type="float">
            <text:p>0</text:p>
          </table:table-cell>
          <table:table-cell table:style-name="ce174" table:formula="of:=[.$C10]*[.Y10]+[.$C11]*[.Y11]+[.$C12]*[.Y12]+[.$C13]*[.Y13]+[.$C14]*[.Y14]+[.$C15]*[.Y15]+[.$C16]*[.Y16]+[.$C17]*[.Y17]+[.$C18]*[.Y18]+[.$C19]*[.Y19]+[.$C20]*[.Y20]+[.$C21]*[.Y21]+[.$C22]*[.Y22]+[.$C23]*[.Y23]+[.$C24]*[.Y24]+[.$C25]*[.Y25]+[.$C26]*[.Y26]+[.$C27]*[.Y27]+[.$C28]*[.Y28]+[.$C29]*[.Y29]+[.$C30]*[.Y30]+[.$C31]*[.Y31]+[.$C32]*[.Y32]+[.$C33]*[.Y33]+[.$C34]*[.Y34]+[.$C35]*[.Y35]+[.$C36]*[.Y36]+[.$C37]*[.Y37]+[.$C38]*[.Y38]+[.$C39]*[.Y39]+[.$C40]*[.Y40]+[.$C41]*[.Y41]+[.$C42]*[.Y42]+[.$C43]*[.Y43]+[.$C44]*[.Y44]+[.$C45]*[.Y45]+[.$C46]*[.Y46]+[.$C47]*[.Y47]+[.$C48]*[.Y48]+[.$C49]*[.Y49]+[.$C50]*[.Y50]+[.$C51]*[.Y51]+[.$C52]*[.Y52]+[.$C53]*[.Y53]+[.$C54]*[.Y54]+[.$C55]*[.Y55]+[.$C56]*[.Y56]" office:value-type="float" office:value="4" calcext:value-type="float">
            <text:p>4</text:p>
          </table:table-cell>
          <table:table-cell table:style-name="ce174" table:formula="of:=[.$C10]*[.Z10]+[.$C11]*[.Z11]+[.$C12]*[.Z12]+[.$C13]*[.Z13]+[.$C14]*[.Z14]+[.$C15]*[.Z15]+[.$C16]*[.Z16]+[.$C17]*[.Z17]+[.$C18]*[.Z18]+[.$C19]*[.Z19]+[.$C20]*[.Z20]+[.$C21]*[.Z21]+[.$C22]*[.Z22]+[.$C23]*[.Z23]+[.$C24]*[.Z24]+[.$C25]*[.Z25]+[.$C26]*[.Z26]+[.$C27]*[.Z27]+[.$C28]*[.Z28]+[.$C29]*[.Z29]+[.$C30]*[.Z30]+[.$C31]*[.Z31]+[.$C32]*[.Z32]+[.$C33]*[.Z33]+[.$C34]*[.Z34]+[.$C35]*[.Z35]+[.$C36]*[.Z36]+[.$C37]*[.Z37]+[.$C38]*[.Z38]+[.$C39]*[.Z39]+[.$C40]*[.Z40]+[.$C41]*[.Z41]+[.$C42]*[.Z42]+[.$C43]*[.Z43]+[.$C44]*[.Z44]+[.$C45]*[.Z45]+[.$C46]*[.Z46]+[.$C47]*[.Z47]+[.$C48]*[.Z48]+[.$C49]*[.Z49]+[.$C50]*[.Z50]+[.$C51]*[.Z51]+[.$C52]*[.Z52]+[.$C53]*[.Z53]+[.$C54]*[.Z54]+[.$C55]*[.Z55]+[.$C56]*[.Z56]" office:value-type="float" office:value="54" calcext:value-type="float">
            <text:p>54</text:p>
          </table:table-cell>
          <table:table-cell table:style-name="ce174" table:formula="of:=[.$C10]*[.AA10]+[.$C11]*[.AA11]+[.$C12]*[.AA12]+[.$C13]*[.AA13]+[.$C14]*[.AA14]+[.$C15]*[.AA15]+[.$C16]*[.AA16]+[.$C17]*[.AA17]+[.$C18]*[.AA18]+[.$C19]*[.AA19]+[.$C20]*[.AA20]+[.$C21]*[.AA21]+[.$C22]*[.AA22]+[.$C23]*[.AA23]+[.$C24]*[.AA24]+[.$C25]*[.AA25]+[.$C26]*[.AA26]+[.$C27]*[.AA27]+[.$C28]*[.AA28]+[.$C29]*[.AA29]+[.$C30]*[.AA30]+[.$C31]*[.AA31]+[.$C32]*[.AA32]+[.$C33]*[.AA33]+[.$C34]*[.AA34]+[.$C35]*[.AA35]+[.$C36]*[.AA36]+[.$C37]*[.AA37]+[.$C38]*[.AA38]+[.$C39]*[.AA39]+[.$C40]*[.AA40]+[.$C41]*[.AA41]+[.$C42]*[.AA42]+[.$C43]*[.AA43]+[.$C44]*[.AA44]+[.$C45]*[.AA45]+[.$C46]*[.AA46]+[.$C47]*[.AA47]+[.$C48]*[.AA48]+[.$C49]*[.AA49]+[.$C50]*[.AA50]+[.$C51]*[.AA51]+[.$C52]*[.AA52]+[.$C53]*[.AA53]+[.$C54]*[.AA54]+[.$C55]*[.AA55]+[.$C56]*[.AA56]" office:value-type="float" office:value="6" calcext:value-type="float">
            <text:p>6</text:p>
          </table:table-cell>
          <table:table-cell table:style-name="ce174" table:formula="of:=[.$C10]*[.AB10]+[.$C11]*[.AB11]+[.$C12]*[.AB12]+[.$C13]*[.AB13]+[.$C14]*[.AB14]+[.$C15]*[.AB15]+[.$C16]*[.AB16]+[.$C17]*[.AB17]+[.$C18]*[.AB18]+[.$C19]*[.AB19]+[.$C20]*[.AB20]+[.$C21]*[.AB21]+[.$C22]*[.AB22]+[.$C23]*[.AB23]+[.$C24]*[.AB24]+[.$C25]*[.AB25]+[.$C26]*[.AB26]+[.$C27]*[.AB27]+[.$C28]*[.AB28]+[.$C29]*[.AB29]+[.$C30]*[.AB30]+[.$C31]*[.AB31]+[.$C32]*[.AB32]+[.$C33]*[.AB33]+[.$C34]*[.AB34]+[.$C35]*[.AB35]+[.$C36]*[.AB36]+[.$C37]*[.AB37]+[.$C38]*[.AB38]+[.$C39]*[.AB39]+[.$C40]*[.AB40]+[.$C41]*[.AB41]+[.$C42]*[.AB42]+[.$C43]*[.AB43]+[.$C44]*[.AB44]+[.$C45]*[.AB45]+[.$C46]*[.AB46]+[.$C47]*[.AB47]+[.$C48]*[.AB48]+[.$C49]*[.AB49]+[.$C50]*[.AB50]+[.$C51]*[.AB51]+[.$C52]*[.AB52]+[.$C53]*[.AB53]+[.$C54]*[.AB54]+[.$C55]*[.AB55]+[.$C56]*[.AB56]" office:value-type="float" office:value="4" calcext:value-type="float">
            <text:p>4</text:p>
          </table:table-cell>
          <table:table-cell table:style-name="ce174" table:formula="of:=[.$C10]*[.AC10]+[.$C11]*[.AC11]+[.$C12]*[.AC12]+[.$C13]*[.AC13]+[.$C14]*[.AC14]+[.$C15]*[.AC15]+[.$C16]*[.AC16]+[.$C17]*[.AC17]+[.$C18]*[.AC18]+[.$C19]*[.AC19]+[.$C20]*[.AC20]+[.$C21]*[.AC21]+[.$C22]*[.AC22]+[.$C23]*[.AC23]+[.$C24]*[.AC24]+[.$C25]*[.AC25]+[.$C26]*[.AC26]+[.$C27]*[.AC27]+[.$C28]*[.AC28]+[.$C29]*[.AC29]+[.$C30]*[.AC30]+[.$C31]*[.AC31]+[.$C32]*[.AC32]+[.$C33]*[.AC33]+[.$C34]*[.AC34]+[.$C35]*[.AC35]+[.$C36]*[.AC36]+[.$C37]*[.AC37]+[.$C38]*[.AC38]+[.$C39]*[.AC39]+[.$C40]*[.AC40]+[.$C41]*[.AC41]+[.$C42]*[.AC42]+[.$C43]*[.AC43]+[.$C44]*[.AC44]+[.$C45]*[.AC45]+[.$C46]*[.AC46]+[.$C47]*[.AC47]+[.$C48]*[.AC48]+[.$C49]*[.AC49]+[.$C50]*[.AC50]+[.$C51]*[.AC51]+[.$C52]*[.AC52]+[.$C53]*[.AC53]+[.$C54]*[.AC54]+[.$C55]*[.AC55]+[.$C56]*[.AC56]" office:value-type="float" office:value="55" calcext:value-type="float">
            <text:p>55</text:p>
          </table:table-cell>
          <table:table-cell table:style-name="ce174" table:formula="of:=[.$C10]*[.AD10]+[.$C11]*[.AD11]+[.$C12]*[.AD12]+[.$C13]*[.AD13]+[.$C14]*[.AD14]+[.$C15]*[.AD15]+[.$C16]*[.AD16]+[.$C17]*[.AD17]+[.$C18]*[.AD18]+[.$C19]*[.AD19]+[.$C20]*[.AD20]+[.$C21]*[.AD21]+[.$C22]*[.AD22]+[.$C23]*[.AD23]+[.$C24]*[.AD24]+[.$C25]*[.AD25]+[.$C26]*[.AD26]+[.$C27]*[.AD27]+[.$C28]*[.AD28]+[.$C29]*[.AD29]+[.$C30]*[.AD30]+[.$C31]*[.AD31]+[.$C32]*[.AD32]+[.$C33]*[.AD33]+[.$C34]*[.AD34]+[.$C35]*[.AD35]+[.$C36]*[.AD36]+[.$C37]*[.AD37]+[.$C38]*[.AD38]+[.$C39]*[.AD39]+[.$C40]*[.AD40]+[.$C41]*[.AD41]+[.$C42]*[.AD42]+[.$C43]*[.AD43]+[.$C44]*[.AD44]+[.$C45]*[.AD45]+[.$C46]*[.AD46]+[.$C47]*[.AD47]+[.$C48]*[.AD48]+[.$C49]*[.AD49]+[.$C50]*[.AD50]+[.$C51]*[.AD51]+[.$C52]*[.AD52]+[.$C53]*[.AD53]+[.$C54]*[.AD54]+[.$C55]*[.AD55]+[.$C56]*[.AD56]" office:value-type="float" office:value="293" calcext:value-type="float">
            <text:p>293</text:p>
          </table:table-cell>
          <table:table-cell table:style-name="ce174" table:formula="of:=[.$C10]*[.AE10]+[.$C11]*[.AE11]+[.$C12]*[.AE12]+[.$C13]*[.AE13]+[.$C14]*[.AE14]+[.$C15]*[.AE15]+[.$C16]*[.AE16]+[.$C17]*[.AE17]+[.$C18]*[.AE18]+[.$C19]*[.AE19]+[.$C20]*[.AE20]+[.$C21]*[.AE21]+[.$C22]*[.AE22]+[.$C23]*[.AE23]+[.$C24]*[.AE24]+[.$C25]*[.AE25]+[.$C26]*[.AE26]+[.$C27]*[.AE27]+[.$C28]*[.AE28]+[.$C29]*[.AE29]+[.$C30]*[.AE30]+[.$C31]*[.AE31]+[.$C32]*[.AE32]+[.$C33]*[.AE33]+[.$C34]*[.AE34]+[.$C35]*[.AE35]+[.$C36]*[.AE36]+[.$C37]*[.AE37]+[.$C38]*[.AE38]+[.$C39]*[.AE39]+[.$C40]*[.AE40]+[.$C41]*[.AE41]+[.$C42]*[.AE42]+[.$C43]*[.AE43]+[.$C44]*[.AE44]+[.$C45]*[.AE45]+[.$C46]*[.AE46]+[.$C47]*[.AE47]+[.$C48]*[.AE48]+[.$C49]*[.AE49]+[.$C50]*[.AE50]+[.$C51]*[.AE51]+[.$C52]*[.AE52]+[.$C53]*[.AE53]+[.$C54]*[.AE54]+[.$C55]*[.AE55]+[.$C56]*[.AE56]" office:value-type="float" office:value="8" calcext:value-type="float">
            <text:p>8</text:p>
          </table:table-cell>
          <table:table-cell table:style-name="ce174" table:formula="of:=[.$C10]*[.AF10]+[.$C11]*[.AF11]+[.$C12]*[.AF12]+[.$C13]*[.AF13]+[.$C14]*[.AF14]+[.$C15]*[.AF15]+[.$C16]*[.AF16]+[.$C17]*[.AF17]+[.$C18]*[.AF18]+[.$C19]*[.AF19]+[.$C20]*[.AF20]+[.$C21]*[.AF21]+[.$C22]*[.AF22]+[.$C23]*[.AF23]+[.$C24]*[.AF24]+[.$C25]*[.AF25]+[.$C26]*[.AF26]+[.$C27]*[.AF27]+[.$C28]*[.AF28]+[.$C29]*[.AF29]+[.$C30]*[.AF30]+[.$C31]*[.AF31]+[.$C32]*[.AF32]+[.$C33]*[.AF33]+[.$C34]*[.AF34]+[.$C35]*[.AF35]+[.$C36]*[.AF36]+[.$C37]*[.AF37]+[.$C38]*[.AF38]+[.$C39]*[.AF39]+[.$C40]*[.AF40]+[.$C41]*[.AF41]+[.$C42]*[.AF42]+[.$C43]*[.AF43]+[.$C44]*[.AF44]+[.$C45]*[.AF45]+[.$C46]*[.AF46]+[.$C47]*[.AF47]+[.$C48]*[.AF48]+[.$C49]*[.AF49]+[.$C50]*[.AF50]+[.$C51]*[.AF51]+[.$C52]*[.AF52]+[.$C53]*[.AF53]+[.$C54]*[.AF54]+[.$C55]*[.AF55]+[.$C56]*[.AF56]" office:value-type="float" office:value="18" calcext:value-type="float">
            <text:p>18</text:p>
          </table:table-cell>
          <table:table-cell table:style-name="ce174" table:formula="of:=[.$C10]*[.AG10]+[.$C11]*[.AG11]+[.$C12]*[.AG12]+[.$C13]*[.AG13]+[.$C14]*[.AG14]+[.$C15]*[.AG15]+[.$C16]*[.AG16]+[.$C17]*[.AG17]+[.$C18]*[.AG18]+[.$C19]*[.AG19]+[.$C20]*[.AG20]+[.$C21]*[.AG21]+[.$C22]*[.AG22]+[.$C23]*[.AG23]+[.$C24]*[.AG24]+[.$C25]*[.AG25]+[.$C26]*[.AG26]+[.$C27]*[.AG27]+[.$C28]*[.AG28]+[.$C29]*[.AG29]+[.$C30]*[.AG30]+[.$C31]*[.AG31]+[.$C32]*[.AG32]+[.$C33]*[.AG33]+[.$C34]*[.AG34]+[.$C35]*[.AG35]+[.$C36]*[.AG36]+[.$C37]*[.AG37]+[.$C38]*[.AG38]+[.$C39]*[.AG39]+[.$C40]*[.AG40]+[.$C41]*[.AG41]+[.$C42]*[.AG42]+[.$C43]*[.AG43]+[.$C44]*[.AG44]+[.$C45]*[.AG45]+[.$C46]*[.AG46]+[.$C47]*[.AG47]+[.$C48]*[.AG48]+[.$C49]*[.AG49]+[.$C50]*[.AG50]+[.$C51]*[.AG51]+[.$C52]*[.AG52]+[.$C53]*[.AG53]+[.$C54]*[.AG54]+[.$C55]*[.AG55]+[.$C56]*[.AG56]" office:value-type="float" office:value="19" calcext:value-type="float">
            <text:p>19</text:p>
          </table:table-cell>
          <table:table-cell table:style-name="ce174" table:formula="of:=[.$C10]*[.AH10]+[.$C11]*[.AH11]+[.$C12]*[.AH12]+[.$C13]*[.AH13]+[.$C14]*[.AH14]+[.$C15]*[.AH15]+[.$C16]*[.AH16]+[.$C17]*[.AH17]+[.$C18]*[.AH18]+[.$C19]*[.AH19]+[.$C20]*[.AH20]+[.$C21]*[.AH21]+[.$C22]*[.AH22]+[.$C23]*[.AH23]+[.$C24]*[.AH24]+[.$C25]*[.AH25]+[.$C26]*[.AH26]+[.$C27]*[.AH27]+[.$C28]*[.AH28]+[.$C29]*[.AH29]+[.$C30]*[.AH30]+[.$C31]*[.AH31]+[.$C32]*[.AH32]+[.$C33]*[.AH33]+[.$C34]*[.AH34]+[.$C35]*[.AH35]+[.$C36]*[.AH36]+[.$C37]*[.AH37]+[.$C38]*[.AH38]+[.$C39]*[.AH39]+[.$C40]*[.AH40]+[.$C41]*[.AH41]+[.$C42]*[.AH42]+[.$C43]*[.AH43]+[.$C44]*[.AH44]+[.$C45]*[.AH45]+[.$C46]*[.AH46]+[.$C47]*[.AH47]+[.$C48]*[.AH48]+[.$C49]*[.AH49]+[.$C50]*[.AH50]+[.$C51]*[.AH51]+[.$C52]*[.AH52]+[.$C53]*[.AH53]+[.$C54]*[.AH54]+[.$C55]*[.AH55]+[.$C56]*[.AH56]" office:value-type="float" office:value="6" calcext:value-type="float">
            <text:p>6</text:p>
          </table:table-cell>
          <table:table-cell table:style-name="ce174" table:formula="of:=[.$C10]*[.AI10]+[.$C11]*[.AI11]+[.$C12]*[.AI12]+[.$C13]*[.AI13]+[.$C14]*[.AI14]+[.$C15]*[.AI15]+[.$C16]*[.AI16]+[.$C17]*[.AI17]+[.$C18]*[.AI18]+[.$C19]*[.AI19]+[.$C20]*[.AI20]+[.$C21]*[.AI21]+[.$C22]*[.AI22]+[.$C23]*[.AI23]+[.$C24]*[.AI24]+[.$C25]*[.AI25]+[.$C26]*[.AI26]+[.$C27]*[.AI27]+[.$C28]*[.AI28]+[.$C29]*[.AI29]+[.$C30]*[.AI30]+[.$C31]*[.AI31]+[.$C32]*[.AI32]+[.$C33]*[.AI33]+[.$C34]*[.AI34]+[.$C35]*[.AI35]+[.$C36]*[.AI36]+[.$C37]*[.AI37]+[.$C38]*[.AI38]+[.$C39]*[.AI39]+[.$C40]*[.AI40]+[.$C41]*[.AI41]+[.$C42]*[.AI42]+[.$C43]*[.AI43]+[.$C44]*[.AI44]+[.$C45]*[.AI45]+[.$C46]*[.AI46]+[.$C47]*[.AI47]+[.$C48]*[.AI48]+[.$C49]*[.AI49]+[.$C50]*[.AI50]+[.$C51]*[.AI51]+[.$C52]*[.AI52]+[.$C53]*[.AI53]+[.$C54]*[.AI54]+[.$C55]*[.AI55]+[.$C56]*[.AI56]" office:value-type="float" office:value="3" calcext:value-type="float">
            <text:p>3</text:p>
          </table:table-cell>
          <table:table-cell table:style-name="ce174" table:formula="of:=[.$C10]*[.AJ10]+[.$C11]*[.AJ11]+[.$C12]*[.AJ12]+[.$C13]*[.AJ13]+[.$C14]*[.AJ14]+[.$C15]*[.AJ15]+[.$C16]*[.AJ16]+[.$C17]*[.AJ17]+[.$C18]*[.AJ18]+[.$C19]*[.AJ19]+[.$C20]*[.AJ20]+[.$C21]*[.AJ21]+[.$C22]*[.AJ22]+[.$C23]*[.AJ23]+[.$C24]*[.AJ24]+[.$C25]*[.AJ25]+[.$C26]*[.AJ26]+[.$C27]*[.AJ27]+[.$C28]*[.AJ28]+[.$C29]*[.AJ29]+[.$C30]*[.AJ30]+[.$C31]*[.AJ31]+[.$C32]*[.AJ32]+[.$C33]*[.AJ33]+[.$C34]*[.AJ34]+[.$C35]*[.AJ35]+[.$C36]*[.AJ36]+[.$C37]*[.AJ37]+[.$C38]*[.AJ38]+[.$C39]*[.AJ39]+[.$C40]*[.AJ40]+[.$C41]*[.AJ41]+[.$C42]*[.AJ42]+[.$C43]*[.AJ43]+[.$C44]*[.AJ44]+[.$C45]*[.AJ45]+[.$C46]*[.AJ46]+[.$C47]*[.AJ47]+[.$C48]*[.AJ48]+[.$C49]*[.AJ49]+[.$C50]*[.AJ50]+[.$C51]*[.AJ51]+[.$C52]*[.AJ52]+[.$C53]*[.AJ53]+[.$C54]*[.AJ54]+[.$C55]*[.AJ55]+[.$C56]*[.AJ56]" office:value-type="float" office:value="19" calcext:value-type="float">
            <text:p>19</text:p>
          </table:table-cell>
          <table:table-cell table:style-name="ce174" table:formula="of:=[.$C10]*[.AK10]+[.$C11]*[.AK11]+[.$C12]*[.AK12]+[.$C13]*[.AK13]+[.$C14]*[.AK14]+[.$C15]*[.AK15]+[.$C16]*[.AK16]+[.$C17]*[.AK17]+[.$C18]*[.AK18]+[.$C19]*[.AK19]+[.$C20]*[.AK20]+[.$C21]*[.AK21]+[.$C22]*[.AK22]+[.$C23]*[.AK23]+[.$C24]*[.AK24]+[.$C25]*[.AK25]+[.$C26]*[.AK26]+[.$C27]*[.AK27]+[.$C28]*[.AK28]+[.$C29]*[.AK29]+[.$C30]*[.AK30]+[.$C31]*[.AK31]+[.$C32]*[.AK32]+[.$C33]*[.AK33]+[.$C34]*[.AK34]+[.$C35]*[.AK35]+[.$C36]*[.AK36]+[.$C37]*[.AK37]+[.$C38]*[.AK38]+[.$C39]*[.AK39]+[.$C40]*[.AK40]+[.$C41]*[.AK41]+[.$C42]*[.AK42]+[.$C43]*[.AK43]+[.$C44]*[.AK44]+[.$C45]*[.AK45]+[.$C46]*[.AK46]+[.$C47]*[.AK47]+[.$C48]*[.AK48]+[.$C49]*[.AK49]+[.$C50]*[.AK50]+[.$C51]*[.AK51]+[.$C52]*[.AK52]+[.$C53]*[.AK53]+[.$C54]*[.AK54]+[.$C55]*[.AK55]+[.$C56]*[.AK56]" office:value-type="float" office:value="38" calcext:value-type="float">
            <text:p>38</text:p>
          </table:table-cell>
          <table:table-cell table:style-name="ce174" table:formula="of:=[.$C10]*[.AL10]+[.$C11]*[.AL11]+[.$C12]*[.AL12]+[.$C13]*[.AL13]+[.$C14]*[.AL14]+[.$C15]*[.AL15]+[.$C16]*[.AL16]+[.$C17]*[.AL17]+[.$C18]*[.AL18]+[.$C19]*[.AL19]+[.$C20]*[.AL20]+[.$C21]*[.AL21]+[.$C22]*[.AL22]+[.$C23]*[.AL23]+[.$C24]*[.AL24]+[.$C25]*[.AL25]+[.$C26]*[.AL26]+[.$C27]*[.AL27]+[.$C28]*[.AL28]+[.$C29]*[.AL29]+[.$C30]*[.AL30]+[.$C31]*[.AL31]+[.$C32]*[.AL32]+[.$C33]*[.AL33]+[.$C34]*[.AL34]+[.$C35]*[.AL35]+[.$C36]*[.AL36]+[.$C37]*[.AL37]+[.$C38]*[.AL38]+[.$C39]*[.AL39]+[.$C40]*[.AL40]+[.$C41]*[.AL41]+[.$C42]*[.AL42]+[.$C43]*[.AL43]+[.$C44]*[.AL44]+[.$C45]*[.AL45]+[.$C46]*[.AL46]+[.$C47]*[.AL47]+[.$C48]*[.AL48]+[.$C49]*[.AL49]+[.$C50]*[.AL50]+[.$C51]*[.AL51]+[.$C52]*[.AL52]+[.$C53]*[.AL53]+[.$C54]*[.AL54]+[.$C55]*[.AL55]+[.$C56]*[.AL56]" office:value-type="float" office:value="24" calcext:value-type="float">
            <text:p>24</text:p>
          </table:table-cell>
          <table:table-cell table:style-name="ce174" table:formula="of:=[.$C10]*[.AM10]+[.$C11]*[.AM11]+[.$C12]*[.AM12]+[.$C13]*[.AM13]+[.$C14]*[.AM14]+[.$C15]*[.AM15]+[.$C16]*[.AM16]+[.$C17]*[.AM17]+[.$C18]*[.AM18]+[.$C19]*[.AM19]+[.$C20]*[.AM20]+[.$C21]*[.AM21]+[.$C22]*[.AM22]+[.$C23]*[.AM23]+[.$C24]*[.AM24]+[.$C25]*[.AM25]+[.$C26]*[.AM26]+[.$C27]*[.AM27]+[.$C28]*[.AM28]+[.$C29]*[.AM29]+[.$C30]*[.AM30]+[.$C31]*[.AM31]+[.$C32]*[.AM32]+[.$C33]*[.AM33]+[.$C34]*[.AM34]+[.$C35]*[.AM35]+[.$C36]*[.AM36]+[.$C37]*[.AM37]+[.$C38]*[.AM38]+[.$C39]*[.AM39]+[.$C40]*[.AM40]+[.$C41]*[.AM41]+[.$C42]*[.AM42]+[.$C43]*[.AM43]+[.$C44]*[.AM44]+[.$C45]*[.AM45]+[.$C46]*[.AM46]+[.$C47]*[.AM47]+[.$C48]*[.AM48]+[.$C49]*[.AM49]+[.$C50]*[.AM50]+[.$C51]*[.AM51]+[.$C52]*[.AM52]+[.$C53]*[.AM53]+[.$C54]*[.AM54]+[.$C55]*[.AM55]+[.$C56]*[.AM56]" office:value-type="float" office:value="3" calcext:value-type="float">
            <text:p>3</text:p>
          </table:table-cell>
          <table:table-cell table:style-name="ce186" table:number-columns-repeated="980"/>
        </table:table-row>
        <table:table-row table:style-name="ro6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Всего цена</text:p>
          </table:table-cell>
          <table:table-cell table:style-name="ce173" table:formula="of:=[.E6]*[.E5]" office:value-type="currency" office:currency="USD" office:value="4.61052631578947" calcext:value-type="currency">
            <text:p>$4,61</text:p>
          </table:table-cell>
          <table:table-cell table:style-name="ce173" table:formula="of:=[.F6]*[.F5]" office:value-type="currency" office:currency="USD" office:value="1.20926315789474" calcext:value-type="currency">
            <text:p>$1,21</text:p>
          </table:table-cell>
          <table:table-cell table:style-name="ce173" table:formula="of:=[.G6]*[.G5]" office:value-type="currency" office:currency="USD" office:value="0" calcext:value-type="currency">
            <text:p>$0,00</text:p>
          </table:table-cell>
          <table:table-cell table:style-name="ce173" table:formula="of:=[.H6]*[.H5]" office:value-type="currency" office:currency="USD" office:value="4.07242105263158" calcext:value-type="currency">
            <text:p>$4,07</text:p>
          </table:table-cell>
          <table:table-cell table:style-name="ce173" table:formula="of:=[.I6]*[.I5]" office:value-type="currency" office:currency="USD" office:value="2.7621052631579" calcext:value-type="currency">
            <text:p>$2,76</text:p>
          </table:table-cell>
          <table:table-cell table:style-name="ce173" table:formula="of:=[.J6]*[.J5]" office:value-type="currency" office:currency="USD" office:value="6.71115789473686" calcext:value-type="currency">
            <text:p>$6,71</text:p>
          </table:table-cell>
          <table:table-cell table:style-name="ce173" table:formula="of:=[.K6]*[.K5]" office:value-type="currency" office:currency="USD" office:value="18.3227368421053" calcext:value-type="currency">
            <text:p>$18,32</text:p>
          </table:table-cell>
          <table:table-cell table:style-name="ce173" table:formula="of:=[.L6]*[.L5]" office:value-type="currency" office:currency="USD" office:value="0.856842105263158" calcext:value-type="currency">
            <text:p>$0,86</text:p>
          </table:table-cell>
          <table:table-cell table:style-name="ce173" table:formula="of:=[.M6]*[.M5]" office:value-type="currency" office:currency="USD" office:value="1.28652631578947" calcext:value-type="currency">
            <text:p>$1,29</text:p>
          </table:table-cell>
          <table:table-cell table:style-name="ce173" table:formula="of:=[.N6]*[.N5]" office:value-type="currency" office:currency="USD" office:value="0.940105263157895" calcext:value-type="currency">
            <text:p>$0,94</text:p>
          </table:table-cell>
          <table:table-cell table:style-name="ce173" table:formula="of:=[.O6]*[.O5]" office:value-type="currency" office:currency="USD" office:value="0.652631578947369" calcext:value-type="currency">
            <text:p>$0,65</text:p>
          </table:table-cell>
          <table:table-cell table:style-name="ce173" table:formula="of:=[.P6]*[.P5]" office:value-type="currency" office:currency="USD" office:value="0.209894736842106" calcext:value-type="currency">
            <text:p>$0,21</text:p>
          </table:table-cell>
          <table:table-cell table:style-name="ce173" table:formula="of:=[.Q6]*[.Q5]" office:value-type="currency" office:currency="USD" office:value="1.488" calcext:value-type="currency">
            <text:p>$1,49</text:p>
          </table:table-cell>
          <table:table-cell table:style-name="ce173" table:formula="of:=[.R6]*[.R5]" office:value-type="currency" office:currency="USD" office:value="1.07115789473684" calcext:value-type="currency">
            <text:p>$1,07</text:p>
          </table:table-cell>
          <table:table-cell table:style-name="ce173" table:formula="of:=[.S6]*[.S5]" office:value-type="currency" office:currency="USD" office:value="1.96505263157895" calcext:value-type="currency">
            <text:p>$1,97</text:p>
          </table:table-cell>
          <table:table-cell table:style-name="ce173" table:formula="of:=[.T6]*[.T5]" office:value-type="currency" office:currency="USD" office:value="2.29136842105263" calcext:value-type="currency">
            <text:p>$2,29</text:p>
          </table:table-cell>
          <table:table-cell table:style-name="ce173" table:formula="of:=[.U6]*[.U5]" office:value-type="currency" office:currency="USD" office:value="1.12" calcext:value-type="currency">
            <text:p>$1,12</text:p>
          </table:table-cell>
          <table:table-cell table:style-name="ce173" table:formula="of:=[.V6]*[.V5]" office:value-type="currency" office:currency="USD" office:value="3.18484210526316" calcext:value-type="currency">
            <text:p>$3,18</text:p>
          </table:table-cell>
          <table:table-cell table:style-name="ce173" table:formula="of:=[.W6]*[.W5]" office:value-type="currency" office:currency="USD" office:value="0.168421052631579" calcext:value-type="currency">
            <text:p>$0,17</text:p>
          </table:table-cell>
          <table:table-cell table:style-name="ce173" table:formula="of:=[.X6]*[.X5]" office:value-type="currency" office:currency="USD" office:value="0" calcext:value-type="currency">
            <text:p>$0,00</text:p>
          </table:table-cell>
          <table:table-cell table:style-name="ce173" table:formula="of:=[.Y6]*[.Y5]" office:value-type="currency" office:currency="USD" office:value="1.23031578947368" calcext:value-type="currency">
            <text:p>$1,23</text:p>
          </table:table-cell>
          <table:table-cell table:style-name="ce173" table:formula="of:=[.Z6]*[.Z5]" office:value-type="currency" office:currency="USD" office:value="2.01221052631579" calcext:value-type="currency">
            <text:p>$2,01</text:p>
          </table:table-cell>
          <table:table-cell table:style-name="ce173" table:formula="of:=[.AA6]*[.AA5]" office:value-type="currency" office:currency="USD" office:value="0.198315789473684" calcext:value-type="currency">
            <text:p>$0,20</text:p>
          </table:table-cell>
          <table:table-cell table:style-name="ce173" table:formula="of:=[.AB6]*[.AB5]" office:value-type="currency" office:currency="USD" office:value="0.218105263157895" calcext:value-type="currency">
            <text:p>$0,22</text:p>
          </table:table-cell>
          <table:table-cell table:style-name="ce173" table:formula="of:=[.AC6]*[.AC5]" office:value-type="currency" office:currency="USD" office:value="4.7245" calcext:value-type="currency">
            <text:p>$4,72</text:p>
          </table:table-cell>
          <table:table-cell table:style-name="ce184" table:formula="of:=[.AD6]*[.AD5]" office:value-type="currency" office:currency="USD" office:value="25.1687" calcext:value-type="currency">
            <text:p>$25,2</text:p>
          </table:table-cell>
          <table:table-cell table:style-name="ce173" table:formula="of:=[.AE6]*[.AE5]" office:value-type="currency" office:currency="USD" office:value="0.1872" calcext:value-type="currency">
            <text:p>$0,19</text:p>
          </table:table-cell>
          <table:table-cell table:style-name="ce173" table:formula="of:=[.AF6]*[.AF5]" office:value-type="currency" office:currency="USD" office:value="0.4518" calcext:value-type="currency">
            <text:p>$0,45</text:p>
          </table:table-cell>
          <table:table-cell table:style-name="ce173" table:formula="of:=[.AG6]*[.AG5]" office:value-type="currency" office:currency="USD" office:value="0.176" calcext:value-type="currency">
            <text:p>$0,18</text:p>
          </table:table-cell>
          <table:table-cell table:style-name="ce173" table:formula="of:=[.AH6]*[.AH5]" office:value-type="currency" office:currency="USD" office:value="0.0915789473684208" calcext:value-type="currency">
            <text:p>$0,09</text:p>
          </table:table-cell>
          <table:table-cell table:style-name="ce173" table:formula="of:=[.AI6]*[.AI5]" office:value-type="currency" office:currency="USD" office:value="0.212526315789474" calcext:value-type="currency">
            <text:p>$0,21</text:p>
          </table:table-cell>
          <table:table-cell table:style-name="ce184" table:formula="of:=[.AJ6]*[.AJ5]" office:value-type="currency" office:currency="USD" office:value="10.013" calcext:value-type="currency">
            <text:p>$10,0</text:p>
          </table:table-cell>
          <table:table-cell table:style-name="ce184" table:formula="of:=[.AK6]*[.AK5]" office:value-type="currency" office:currency="USD" office:value="16.15" calcext:value-type="currency">
            <text:p>$16,2</text:p>
          </table:table-cell>
          <table:table-cell table:style-name="ce184" table:formula="of:=[.AL6]*[.AL5]" office:value-type="currency" office:currency="USD" office:value="10.2" calcext:value-type="currency">
            <text:p>$10,2</text:p>
          </table:table-cell>
          <table:table-cell table:style-name="ce173" table:formula="of:=[.AM6]*[.AM5]" office:value-type="currency" office:currency="USD" office:value="1.509" calcext:value-type="currency">
            <text:p>$1,51</text:p>
          </table:table-cell>
          <table:table-cell table:style-name="ce186" table:number-columns-repeated="980"/>
        </table:table-row>
        <table:table-row table:style-name="ro7">
          <table:table-cell table:style-name="ce142"/>
          <table:table-cell table:style-name="ce155"/>
          <table:table-cell table:style-name="ce162"/>
          <table:table-cell table:style-name="ce168" office:value-type="string" calcext:value-type="string">
            <text:p>Ссылка</text:p>
          </table:table-cell>
          <table:table-cell table:style-name="ce164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3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5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912/2_5kh8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20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164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164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164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164" office:value-type="string" calcext:value-type="string">
            <text:p><text:a xlink:href="https://aliclick.shop/s/98tdf1" xlink:type="simple">AE</text:a></text:p>
          </table:table-cell>
          <table:table-cell table:style-name="ce164" office:value-type="string" calcext:value-type="string">
            <text:p><text:a xlink:href="https://aliclick.shop/s/98tdf1" xlink:type="simple">AE</text:a></text:p>
          </table:table-cell>
          <table:table-cell table:style-name="ce164" office:value-type="string" calcext:value-type="string">
            <text:p><text:a xlink:href="https://aliclick.shop/s/wmicc9" xlink:type="simple">AE</text:a></text:p>
          </table:table-cell>
          <table:table-cell table:style-name="ce164" office:value-type="string" calcext:value-type="string">
            <text:p><text:a xlink:href="https://aliclick.shop/s/wmicc9" xlink:type="simple">AE</text:a></text:p>
          </table:table-cell>
          <table:table-cell table:style-name="ce164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164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164" office:value-type="string" calcext:value-type="string">
            <text:p><text:a xlink:href="https://krep-shop.ru/katalog/shaiby/din_125/f8_4_m8_pl_nerzh_a2_din_125/" xlink:type="simple">Link</text:a></text:p>
          </table:table-cell>
          <table:table-cell table:style-name="ce164" office:value-type="string" calcext:value-type="string">
            <text:p><text:a xlink:href="https://aliclick.shop/s/ynp7je" xlink:type="simple">AE</text:a></text:p>
          </table:table-cell>
          <table:table-cell table:style-name="ce164" office:value-type="string" calcext:value-type="string">
            <text:p><text:a xlink:href="https://aliclick.shop/s/fcdz1a" xlink:type="simple">AE</text:a></text:p>
          </table:table-cell>
          <table:table-cell table:style-name="ce164" office:value-type="string" calcext:value-type="string">
            <text:p><text:a xlink:href="https://aliclick.shop/s/nh5fvo" xlink:type="simple">AE</text:a></text:p>
          </table:table-cell>
          <table:table-cell table:style-name="ce164" office:value-type="string" calcext:value-type="string">
            <text:p><text:a xlink:href="https://aliclick.shop/s/db73tn" xlink:type="simple">AE</text:a></text:p>
          </table:table-cell>
          <table:table-cell table:number-columns-repeated="980"/>
        </table:table-row>
        <table:table-row table:style-name="ro6">
          <table:table-cell table:style-name="ce143" office:value-type="string" calcext:value-type="string">
            <text:p>Обозначение</text:p>
          </table:table-cell>
          <table:table-cell table:style-name="ce143" office:value-type="string" calcext:value-type="string">
            <text:p>Наименование</text:p>
          </table:table-cell>
          <table:table-cell table:style-name="ce143" office:value-type="string" calcext:value-type="string">
            <text:p>Ед.</text:p>
          </table:table-cell>
          <table:table-cell table:style-name="ce170" table:number-columns-repeated="36"/>
          <table:table-cell table:number-columns-repeated="980"/>
        </table:table-row>
        <table:table-row table:style-name="ro6">
          <table:table-cell table:style-name="ce144" office:value-type="string" calcext:value-type="string">
            <text:p>V07-00-00</text:p>
          </table:table-cell>
          <table:table-cell table:style-name="ce144" office:value-type="string" calcext:value-type="string">
            <text:p>K3D VOSTOK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30+2*[$Настройки.B11]" office:value-type="float" office:value="34" calcext:value-type="float">
            <text:p>3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7-01-00</text:p>
          </table:table-cell>
          <table:table-cell table:style-name="ce156" office:value-type="string" calcext:value-type="string">
            <text:p>XY portal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FLOOR([$'Покупные изделия'.C34]/30;1)*2" office:value-type="float" office:value="20" calcext:value-type="float">
            <text:p>20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V11]" office:value-type="float" office:value="20" calcext:value-type="float">
            <text:p>20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1-00</text:p>
          </table:table-cell>
          <table:table-cell table:style-name="ce156" office:value-type="string" calcext:value-type="string">
            <text:p>X axi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CEILING([$'Покупные изделия'.C28]/20;1)" office:value-type="float" office:value="25" calcext:value-type="float">
            <text:p>25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V12]" office:value-type="float" office:value="25" calcext:value-type="float">
            <text:p>25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1-00</text:p>
          </table:table-cell>
          <table:table-cell table:style-name="ce156" office:value-type="string" calcext:value-type="string">
            <text:p>Y axis carria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formula="of:=[$'Печатные изделия'.H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 table:formula="of:=[.S13]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$Настройки.B3]*2*[.C13]" office:value-type="float" office:value="8" calcext:value-type="float">
            <text:p>8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2-00</text:p>
          </table:table-cell>
          <table:table-cell table:style-name="ce156" office:value-type="string" calcext:value-type="string">
            <text:p>BMG print head</text:p>
          </table:table-cell>
          <table:table-cell table:style-name="ce164" table:formula="of:=IF([$Настройки.B4]=[$БД.A3];1;0)*[$Настройки.B3]" office:value-type="float" office:value="0" calcext:value-type="float">
            <text:p>0</text:p>
          </table:table-cell>
          <table:table-cell table:style-name="ce170"/>
          <table:table-cell table:style-name="ce175" office:value-type="float" office:value="4" calcext:value-type="float">
            <text:p>4</text:p>
          </table:table-cell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3" calcext:value-type="float">
            <text:p>3</text:p>
          </table:table-cell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5]*2" office:value-type="float" office:value="0" calcext:value-type="float">
            <text:p>0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3-00</text:p>
          </table:table-cell>
          <table:table-cell table:style-name="ce156" office:value-type="string" calcext:value-type="string">
            <text:p>Matrix print head</text:p>
          </table:table-cell>
          <table:table-cell table:style-name="ce164" table:formula="of:=[$'Покупные изделия'.D6]" office:value-type="float" office:value="0" calcext:value-type="float">
            <text:p>0</text:p>
          </table:table-cell>
          <table:table-cell table:style-name="ce170"/>
          <table:table-cell table:style-name="ce175" office:value-type="float" office:value="6" calcext:value-type="float">
            <text:p>6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7]*2" office:value-type="float" office:value="0" calcext:value-type="float">
            <text:p>0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4-00</text:p>
          </table:table-cell>
          <table:table-cell table:style-name="ce156" office:value-type="string" calcext:value-type="string">
            <text:p>Lite print head</text:p>
          </table:table-cell>
          <table:table-cell table:style-name="ce164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170"/>
          <table:table-cell table:style-name="ce175" office:value-type="float" office:value="6" calcext:value-type="float">
            <text:p>6</text:p>
          </table:table-cell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4" calcext:value-type="float">
            <text:p>4</text:p>
          </table:table-cell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9]*2" office:value-type="float" office:value="4" calcext:value-type="float">
            <text:p>4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2-00</text:p>
          </table:table-cell>
          <table:table-cell table:style-name="ce156" office:value-type="string" calcext:value-type="string">
            <text:p>X axis driv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office:value-type="float" office:value="3" calcext:value-type="float">
            <text:p>3</text:p>
          </table:table-cell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2*[.C21]" office:value-type="float" office:value="4" calcext:value-type="float">
            <text:p>4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3-00</text:p>
          </table:table-cell>
          <table:table-cell table:style-name="ce156" office:value-type="string" calcext:value-type="string">
            <text:p>Y axis driv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office:value-type="float" office:value="8" calcext:value-type="float">
            <text:p>8</text:p>
          </table:table-cell>
          <table:table-cell table:style-name="ce177"/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3" calcext:value-type="float">
            <text:p>3</text:p>
          </table:table-cell>
          <table:table-cell table:style-name="ce177"/>
          <table:table-cell table:style-name="ce175"/>
          <table:table-cell table:style-name="ce177"/>
          <table:table-cell table:style-name="ce175" office:value-type="float" office:value="3" calcext:value-type="float">
            <text:p>3</text:p>
          </table:table-cell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23]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4-00</text:p>
          </table:table-cell>
          <table:table-cell table:style-name="ce156" office:value-type="string" calcext:value-type="string">
            <text:p>Left belt tension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[.H25]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5-00</text:p>
          </table:table-cell>
          <table:table-cell table:style-name="ce156" office:value-type="string" calcext:value-type="string">
            <text:p>Right belt tension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6-00</text:p>
          </table:table-cell>
          <table:table-cell table:style-name="ce156" office:value-type="string" calcext:value-type="string">
            <text:p>X axis mechanical endstop</text:p>
          </table:table-cell>
          <table:table-cell table:style-name="ce164" table:formula="of:=[$'Покупные изделия'.D63]/2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7-00</text:p>
          </table:table-cell>
          <table:table-cell table:style-name="ce156" office:value-type="string" calcext:value-type="string">
            <text:p>Y axis mechanical endstop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7-02-00</text:p>
          </table:table-cell>
          <table:table-cell table:style-name="ce156" office:value-type="string" calcext:value-type="string">
            <text:p>Lower fram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7-03-00</text:p>
          </table:table-cell>
          <table:table-cell table:style-name="ce156" office:value-type="string" calcext:value-type="string">
            <text:p>Z axi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1-00</text:p>
          </table:table-cell>
          <table:table-cell table:style-name="ce156" office:value-type="string" calcext:value-type="string">
            <text:p>Z axis guide</text:p>
          </table:table-cell>
          <table:table-cell table:style-name="ce164" table:formula="of:=[$Настройки.B11]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3" calcext:value-type="float">
            <text:p>3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6" calcext:value-type="float">
            <text:p>6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3" calcext:value-type="float">
            <text:p>3</text:p>
          </table:table-cell>
          <table:table-cell table:style-name="ce177"/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 office:value-type="float" office:value="3" calcext:value-type="float">
            <text:p>3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2-00</text:p>
          </table:table-cell>
          <table:table-cell table:style-name="ce156" office:value-type="string" calcext:value-type="string">
            <text:p>Z axis driv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3" calcext:value-type="float">
            <text:p>3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3-00</text:p>
          </table:table-cell>
          <table:table-cell table:style-name="ce156" office:value-type="string" calcext:value-type="string">
            <text:p>Heatbed frame</text:p>
          </table:table-cell>
          <table:table-cell table:style-name="ce164" table:formula="of:=IF([$Настройки.B11]=2;1;0)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5-03-03-01-00</text:p>
          </table:table-cell>
          <table:table-cell table:style-name="ce156" office:value-type="string" calcext:value-type="string">
            <text:p>Bed arm</text:p>
          </table:table-cell>
          <table:table-cell table:style-name="ce164" table:formula="of:=IF([Настройки.$B$10]=4;2;3)*[.C39]" office:value-type="float" office:value="3" calcext:value-type="float">
            <text:p>3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 table:formula="of:=IF([$Настройки.B11]=2;10;20)" office:value-type="float" office:value="10" calcext:value-type="float">
            <text:p>10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IF([$Настройки.$B$10]&gt;6;3;2)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[.S40]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 table:formula="of:=[.H40]+[.S40]" office:value-type="float" office:value="12" calcext:value-type="float">
            <text:p>1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5-03-04-00</text:p>
          </table:table-cell>
          <table:table-cell table:style-name="ce156" office:value-type="string" calcext:value-type="string">
            <text:p>Heatbed install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[$Настройки.B10]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[.R41]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[.R41]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5-00</text:p>
          </table:table-cell>
          <table:table-cell table:style-name="ce156" office:value-type="string" calcext:value-type="string">
            <text:p>Optical endstop install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 office:value-type="float" office:value="3" calcext:value-type="float">
            <text:p>3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3" calcext:value-type="float">
            <text:p>3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6-00</text:p>
          </table:table-cell>
          <table:table-cell table:style-name="ce156" office:value-type="string" calcext:value-type="string">
            <text:p>Optical endstop trigger</text:p>
          </table:table-cell>
          <table:table-cell table:style-name="ce164" table:formula="of:=[.C42]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7-00</text:p>
          </table:table-cell>
          <table:table-cell table:style-name="ce156" office:value-type="string" calcext:value-type="string">
            <text:p>Quad guide nut install</text:p>
          </table:table-cell>
          <table:table-cell table:style-name="ce164" table:formula="of:=IF([$Настройки.B12]=4;2;0)" office:value-type="float" office:value="0" calcext:value-type="float">
            <text:p>0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7-04-00</text:p>
          </table:table-cell>
          <table:table-cell table:style-name="ce156" office:value-type="string" calcext:value-type="string">
            <text:p>Enclosur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 office:value-type="float" office:value="201" calcext:value-type="float">
            <text:p>201</text:p>
          </table:table-cell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 office:value-type="float" office:value="201" calcext:value-type="float">
            <text:p>20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5-04-07-00</text:p>
          </table:table-cell>
          <table:table-cell table:style-name="ce156" office:value-type="string" calcext:value-type="string">
            <text:p>Front door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 office:value-type="float" office:value="4" calcext:value-type="float">
            <text:p>4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5-04-09-00</text:p>
          </table:table-cell>
          <table:table-cell table:style-name="ce156" office:value-type="string" calcext:value-type="string">
            <text:p>Back doo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5-04-10-00</text:p>
          </table:table-cell>
          <table:table-cell table:style-name="ce156" office:value-type="string" calcext:value-type="string">
            <text:p>Back door lock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5-05-00</text:p>
          </table:table-cell>
          <table:table-cell table:style-name="ce156" office:value-type="string" calcext:value-type="string">
            <text:p>Electronic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7-06-00</text:p>
          </table:table-cell>
          <table:table-cell table:style-name="ce156" office:value-type="string" calcext:value-type="string">
            <text:p>Addition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6-01-00</text:p>
          </table:table-cell>
          <table:table-cell table:style-name="ce156" office:value-type="string" calcext:value-type="string">
            <text:p>Inner spool holder</text:p>
          </table:table-cell>
          <table:table-cell table:style-name="ce164" table:formula="of:=IF([$Настройки.B7]&lt;300;1;2)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4" calcext:value-type="float">
            <text:p>4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5-06-01-01-00</text:p>
          </table:table-cell>
          <table:table-cell table:style-name="ce156" office:value-type="string" calcext:value-type="string">
            <text:p>Inner spool holder rocker</text:p>
          </table:table-cell>
          <table:table-cell table:style-name="ce164" table:formula="of:=[.C53]*2" office:value-type="float" office:value="4" calcext:value-type="float">
            <text:p>4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5-07-00</text:p>
          </table:table-cell>
          <table:table-cell table:style-name="ce156" office:value-type="string" calcext:value-type="string">
            <text:p>Enclosure top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office:value-type="float" office:value="68" calcext:value-type="float">
            <text:p>68</text:p>
          </table:table-cell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5-07-06-00</text:p>
          </table:table-cell>
          <table:table-cell table:style-name="ce156" office:value-type="string" calcext:value-type="string">
            <text:p>Enclosure top hin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5" calcext:value-type="float">
            <text:p>5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/>
          <table:table-cell table:style-name="ce158"/>
          <table:table-cell table:style-name="ce166"/>
          <table:table-cell table:style-name="ce158" table:number-columns-repeated="2"/>
          <table:table-cell table:style-name="ce158" office:value-type="string" calcext:value-type="string">
            <text:p><text:s/></text:p>
          </table:table-cell>
          <table:table-cell table:style-name="ce158" table:number-columns-repeated="30"/>
          <table:table-cell table:number-columns-repeated="983"/>
        </table:table-row>
        <table:table-row table:style-name="ro6" table:number-rows-repeated="6">
          <table:table-cell/>
          <table:table-cell table:style-name="ce158"/>
          <table:table-cell table:style-name="ce166"/>
          <table:table-cell table:style-name="ce158" table:number-columns-repeated="33"/>
          <table:table-cell table:number-columns-repeated="983"/>
        </table:table-row>
        <table:table-row table:style-name="ro6" table:number-rows-repeated="1048512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Профиль алюминиевый" table:style-name="ta1">
        <office:forms form:automatic-focus="false" form:apply-design-mode="false"/>
        <table:table-column table:style-name="co15" table:default-cell-style-name="ce130"/>
        <table:table-column table:style-name="co16" table:default-cell-style-name="ce130"/>
        <table:table-column table:style-name="co3" table:default-cell-style-name="ce130"/>
        <table:table-column table:style-name="co17" table:default-cell-style-name="ce130"/>
        <table:table-column table:style-name="co18" table:visibility="collapse" table:number-columns-repeated="3" table:default-cell-style-name="ce130"/>
        <table:table-column table:style-name="co18" table:default-cell-style-name="ce200"/>
        <table:table-column table:style-name="co3" table:number-columns-repeated="1016" table:default-cell-style-name="ce130"/>
        <table:table-row table:style-name="ro9">
          <table:table-cell table:style-name="ce8" office:value-type="string" calcext:value-type="string">
            <text:p>Наименование детали</text:p>
          </table:table-cell>
          <table:table-cell table:style-name="ce8" office:value-type="string" calcext:value-type="string">
            <text:p>Тип профиля</text:p>
          </table:table-cell>
          <table:table-cell table:style-name="ce8" office:value-type="string" calcext:value-type="string">
            <text:p>Длина</text:p>
            <text:p>[м]</text:p>
          </table:table-cell>
          <table:table-cell table:style-name="ce8" office:value-type="string" calcext:value-type="string">
            <text:p>Количество</text:p>
            <text:p>[шт]</text:p>
          </table:table-cell>
          <table:table-cell table:style-name="ce8" office:value-type="string" calcext:value-type="string">
            <text:p>Цена профиля</text:p>
            <text:p>[руб/мм]</text:p>
          </table:table-cell>
          <table:table-cell table:style-name="ce8" office:value-type="string" calcext:value-type="string">
            <text:p>Цена профиля</text:p>
            <text:p>[$/мм]</text:p>
          </table:table-cell>
          <table:table-cell table:style-name="ce8" office:value-type="string" calcext:value-type="string">
            <text:p>Цена реза</text:p>
            <text:p>[$]</text:p>
          </table:table-cell>
          <table:table-cell table:style-name="ce242" office:value-type="string" calcext:value-type="string">
            <text:p>Итого стоимость</text:p>
            <text:p>[$]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 table:number-columns-spanned="8" table:number-rows-spanned="1">
            <text:p>Портал</text:p>
          </table:table-cell>
          <table:covered-table-cell table:number-columns-repeated="6" table:style-name="ce8"/>
          <table:covered-table-cell table:style-name="ce242"/>
          <table:table-cell table:number-columns-repeated="1016"/>
        </table:table-row>
        <table:table-row table:style-name="ro6">
          <table:table-cell table:style-name="ce129" office:value-type="string" calcext:value-type="string">
            <text:p>Продольная балка портала</text:p>
          </table:table-cell>
          <table:table-cell table:style-name="ce129" table:content-validation-name="val16" office:value-type="string" calcext:value-type="string">
            <text:p>2060 T-slot</text:p>
          </table:table-cell>
          <table:table-cell table:style-name="ce226" table:formula="of:=[$Расчёты.B20]-40" office:value-type="float" office:value="450" calcext:value-type="float">
            <text:p>45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3]=&quot;2020 T-slot&quot;;627;[.B3]=&quot;2040 T-slot&quot;;1187;[.B3]=&quot;2060 T-slot&quot;;1598;[.B3]=&quot;2020 V-slot&quot;;4.49;[.B3]=&quot;2040 V-slot&quot;;598;[.B3]=&quot;2060 V-slot&quot;;1575;[.B3]=&quot;2020 T-slot облегчённый&quot;;445)/1000" office:value-type="currency" office:currency="RUB" office:value="1.598" calcext:value-type="currency">
            <text:p>1,60 ₽</text:p>
          </table:table-cell>
          <table:table-cell table:style-name="ce190" table:formula="of:=[.E3]/[Настройки.$B$22]" office:value-type="currency" office:currency="USD" office:value="0.0168210526315789" calcext:value-type="currency">
            <text:p>$0,016821</text:p>
          </table:table-cell>
          <table:table-cell table:style-name="ce195" table:formula="of:=20/[$Настройки.$B$22]" office:value-type="currency" office:currency="USD" office:value="0.210526315789474" calcext:value-type="currency">
            <text:p>$0,21</text:p>
          </table:table-cell>
          <table:table-cell table:style-name="ce195" table:formula="of:=[.D3]*([.C3]*[.F3]+[.G3]+IF([.D3]&lt;&gt;0;[.G3]/[.D3];0))" office:value-type="currency" office:currency="USD" office:value="15.7705263157895" calcext:value-type="currency">
            <text:p>$15,77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портал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19]" office:value-type="float" office:value="650" calcext:value-type="float">
            <text:p>65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4]=&quot;2020 T-slot&quot;;627;[.B4]=&quot;2040 T-slot&quot;;1187;[.B4]=&quot;2060 T-slot&quot;;1598;[.B4]=&quot;2020 V-slot&quot;;4.49;[.B4]=&quot;2040 V-slot&quot;;598;[.B4]=&quot;2060 V-slot&quot;;1575;[.B4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4]/[Настройки.$B$22]" office:value-type="currency" office:currency="USD" office:value="0.0066" calcext:value-type="currency">
            <text:p>$0,006600</text:p>
          </table:table-cell>
          <table:table-cell table:style-name="ce195" table:formula="of:=20/[$Настройки.$B$22]" office:value-type="currency" office:currency="USD" office:value="0.210526315789474" calcext:value-type="currency">
            <text:p>$0,21</text:p>
          </table:table-cell>
          <table:table-cell table:style-name="ce195" table:formula="of:=[.D4]*([.C4]*[.F4]+[.G4]+IF([.D4]&lt;&gt;0;[.G4]/[.D4];0))" office:value-type="currency" office:currency="USD" office:value="9.21157894736842" calcext:value-type="currency">
            <text:p>$9,21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Вспомогательная балка портал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19]-120" office:value-type="float" office:value="530" calcext:value-type="float">
            <text:p>53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5]=&quot;2020 T-slot&quot;;627;[.B5]=&quot;2040 T-slot&quot;;1187;[.B5]=&quot;2060 T-slot&quot;;1598;[.B5]=&quot;2020 V-slot&quot;;4.49;[.B5]=&quot;2040 V-slot&quot;;598;[.B5]=&quot;2060 V-slot&quot;;1575;[.B5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5]/[Настройки.$B$22]" office:value-type="currency" office:currency="USD" office:value="0.0066" calcext:value-type="currency">
            <text:p>$0,006600</text:p>
          </table:table-cell>
          <table:table-cell table:style-name="ce195" table:formula="of:=20/[$Настройки.$B$22]" office:value-type="currency" office:currency="USD" office:value="0.210526315789474" calcext:value-type="currency">
            <text:p>$0,21</text:p>
          </table:table-cell>
          <table:table-cell table:style-name="ce195" table:formula="of:=[.D5]*([.C5]*[.F5]+[.G5]+IF([.D5]&lt;&gt;0;[.G5]/[.D5];0))" office:value-type="currency" office:currency="USD" office:value="3.91905263157895" calcext:value-type="currency">
            <text:p>$3,92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 table:number-columns-spanned="8" table:number-rows-spanned="1">
            <text:p>Нижняя часть рамы</text:p>
          </table:table-cell>
          <table:covered-table-cell table:number-columns-repeated="3" table:style-name="ce8"/>
          <table:covered-table-cell table:style-name="ce188" table:formula="of:=COM.MICROSOFT.IFS([.B6]=&quot;2020 T-slot&quot;;627;[.B6]=&quot;2040 T-slot&quot;;1187;[.B6]=&quot;2060 T-slot&quot;;1598;[.B6]=&quot;2020 V-slot&quot;;4.49;[.B6]=&quot;2040 V-slot&quot;;598;[.B6]=&quot;2060 V-slot&quot;;1575;[.B6]=&quot;2020 T-slot облегчённый&quot;;445)/1000" office:value-type="string" office:string-value="" calcext:value-type="error">
            <text:p>#Н/Д</text:p>
          </table:covered-table-cell>
          <table:covered-table-cell table:style-name="ce190" table:formula="of:=[.E6]/[Настройки.$B$22]" office:value-type="string" office:string-value="" calcext:value-type="error">
            <text:p>#Н/Д</text:p>
          </table:covered-table-cell>
          <table:covered-table-cell table:style-name="ce8"/>
          <table:covered-table-cell table:style-name="ce195" table:formula="of:=[.D6]*([.C6]*[.F6]+[.G6]+IF([.D6]&lt;&gt;0;[.G6]/[.D6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Угловая стойк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1]-20+[$Расчёты.B22]" office:value-type="float" office:value="440" calcext:value-type="float">
            <text:p>440,00</text:p>
          </table:table-cell>
          <table:table-cell table:style-name="ce129" office:value-type="float" office:value="4" calcext:value-type="float">
            <text:p>4</text:p>
          </table:table-cell>
          <table:table-cell table:style-name="ce188" table:formula="of:=COM.MICROSOFT.IFS([.B7]=&quot;2020 T-slot&quot;;627;[.B7]=&quot;2040 T-slot&quot;;1187;[.B7]=&quot;2060 T-slot&quot;;1598;[.B7]=&quot;2020 V-slot&quot;;4.49;[.B7]=&quot;2040 V-slot&quot;;598;[.B7]=&quot;2060 V-slot&quot;;1575;[.B7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7]/[Настройки.$B$22]" office:value-type="currency" office:currency="USD" office:value="0.0066" calcext:value-type="currency">
            <text:p>$0,006600</text:p>
          </table:table-cell>
          <table:table-cell table:style-name="ce195" table:formula="of:=20/[$Настройки.$B$22]" office:value-type="currency" office:currency="USD" office:value="0.210526315789474" calcext:value-type="currency">
            <text:p>$0,21</text:p>
          </table:table-cell>
          <table:table-cell table:style-name="ce195" table:formula="of:=[.D7]*([.C7]*[.F7]+[.G7]+IF([.D7]&lt;&gt;0;[.G7]/[.D7];0))" office:value-type="currency" office:currency="USD" office:value="12.6686315789474" calcext:value-type="currency">
            <text:p>$12,67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Вспомогательная стойк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1]-40" office:value-type="float" office:value="390" calcext:value-type="float">
            <text:p>39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8]/[Настройки.$B$22]" office:value-type="currency" office:currency="USD" office:value="0.0066" calcext:value-type="currency">
            <text:p>$0,006600</text:p>
          </table:table-cell>
          <table:table-cell table:style-name="ce195" table:formula="of:=20/[$Настройки.$B$22]" office:value-type="currency" office:currency="USD" office:value="0.210526315789474" calcext:value-type="currency">
            <text:p>$0,21</text:p>
          </table:table-cell>
          <table:table-cell table:style-name="ce195" table:formula="of:=[.D8]*([.C8]*[.F8]+[.G8]+IF([.D8]&lt;&gt;0;[.G8]/[.D8];0))" office:value-type="currency" office:currency="USD" office:value="5.77957894736842" calcext:value-type="currency">
            <text:p>$5,78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Вспомогательная поперечин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19]-40" office:value-type="float" office:value="610" calcext:value-type="float">
            <text:p>61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9]=&quot;2020 T-slot&quot;;627;[.B9]=&quot;2040 T-slot&quot;;1187;[.B9]=&quot;2060 T-slot&quot;;1598;[.B9]=&quot;2020 V-slot&quot;;4.49;[.B9]=&quot;2040 V-slot&quot;;598;[.B9]=&quot;2060 V-slot&quot;;1575;[.B9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9]/[Настройки.$B$22]" office:value-type="currency" office:currency="USD" office:value="0.0066" calcext:value-type="currency">
            <text:p>$0,006600</text:p>
          </table:table-cell>
          <table:table-cell table:style-name="ce195" table:formula="of:=20/[$Настройки.$B$22]" office:value-type="currency" office:currency="USD" office:value="0.210526315789474" calcext:value-type="currency">
            <text:p>$0,21</text:p>
          </table:table-cell>
          <table:table-cell table:style-name="ce195" table:formula="of:=[.D9]*([.C9]*[.F9]+[.G9]+IF([.D9]&lt;&gt;0;[.G9]/[.D9];0))" office:value-type="currency" office:currency="USD" office:value="4.44705263157895" calcext:value-type="currency">
            <text:p>$4,45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основания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19]-40" office:value-type="float" office:value="610" calcext:value-type="float">
            <text:p>61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10]=&quot;2020 T-slot&quot;;627;[.B10]=&quot;2040 T-slot&quot;;1187;[.B10]=&quot;2060 T-slot&quot;;1598;[.B10]=&quot;2020 V-slot&quot;;4.49;[.B10]=&quot;2040 V-slot&quot;;598;[.B10]=&quot;2060 V-slot&quot;;1575;[.B10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0]/[Настройки.$B$22]" office:value-type="currency" office:currency="USD" office:value="0.0066" calcext:value-type="currency">
            <text:p>$0,006600</text:p>
          </table:table-cell>
          <table:table-cell table:style-name="ce195" table:formula="of:=20/[$Настройки.$B$22]" office:value-type="currency" office:currency="USD" office:value="0.210526315789474" calcext:value-type="currency">
            <text:p>$0,21</text:p>
          </table:table-cell>
          <table:table-cell table:style-name="ce195" table:formula="of:=[.D10]*([.C10]*[.F10]+[.G10]+IF([.D10]&lt;&gt;0;[.G10]/[.D10];0))" office:value-type="currency" office:currency="USD" office:value="8.68357894736842" calcext:value-type="currency">
            <text:p>$8,68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родольная балка основания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0]-40" office:value-type="float" office:value="450" calcext:value-type="float">
            <text:p>45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11]=&quot;2020 T-slot&quot;;627;[.B11]=&quot;2040 T-slot&quot;;1187;[.B11]=&quot;2060 T-slot&quot;;1598;[.B11]=&quot;2020 V-slot&quot;;4.49;[.B11]=&quot;2040 V-slot&quot;;598;[.B11]=&quot;2060 V-slot&quot;;1575;[.B11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1]/[Настройки.$B$22]" office:value-type="currency" office:currency="USD" office:value="0.0066" calcext:value-type="currency">
            <text:p>$0,006600</text:p>
          </table:table-cell>
          <table:table-cell table:style-name="ce195" table:formula="of:=20/[$Настройки.$B$22]" office:value-type="currency" office:currency="USD" office:value="0.210526315789474" calcext:value-type="currency">
            <text:p>$0,21</text:p>
          </table:table-cell>
          <table:table-cell table:style-name="ce195" table:formula="of:=[.D11]*([.C11]*[.F11]+[.G11]+IF([.D11]&lt;&gt;0;[.G11]/[.D11];0))" office:value-type="currency" office:currency="USD" office:value="6.57157894736842" calcext:value-type="currency">
            <text:p>$6,5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 table:number-columns-spanned="8" table:number-rows-spanned="1">
            <text:p>Ось Z</text:p>
          </table:table-cell>
          <table:covered-table-cell table:number-columns-repeated="3" table:style-name="ce8"/>
          <table:covered-table-cell table:style-name="ce188" table:formula="of:=COM.MICROSOFT.IFS([.B12]=&quot;2020 T-slot&quot;;627;[.B12]=&quot;2040 T-slot&quot;;1187;[.B12]=&quot;2060 T-slot&quot;;1598;[.B12]=&quot;2020 V-slot&quot;;4.49;[.B12]=&quot;2040 V-slot&quot;;598;[.B12]=&quot;2060 V-slot&quot;;1575;[.B12]=&quot;2020 T-slot облегчённый&quot;;445)/1000" office:value-type="string" office:string-value="" calcext:value-type="error">
            <text:p>#Н/Д</text:p>
          </table:covered-table-cell>
          <table:covered-table-cell table:style-name="ce190" table:formula="of:=[.E12]/[Настройки.$B$22]" office:value-type="string" office:string-value="" calcext:value-type="error">
            <text:p>#Н/Д</text:p>
          </table:covered-table-cell>
          <table:covered-table-cell table:style-name="ce8"/>
          <table:covered-table-cell table:style-name="ce195" table:formula="of:=[.D12]*([.C12]*[.F12]+[.G12]+IF([.D12]&lt;&gt;0;[.G12]/[.D12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Стойка оси Z</text:p>
          </table:table-cell>
          <table:table-cell table:style-name="ce129" table:content-validation-name="val16" office:value-type="string" calcext:value-type="string">
            <text:p>2020 V-slot</text:p>
          </table:table-cell>
          <table:table-cell table:style-name="ce226" table:formula="of:=[$Расчёты.B21]-40" office:value-type="float" office:value="390" calcext:value-type="float">
            <text:p>390,00</text:p>
          </table:table-cell>
          <table:table-cell table:style-name="ce129" table:formula="of:=[$Настройки.B11]" office:value-type="float" office:value="2" calcext:value-type="float">
            <text:p>2</text:p>
          </table:table-cell>
          <table:table-cell table:style-name="ce188" table:formula="of:=COM.MICROSOFT.IFS([.B13]=&quot;2020 T-slot&quot;;627;[.B13]=&quot;2040 T-slot&quot;;1187;[.B13]=&quot;2060 T-slot&quot;;1598;[.B13]=&quot;2020 V-slot&quot;;4.49;[.B13]=&quot;2040 V-slot&quot;;598;[.B13]=&quot;2060 V-slot&quot;;1575;[.B13]=&quot;2020 T-slot облегчённый&quot;;445)/1000" office:value-type="currency" office:currency="RUB" office:value="0.00449" calcext:value-type="currency">
            <text:p>0,00 ₽</text:p>
          </table:table-cell>
          <table:table-cell table:style-name="ce190" table:formula="of:=[.E13]/[Настройки.$B$22]" office:value-type="currency" office:currency="USD" office:value="0.0000472631578947368" calcext:value-type="currency">
            <text:p>$0,000047</text:p>
          </table:table-cell>
          <table:table-cell table:style-name="ce195" table:formula="of:=20/[$Настройки.$B$22]" office:value-type="currency" office:currency="USD" office:value="0.210526315789474" calcext:value-type="currency">
            <text:p>$0,21</text:p>
          </table:table-cell>
          <table:table-cell table:style-name="ce195" table:formula="of:=[.D13]*([.C13]*[.F13]+[.G13]+IF([.D13]&lt;&gt;0;[.G13]/[.D13];0))" office:value-type="currency" office:currency="USD" office:value="0.668444210526317" calcext:value-type="currency">
            <text:p>$0,67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рамы стола</text:p>
          </table:table-cell>
          <table:table-cell table:style-name="ce129" table:content-validation-name="val16" office:value-type="string" calcext:value-type="string">
            <text:p>2060 T-slot</text:p>
          </table:table-cell>
          <table:table-cell table:style-name="ce226" table:formula="of:=[$Расчёты.B17]" office:value-type="float" office:value="500" calcext:value-type="float">
            <text:p>500,00</text:p>
          </table:table-cell>
          <table:table-cell table:style-name="ce129" table:formula="of:=IF([$Настройки.B11]=2;1;0)" office:value-type="float" office:value="1" calcext:value-type="float">
            <text:p>1</text:p>
          </table:table-cell>
          <table:table-cell table:style-name="ce188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currency" office:currency="RUB" office:value="1.598" calcext:value-type="currency">
            <text:p>1,60 ₽</text:p>
          </table:table-cell>
          <table:table-cell table:style-name="ce190" table:formula="of:=[.E14]/[Настройки.$B$22]" office:value-type="currency" office:currency="USD" office:value="0.0168210526315789" calcext:value-type="currency">
            <text:p>$0,016821</text:p>
          </table:table-cell>
          <table:table-cell table:style-name="ce195" table:formula="of:=20/[$Настройки.$B$22]" office:value-type="currency" office:currency="USD" office:value="0.210526315789474" calcext:value-type="currency">
            <text:p>$0,21</text:p>
          </table:table-cell>
          <table:table-cell table:style-name="ce195" table:formula="of:=[.D14]*([.C14]*[.F14]+[.G14]+IF([.D14]&lt;&gt;0;[.G14]/[.D14];0))" office:value-type="currency" office:currency="USD" office:value="8.8315789473684" calcext:value-type="currency">
            <text:p>$8,83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рамы стол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17]" office:value-type="float" office:value="500" calcext:value-type="float">
            <text:p>500,00</text:p>
          </table:table-cell>
          <table:table-cell table:style-name="ce129" table:formula="of:=IF([$Настройки.B11]=4;2;0)" office:value-type="float" office:value="0" calcext:value-type="float">
            <text:p>0</text:p>
          </table:table-cell>
          <table:table-cell table:style-name="ce188" table:formula="of:=COM.MICROSOFT.IFS([.B15]=&quot;2020 T-slot&quot;;627;[.B15]=&quot;2040 T-slot&quot;;1187;[.B15]=&quot;2060 T-slot&quot;;1598;[.B15]=&quot;2020 V-slot&quot;;4.49;[.B15]=&quot;2040 V-slot&quot;;598;[.B15]=&quot;2060 V-slot&quot;;1575;[.B15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5]/[Настройки.$B$22]" office:value-type="currency" office:currency="USD" office:value="0.0066" calcext:value-type="currency">
            <text:p>$0,006600</text:p>
          </table:table-cell>
          <table:table-cell table:style-name="ce195" table:formula="of:=20/[$Настройки.$B$22]" office:value-type="currency" office:currency="USD" office:value="0.210526315789474" calcext:value-type="currency">
            <text:p>$0,21</text:p>
          </table:table-cell>
          <table:table-cell table:style-name="ce195" table:formula="of:=[.D15]*([.C15]*[.F15]+[.G15]+IF([.D15]&lt;&gt;0;[.G15]/[.D15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родольная балка рамы стол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Настройки.B8]-60" office:value-type="float" office:value="190" calcext:value-type="float">
            <text:p>190,00</text:p>
          </table:table-cell>
          <table:table-cell table:style-name="ce129" table:formula="of:=[.D15]" office:value-type="float" office:value="0" calcext:value-type="float">
            <text:p>0</text:p>
          </table:table-cell>
          <table:table-cell table:style-name="ce188" table:formula="of:=COM.MICROSOFT.IFS([.B16]=&quot;2020 T-slot&quot;;627;[.B16]=&quot;2040 T-slot&quot;;1187;[.B16]=&quot;2060 T-slot&quot;;1598;[.B16]=&quot;2020 V-slot&quot;;4.49;[.B16]=&quot;2040 V-slot&quot;;598;[.B16]=&quot;2060 V-slot&quot;;1575;[.B16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6]/[Настройки.$B$22]" office:value-type="currency" office:currency="USD" office:value="0.0066" calcext:value-type="currency">
            <text:p>$0,006600</text:p>
          </table:table-cell>
          <table:table-cell table:style-name="ce195" table:formula="of:=20/[$Настройки.$B$22]" office:value-type="currency" office:currency="USD" office:value="0.210526315789474" calcext:value-type="currency">
            <text:p>$0,21</text:p>
          </table:table-cell>
          <table:table-cell table:style-name="ce195" table:formula="of:=[.D16]*([.C16]*[.F16]+[.G16]+IF([.D16]&lt;&gt;0;[.G16]/[.D16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лечо рамы стол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18]" office:value-type="float" office:value="320" calcext:value-type="float">
            <text:p>320,00</text:p>
          </table:table-cell>
          <table:table-cell table:style-name="ce129" office:value-type="float" office:value="3" calcext:value-type="float">
            <text:p>3</text:p>
          </table:table-cell>
          <table:table-cell table:style-name="ce188" table:formula="of:=COM.MICROSOFT.IFS([.B17]=&quot;2020 T-slot&quot;;627;[.B17]=&quot;2040 T-slot&quot;;1187;[.B17]=&quot;2060 T-slot&quot;;1598;[.B17]=&quot;2020 V-slot&quot;;4.49;[.B17]=&quot;2040 V-slot&quot;;598;[.B17]=&quot;2060 V-slot&quot;;1575;[.B17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7]/[Настройки.$B$22]" office:value-type="currency" office:currency="USD" office:value="0.0066" calcext:value-type="currency">
            <text:p>$0,006600</text:p>
          </table:table-cell>
          <table:table-cell table:style-name="ce195" table:formula="of:=20/[$Настройки.$B$22]" office:value-type="currency" office:currency="USD" office:value="0.210526315789474" calcext:value-type="currency">
            <text:p>$0,21</text:p>
          </table:table-cell>
          <table:table-cell table:style-name="ce195" table:formula="of:=[.D17]*([.C17]*[.F17]+[.G17]+IF([.D17]&lt;&gt;0;[.G17]/[.D17];0))" office:value-type="currency" office:currency="USD" office:value="7.1781052631579" calcext:value-type="currency">
            <text:p>$7,18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Балка оси X</text:p>
          </table:table-cell>
          <table:table-cell table:style-name="ce129" table:content-validation-name="val16" office:value-type="string" calcext:value-type="string">
            <text:p>2020 T-slot облегчённый</text:p>
          </table:table-cell>
          <table:table-cell table:style-name="ce226" table:formula="of:=[$Расчёты.B16]" office:value-type="float" office:value="500" calcext:value-type="float">
            <text:p>50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18]=&quot;2020 T-slot&quot;;627;[.B18]=&quot;2040 T-slot&quot;;1187;[.B18]=&quot;2060 T-slot&quot;;1598;[.B18]=&quot;2020 V-slot&quot;;4.49;[.B18]=&quot;2040 V-slot&quot;;598;[.B18]=&quot;2060 V-slot&quot;;1575;[.B18]=&quot;2020 T-slot облегчённый&quot;;445)/1000" office:value-type="currency" office:currency="RUB" office:value="0.445" calcext:value-type="currency">
            <text:p>0,45 ₽</text:p>
          </table:table-cell>
          <table:table-cell table:style-name="ce190" table:formula="of:=[.E18]/[Настройки.$B$22]" office:value-type="currency" office:currency="USD" office:value="0.00468421052631579" calcext:value-type="currency">
            <text:p>$0,004684</text:p>
          </table:table-cell>
          <table:table-cell table:style-name="ce195" table:formula="of:=20/[$Настройки.$B$22]" office:value-type="currency" office:currency="USD" office:value="0.210526315789474" calcext:value-type="currency">
            <text:p>$0,21</text:p>
          </table:table-cell>
          <table:table-cell table:style-name="ce195" table:formula="of:=[.D18]*([.C18]*[.F18]+[.G18]+IF([.D18]&lt;&gt;0;[.G18]/[.D18];0))" office:value-type="currency" office:currency="USD" office:value="2.76315789473684" calcext:value-type="currency">
            <text:p>$2,76</text:p>
          </table:table-cell>
          <table:table-cell table:number-columns-repeated="1016"/>
        </table:table-row>
        <table:table-row table:style-name="ro19">
          <table:table-cell table:style-name="ce50" office:value-type="string" calcext:value-type="string" table:number-columns-spanned="7" table:number-rows-spanned="1">
            <text:p>Итого: </text:p>
          </table:table-cell>
          <table:covered-table-cell table:style-name="ce145" table:content-validation-name="val16"/>
          <table:covered-table-cell table:number-columns-repeated="2" table:style-name="ce145"/>
          <table:covered-table-cell table:number-columns-repeated="3" table:style-name="ce189"/>
          <table:table-cell table:style-name="ce100" table:formula="of:=SUM([.H3:.H5];[.H7:.H11];[.H13:.H18])" office:value-type="currency" office:currency="USD" office:value="86.4928652631579" calcext:value-type="currency">
            <text:p>$86,49</text:p>
          </table:table-cell>
          <table:table-cell table:number-columns-repeated="1016"/>
        </table:table-row>
        <table:table-row table:style-name="ro6" table:number-rows-repeated="32">
          <table:table-cell/>
          <table:table-cell table:content-validation-name="val16"/>
          <table:table-cell table:number-columns-repeated="2"/>
          <table:table-cell table:style-name="ce200" table:number-columns-repeated="3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200" table:number-columns-repeated="3"/>
          <table:table-cell table:number-columns-repeated="1017"/>
        </table:table-row>
        <table:table-row table:style-name="ro6">
          <table:table-cell table:number-columns-repeated="6"/>
          <table:table-cell table:style-name="ce200"/>
          <table:table-cell table:number-columns-repeated="1017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изделия" table:style-name="ta1">
        <office:forms form:automatic-focus="false" form:apply-design-mode="false"/>
        <table:table-column table:style-name="co19" table:default-cell-style-name="ce148"/>
        <table:table-column table:style-name="co20" table:default-cell-style-name="ce148"/>
        <table:table-column table:style-name="co21" table:default-cell-style-name="ce262"/>
        <table:table-column table:style-name="co21" table:default-cell-style-name="ce52"/>
        <table:table-column table:style-name="co22" table:number-columns-repeated="2" table:default-cell-style-name="ce52"/>
        <table:table-column table:style-name="co22" table:default-cell-style-name="ce68"/>
        <table:table-column table:style-name="co23" table:default-cell-style-name="ce52"/>
        <table:table-column table:style-name="co24" table:default-cell-style-name="ce52"/>
        <table:table-column table:style-name="co21" table:number-columns-repeated="2" table:default-cell-style-name="ce52"/>
        <table:table-column table:style-name="co25" table:default-cell-style-name="ce273"/>
        <table:table-column table:style-name="co3" table:number-columns-repeated="1011" table:default-cell-style-name="ce130"/>
        <table:table-row table:style-name="ro9">
          <table:table-cell table:style-name="ce85" office:value-type="string" calcext:value-type="string">
            <text:p>Обозначение</text:p>
          </table:table-cell>
          <table:table-cell table:style-name="ce85" office:value-type="string" calcext:value-type="string">
            <text:p>Наименование</text:p>
          </table:table-cell>
          <table:table-cell table:style-name="ce259" office:value-type="string" calcext:value-type="string">
            <text:p>Объём</text:p>
          </table:table-cell>
          <table:table-cell table:style-name="ce85" office:value-type="string" calcext:value-type="string">
            <text:p>Пластик</text:p>
          </table:table-cell>
          <table:table-cell table:style-name="ce85" office:value-type="string" calcext:value-type="string">
            <text:p>Плотность</text:p>
          </table:table-cell>
          <table:table-cell table:style-name="ce85" office:value-type="string" calcext:value-type="string">
            <text:p>Запечатка</text:p>
          </table:table-cell>
          <table:table-cell table:style-name="ce182" office:value-type="string" calcext:value-type="string">
            <text:p>Масса единицы</text:p>
          </table:table-cell>
          <table:table-cell table:style-name="ce85" office:value-type="string" calcext:value-type="string">
            <text:p>Количество</text:p>
          </table:table-cell>
          <table:table-cell table:style-name="ce85" office:value-type="string" calcext:value-type="string">
            <text:p>Итого масса</text:p>
          </table:table-cell>
          <table:table-cell table:style-name="ce85" office:value-type="string" calcext:value-type="string">
            <text:p>Удельная стоимость</text:p>
          </table:table-cell>
          <table:table-cell table:style-name="ce85" office:value-type="string" calcext:value-type="string">
            <text:p>Итого стоимость</text:p>
          </table:table-cell>
          <table:table-cell table:style-name="ce85" office:value-type="string" calcext:value-type="string">
            <text:p>Комментарий</text:p>
          </table:table-cell>
          <table:table-cell table:number-columns-repeated="1011"/>
        </table:table-row>
        <table:table-row table:style-name="ro6">
          <table:table-cell table:style-name="ce258" office:value-type="string" calcext:value-type="string">
            <text:p>V07-01-01-01-01</text:p>
          </table:table-cell>
          <table:table-cell table:style-name="ce258" office:value-type="string" calcext:value-type="string">
            <text:p>Y axis carriage base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2]=[$БД.$A$35];[$Настройки.$B$17];[.D2]=[$БД.$A$36];[$Настройки.$B$19];[.D2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]*[.E2]*[.F2]/1000" office:value-type="float" office:value="34.1754" calcext:value-type="float">
            <text:p>34,18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2]*[.H2]" office:value-type="float" office:value="68.3508" calcext:value-type="float">
            <text:p>68,35 г</text:p>
          </table:table-cell>
          <table:table-cell table:style-name="ce269" table:formula="of:=COM.MICROSOFT.IFS([.D2]=[$БД.$A$35];[$Настройки.$B$18];[.D2]=[$БД.$A$36];[$Настройки.$B$20];[.D2]=[$БД.$A$37];1.1)/1000" office:value-type="float" office:value="0.04" calcext:value-type="float">
            <text:p>0,0400 $/г</text:p>
          </table:table-cell>
          <table:table-cell table:style-name="ce56" table:formula="of:=[.I2]*[.J2]" office:value-type="currency" office:currency="USD" office:value="2.734032" calcext:value-type="currency">
            <text:p>$2,73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258" office:value-type="string" calcext:value-type="string">
            <text:p>V07-01-01-01-02</text:p>
          </table:table-cell>
          <table:table-cell table:style-name="ce258" office:value-type="string" calcext:value-type="string">
            <text:p>Y axis belt clamp</text:p>
          </table:table-cell>
          <table:table-cell table:style-name="ce260" office:value-type="float" office:value="5101" calcext:value-type="float">
            <text:p>5 101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3]=[$БД.$A$35];[$Настройки.$B$17];[.D3]=[$БД.$A$36];[$Настройки.$B$19];[.D3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]*[.E3]*[.F3]/1000" office:value-type="float" office:value="5.35605" calcext:value-type="float">
            <text:p>5,36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]*[.H3]" office:value-type="float" office:value="10.7121" calcext:value-type="float">
            <text:p>10,71 г</text:p>
          </table:table-cell>
          <table:table-cell table:style-name="ce269" table:formula="of:=COM.MICROSOFT.IFS([.D3]=[$БД.$A$35];[$Настройки.$B$18];[.D3]=[$БД.$A$36];[$Настройки.$B$20];[.D3]=[$БД.$A$37];1.1)/1000" office:value-type="float" office:value="0.04" calcext:value-type="float">
            <text:p>0,0400 $/г</text:p>
          </table:table-cell>
          <table:table-cell table:style-name="ce56" table:formula="of:=[.I3]*[.J3]" office:value-type="currency" office:currency="USD" office:value="0.428484" calcext:value-type="currency">
            <text:p>$0,43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258" office:value-type="string" calcext:value-type="string">
            <text:p>V05-01-01-01-03</text:p>
          </table:table-cell>
          <table:table-cell table:style-name="ce258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4]=[$БД.$A$35];[$Настройки.$B$17];[.D4]=[$БД.$A$36];[$Настройки.$B$19];[.D4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1.4658" calcext:value-type="float">
            <text:p>1,47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4]*[.H4]" office:value-type="float" office:value="2.9316" calcext:value-type="float">
            <text:p>2,93 г</text:p>
          </table:table-cell>
          <table:table-cell table:style-name="ce269" table:formula="of:=COM.MICROSOFT.IFS([.D4]=[$БД.$A$35];[$Настройки.$B$18];[.D4]=[$БД.$A$36];[$Настройки.$B$20];[.D4]=[$БД.$A$37];1.1)/1000" office:value-type="float" office:value="0.04" calcext:value-type="float">
            <text:p>0,0400 $/г</text:p>
          </table:table-cell>
          <table:table-cell table:style-name="ce56" table:formula="of:=[.I4]*[.J4]" office:value-type="currency" office:currency="USD" office:value="0.117264" calcext:value-type="currency">
            <text:p>$0,12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1-04</text:p>
          </table:table-cell>
          <table:table-cell table:style-name="ce258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5]=[$БД.$A$35];[$Настройки.$B$17];[.D5]=[$БД.$A$36];[$Настройки.$B$19];[.D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0.68096" calcext:value-type="float">
            <text:p>0,68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5]*[.H5]" office:value-type="float" office:value="2.72384" calcext:value-type="float">
            <text:p>2,72 г</text:p>
          </table:table-cell>
          <table:table-cell table:style-name="ce269" table:formula="of:=COM.MICROSOFT.IFS([.D5]=[$БД.$A$35];[$Настройки.$B$18];[.D5]=[$БД.$A$36];[$Настройки.$B$20];[.D5]=[$БД.$A$37];1.1)/1000" office:value-type="float" office:value="0.014" calcext:value-type="float">
            <text:p>0,0140 $/г</text:p>
          </table:table-cell>
          <table:table-cell table:style-name="ce56" table:formula="of:=[.I5]*[.J5]" office:value-type="currency" office:currency="USD" office:value="0.03813376" calcext:value-type="currency">
            <text:p>$0,04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2-01</text:p>
          </table:table-cell>
          <table:table-cell table:style-name="ce258" office:value-type="string" calcext:value-type="string">
            <text:p>BMG mount</text:p>
          </table:table-cell>
          <table:table-cell table:style-name="ce260" office:value-type="float" office:value="29138" calcext:value-type="float">
            <text:p>29 138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6]=[$БД.$A$35];[$Настройки.$B$17];[.D6]=[$БД.$A$36];[$Настройки.$B$19];[.D6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30.5949" calcext:value-type="float">
            <text:p>30,59 г</text:p>
          </table:table-cell>
          <table:table-cell table:style-name="ce268" table:formula="of:=IF([$Настройки.B4]=[$БД.A5];[$Настройки.B3];0)" office:value-type="float" office:value="0" calcext:value-type="float">
            <text:p>0</text:p>
          </table:table-cell>
          <table:table-cell table:style-name="ce267" table:formula="of:=[.G6]*[.H6]" office:value-type="float" office:value="0" calcext:value-type="float">
            <text:p>0,00 г</text:p>
          </table:table-cell>
          <table:table-cell table:style-name="ce269" table:formula="of:=COM.MICROSOFT.IFS([.D6]=[$БД.$A$35];[$Настройки.$B$18];[.D6]=[$БД.$A$36];[$Настройки.$B$20];[.D6]=[$БД.$A$37];1.1)/1000" office:value-type="float" office:value="0.04" calcext:value-type="float">
            <text:p>0,0400 $/г</text:p>
          </table:table-cell>
          <table:table-cell table:style-name="ce56" table:formula="of:=[.I6]*[.J6]" office:value-type="currency" office:currency="USD" office:value="0" calcext:value-type="currency">
            <text:p>$0,00</text:p>
          </table:table-cell>
          <table:table-cell table:style-name="ce271"/>
          <table:table-cell table:number-columns-repeated="1011"/>
        </table:table-row>
        <table:table-row table:style-name="ro16">
          <table:table-cell table:style-name="ce45" office:value-type="string" calcext:value-type="string">
            <text:p>V06-01-01-02-02</text:p>
          </table:table-cell>
          <table:table-cell table:style-name="ce258" office:value-type="string" calcext:value-type="string">
            <text:p>BMG V6 5020 fan duct</text:p>
          </table:table-cell>
          <table:table-cell table:style-name="ce260" office:value-type="float" office:value="6130" calcext:value-type="float">
            <text:p>6 130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7]=[$БД.$A$35];[$Настройки.$B$17];[.D7]=[$БД.$A$36];[$Настройки.$B$19];[.D7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6.4365" calcext:value-type="float">
            <text:p>6,44 г</text:p>
          </table:table-cell>
          <table:table-cell table:style-name="ce268" office:value-type="float" office:value="0" calcext:value-type="float">
            <text:p>0</text:p>
          </table:table-cell>
          <table:table-cell table:style-name="ce267" table:formula="of:=[.G7]*[.H7]" office:value-type="float" office:value="0" calcext:value-type="float">
            <text:p>0,00 г</text:p>
          </table:table-cell>
          <table:table-cell table:style-name="ce269" table:formula="of:=COM.MICROSOFT.IFS([.D7]=[$БД.$A$35];[$Настройки.$B$18];[.D7]=[$БД.$A$36];[$Настройки.$B$20];[.D7]=[$БД.$A$37];1.1)/1000" office:value-type="float" office:value="0.04" calcext:value-type="float">
            <text:p>0,0400 $/г</text:p>
          </table:table-cell>
          <table:table-cell table:style-name="ce56" table:formula="of:=[.I7]*[.J7]" office:value-type="currency" office:currency="USD" office:value="0" calcext:value-type="currency">
            <text:p>$0,00</text:p>
          </table:table-cell>
          <table:table-cell table:style-name="ce271" office:value-type="string" calcext:value-type="string">
            <text:p>Деталь оставлена для совместимости с предыдущими версиями. Если нужна, то вручную введите нужное количество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2-03</text:p>
          </table:table-cell>
          <table:table-cell table:style-name="ce258" office:value-type="string" calcext:value-type="string">
            <text:p>BMG V6 5015 fan duct</text:p>
          </table:table-cell>
          <table:table-cell table:style-name="ce260" office:value-type="float" office:value="9732" calcext:value-type="float">
            <text:p>9 732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8]=[$БД.$A$35];[$Настройки.$B$17];[.D8]=[$БД.$A$36];[$Настройки.$B$19];[.D8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10.2186" calcext:value-type="float">
            <text:p>10,22 г</text:p>
          </table:table-cell>
          <table:table-cell table:style-name="ce72" table:formula="of:=[.H6]*[$'Покупные изделия'.D14]" office:value-type="float" office:value="0" calcext:value-type="float">
            <text:p>0</text:p>
          </table:table-cell>
          <table:table-cell table:style-name="ce267" table:formula="of:=[.G8]*[.H8]" office:value-type="float" office:value="0" calcext:value-type="float">
            <text:p>0,00 г</text:p>
          </table:table-cell>
          <table:table-cell table:style-name="ce269" table:formula="of:=COM.MICROSOFT.IFS([.D8]=[$БД.$A$35];[$Настройки.$B$18];[.D8]=[$БД.$A$36];[$Настройки.$B$20];[.D8]=[$БД.$A$37];1.1)/1000" office:value-type="float" office:value="0.04" calcext:value-type="float">
            <text:p>0,0400 $/г</text:p>
          </table:table-cell>
          <table:table-cell table:style-name="ce56" table:formula="of:=[.I8]*[.J8]" office:value-type="currency" office:currency="USD" office:value="0" calcext:value-type="currency">
            <text:p>$0,00</text:p>
          </table:table-cell>
          <table:table-cell table:style-name="ce139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2-04</text:p>
          </table:table-cell>
          <table:table-cell table:style-name="ce258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9]=[$БД.$A$35];[$Настройки.$B$17];[.D9]=[$БД.$A$36];[$Настройки.$B$19];[.D9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2.73024" calcext:value-type="float">
            <text:p>2,73 г</text:p>
          </table:table-cell>
          <table:table-cell table:style-name="ce134" table:formula="of:=[$Настройки.B3]" office:value-type="float" office:value="2" calcext:value-type="float">
            <text:p>2</text:p>
          </table:table-cell>
          <table:table-cell table:style-name="ce267" table:formula="of:=[.G9]*[.H9]" office:value-type="float" office:value="5.46048" calcext:value-type="float">
            <text:p>5,46 г</text:p>
          </table:table-cell>
          <table:table-cell table:style-name="ce269" table:formula="of:=COM.MICROSOFT.IFS([.D9]=[$БД.$A$35];[$Настройки.$B$18];[.D9]=[$БД.$A$36];[$Настройки.$B$20];[.D9]=[$БД.$A$37];1.1)/1000" office:value-type="float" office:value="0.014" calcext:value-type="float">
            <text:p>0,0140 $/г</text:p>
          </table:table-cell>
          <table:table-cell table:style-name="ce56" table:formula="of:=[.I9]*[.J9]" office:value-type="currency" office:currency="USD" office:value="0.07644672" calcext:value-type="currency">
            <text:p>$0,08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2-05</text:p>
          </table:table-cell>
          <table:table-cell table:style-name="ce258" office:value-type="string" calcext:value-type="string">
            <text:p>BMG volcano 5015 fan duct</text:p>
          </table:table-cell>
          <table:table-cell table:style-name="ce260" office:value-type="float" office:value="10420" calcext:value-type="float">
            <text:p>10 420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0]=[$БД.$A$35];[$Настройки.$B$17];[.D10]=[$БД.$A$36];[$Настройки.$B$19];[.D10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10.941" calcext:value-type="float">
            <text:p>10,94 г</text:p>
          </table:table-cell>
          <table:table-cell table:style-name="ce134" table:formula="of:=[.H6]*[$'Покупные изделия'.D15]" office:value-type="float" office:value="0" calcext:value-type="float">
            <text:p>0</text:p>
          </table:table-cell>
          <table:table-cell table:style-name="ce267" table:formula="of:=[.G10]*[.H10]" office:value-type="float" office:value="0" calcext:value-type="float">
            <text:p>0,00 г</text:p>
          </table:table-cell>
          <table:table-cell table:style-name="ce269" table:formula="of:=COM.MICROSOFT.IFS([.D10]=[$БД.$A$35];[$Настройки.$B$18];[.D10]=[$БД.$A$36];[$Настройки.$B$20];[.D10]=[$БД.$A$37];1.1)/1000" office:value-type="float" office:value="0.04" calcext:value-type="float">
            <text:p>0,0400 $/г</text:p>
          </table:table-cell>
          <table:table-cell table:style-name="ce56" table:formula="of:=[.I10]*[.J10]" office:value-type="currency" office:currency="USD" office:value="0" calcext:value-type="currency">
            <text:p>$0,00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4-01</text:p>
          </table:table-cell>
          <table:table-cell table:style-name="ce258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1]=[$БД.$A$35];[$Настройки.$B$17];[.D11]=[$БД.$A$36];[$Настройки.$B$19];[.D11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17.6232" calcext:value-type="float">
            <text:p>17,62 г</text:p>
          </table:table-cell>
          <table:table-cell table:style-name="ce134" table:formula="of:=COM.MICROSOFT.IFS([$Настройки.B4]=[$БД.A4];1;[$Настройки.B4]=[$БД.A3];1;1;0)*[$Настройки.B3]" office:value-type="float" office:value="2" calcext:value-type="float">
            <text:p>2</text:p>
          </table:table-cell>
          <table:table-cell table:style-name="ce267" table:formula="of:=[.G11]*[.H11]" office:value-type="float" office:value="35.2464" calcext:value-type="float">
            <text:p>35,25 г</text:p>
          </table:table-cell>
          <table:table-cell table:style-name="ce269" table:formula="of:=COM.MICROSOFT.IFS([.D11]=[$БД.$A$35];[$Настройки.$B$18];[.D11]=[$БД.$A$36];[$Настройки.$B$20];[.D11]=[$БД.$A$37];1.1)/1000" office:value-type="float" office:value="0.04" calcext:value-type="float">
            <text:p>0,0400 $/г</text:p>
          </table:table-cell>
          <table:table-cell table:style-name="ce56" table:formula="of:=[.I11]*[.J11]" office:value-type="currency" office:currency="USD" office:value="1.409856" calcext:value-type="currency">
            <text:p>$1,41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4-02</text:p>
          </table:table-cell>
          <table:table-cell table:style-name="ce258" office:value-type="string" calcext:value-type="string">
            <text:p>Lite print head case</text:p>
          </table:table-cell>
          <table:table-cell table:style-name="ce260" office:value-type="float" office:value="15924" calcext:value-type="float">
            <text:p>15 924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2]=[$БД.$A$35];[$Настройки.$B$17];[.D12]=[$БД.$A$36];[$Настройки.$B$19];[.D12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2]*[.E12]*[.F12]/1000" office:value-type="float" office:value="16.7202" calcext:value-type="float">
            <text:p>16,72 г</text:p>
          </table:table-cell>
          <table:table-cell table:style-name="ce134" table:formula="of:=[.H11]" office:value-type="float" office:value="2" calcext:value-type="float">
            <text:p>2</text:p>
          </table:table-cell>
          <table:table-cell table:style-name="ce267" table:formula="of:=[.G12]*[.H12]" office:value-type="float" office:value="33.4404" calcext:value-type="float">
            <text:p>33,44 г</text:p>
          </table:table-cell>
          <table:table-cell table:style-name="ce269" table:formula="of:=COM.MICROSOFT.IFS([.D12]=[$БД.$A$35];[$Настройки.$B$18];[.D12]=[$БД.$A$36];[$Настройки.$B$20];[.D12]=[$БД.$A$37];1.1)/1000" office:value-type="float" office:value="0.04" calcext:value-type="float">
            <text:p>0,0400 $/г</text:p>
          </table:table-cell>
          <table:table-cell table:style-name="ce56" table:formula="of:=[.I12]*[.J12]" office:value-type="currency" office:currency="USD" office:value="1.337616" calcext:value-type="currency">
            <text:p>$1,34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4-03</text:p>
          </table:table-cell>
          <table:table-cell table:style-name="ce258" office:value-type="string" calcext:value-type="string">
            <text:p>LPH volcano 5015 front fan duct</text:p>
          </table:table-cell>
          <table:table-cell table:style-name="ce260" office:value-type="float" office:value="5211" calcext:value-type="float">
            <text:p>5 211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3]=[$БД.$A$35];[$Настройки.$B$17];[.D13]=[$БД.$A$36];[$Настройки.$B$19];[.D13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3]*[.E13]*[.F13]/1000" office:value-type="float" office:value="5.47155" calcext:value-type="float">
            <text:p>5,47 г</text:p>
          </table:table-cell>
          <table:table-cell table:style-name="ce134" table:formula="of:=IF([$'Покупные изделия'.D15]&gt;0;1;0)*[.H11]" office:value-type="float" office:value="2" calcext:value-type="float">
            <text:p>2</text:p>
          </table:table-cell>
          <table:table-cell table:style-name="ce267" table:formula="of:=[.G13]*[.H13]" office:value-type="float" office:value="10.9431" calcext:value-type="float">
            <text:p>10,94 г</text:p>
          </table:table-cell>
          <table:table-cell table:style-name="ce269" table:formula="of:=COM.MICROSOFT.IFS([.D13]=[$БД.$A$35];[$Настройки.$B$18];[.D13]=[$БД.$A$36];[$Настройки.$B$20];[.D13]=[$БД.$A$37];1.1)/1000" office:value-type="float" office:value="0.04" calcext:value-type="float">
            <text:p>0,0400 $/г</text:p>
          </table:table-cell>
          <table:table-cell table:style-name="ce56" table:formula="of:=[.I13]*[.J13]" office:value-type="currency" office:currency="USD" office:value="0.437724" calcext:value-type="currency">
            <text:p>$0,44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4-04</text:p>
          </table:table-cell>
          <table:table-cell table:style-name="ce258" office:value-type="string" calcext:value-type="string">
            <text:p>LPH volcano 5015 back fan duct</text:p>
          </table:table-cell>
          <table:table-cell table:style-name="ce260" office:value-type="float" office:value="6539" calcext:value-type="float">
            <text:p>6 539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4]=[$БД.$A$35];[$Настройки.$B$17];[.D14]=[$БД.$A$36];[$Настройки.$B$19];[.D14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4]*[.E14]*[.F14]/1000" office:value-type="float" office:value="6.86595" calcext:value-type="float">
            <text:p>6,87 г</text:p>
          </table:table-cell>
          <table:table-cell table:style-name="ce134" table:formula="of:=[.H13]" office:value-type="float" office:value="2" calcext:value-type="float">
            <text:p>2</text:p>
          </table:table-cell>
          <table:table-cell table:style-name="ce267" table:formula="of:=[.G14]*[.H14]" office:value-type="float" office:value="13.7319" calcext:value-type="float">
            <text:p>13,73 г</text:p>
          </table:table-cell>
          <table:table-cell table:style-name="ce269" table:formula="of:=COM.MICROSOFT.IFS([.D14]=[$БД.$A$35];[$Настройки.$B$18];[.D14]=[$БД.$A$36];[$Настройки.$B$20];[.D14]=[$БД.$A$37];1.1)/1000" office:value-type="float" office:value="0.04" calcext:value-type="float">
            <text:p>0,0400 $/г</text:p>
          </table:table-cell>
          <table:table-cell table:style-name="ce56" table:formula="of:=[.I14]*[.J14]" office:value-type="currency" office:currency="USD" office:value="0.549276" calcext:value-type="currency">
            <text:p>$0,55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4-05</text:p>
          </table:table-cell>
          <table:table-cell table:style-name="ce258" office:value-type="string" calcext:value-type="string">
            <text:p>LPH v6 5015 front fan duct</text:p>
          </table:table-cell>
          <table:table-cell table:style-name="ce260" office:value-type="float" office:value="4758" calcext:value-type="float">
            <text:p>4 758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5]=[$БД.$A$35];[$Настройки.$B$17];[.D15]=[$БД.$A$36];[$Настройки.$B$19];[.D15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4.9959" calcext:value-type="float">
            <text:p>5,00 г</text:p>
          </table:table-cell>
          <table:table-cell table:style-name="ce134" table:formula="of:=IF([$'Покупные изделия'.D14]&gt;0;1;0)*[.H11]" office:value-type="float" office:value="0" calcext:value-type="float">
            <text:p>0</text:p>
          </table:table-cell>
          <table:table-cell table:style-name="ce267" table:formula="of:=[.G15]*[.H15]" office:value-type="float" office:value="0" calcext:value-type="float">
            <text:p>0,00 г</text:p>
          </table:table-cell>
          <table:table-cell table:style-name="ce269" table:formula="of:=COM.MICROSOFT.IFS([.D15]=[$БД.$A$35];[$Настройки.$B$18];[.D15]=[$БД.$A$36];[$Настройки.$B$20];[.D15]=[$БД.$A$37];1.1)/1000" office:value-type="float" office:value="0.04" calcext:value-type="float">
            <text:p>0,0400 $/г</text:p>
          </table:table-cell>
          <table:table-cell table:style-name="ce56" table:formula="of:=[.I15]*[.J15]" office:value-type="currency" office:currency="USD" office:value="0" calcext:value-type="currency">
            <text:p>$0,00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2-01</text:p>
          </table:table-cell>
          <table:table-cell table:style-name="ce258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6]=[$БД.$A$35];[$Настройки.$B$17];[.D16]=[$БД.$A$36];[$Настройки.$B$19];[.D16]=[$БД.$A$37];1.1)" office:value-type="float" office:value="1.05" calcext:value-type="float">
            <text:p>1,05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6]*[.E16]*[.F16]/1000" office:value-type="float" office:value="40.1065875" calcext:value-type="float">
            <text:p>40,11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16]*[.H16]" office:value-type="float" office:value="80.213175" calcext:value-type="float">
            <text:p>80,21 г</text:p>
          </table:table-cell>
          <table:table-cell table:style-name="ce269" table:formula="of:=COM.MICROSOFT.IFS([.D16]=[$БД.$A$35];[$Настройки.$B$18];[.D16]=[$БД.$A$36];[$Настройки.$B$20];[.D16]=[$БД.$A$37];1.1)/1000" office:value-type="float" office:value="0.04" calcext:value-type="float">
            <text:p>0,0400 $/г</text:p>
          </table:table-cell>
          <table:table-cell table:style-name="ce56" table:formula="of:=[.I16]*[.J16]" office:value-type="currency" office:currency="USD" office:value="3.208527" calcext:value-type="currency">
            <text:p>$3,21</text:p>
          </table:table-cell>
          <table:table-cell table:style-name="ce271"/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2-02</text:p>
          </table:table-cell>
          <table:table-cell table:style-name="ce258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7]=[$БД.$A$35];[$Настройки.$B$17];[.D17]=[$БД.$A$36];[$Настройки.$B$19];[.D17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7]*[.E17]*[.F17]/1000" office:value-type="float" office:value="12.46245" calcext:value-type="float">
            <text:p>12,46 г</text:p>
          </table:table-cell>
          <table:table-cell table:style-name="ce134" office:value-type="float" office:value="0" calcext:value-type="float">
            <text:p>0</text:p>
          </table:table-cell>
          <table:table-cell table:style-name="ce267" table:formula="of:=[.G17]*[.H17]" office:value-type="float" office:value="0" calcext:value-type="float">
            <text:p>0,00 г</text:p>
          </table:table-cell>
          <table:table-cell table:style-name="ce269" table:formula="of:=COM.MICROSOFT.IFS([.D17]=[$БД.$A$35];[$Настройки.$B$18];[.D17]=[$БД.$A$36];[$Настройки.$B$20];[.D17]=[$БД.$A$37];1.1)/1000" office:value-type="float" office:value="0.04" calcext:value-type="float">
            <text:p>0,0400 $/г</text:p>
          </table:table-cell>
          <table:table-cell table:style-name="ce56" table:formula="of:=[.I17]*[.J17]" office:value-type="currency" office:currency="USD" office:value="0" calcext:value-type="currency">
            <text:p>$0,00</text:p>
          </table:table-cell>
          <table:table-cell table:style-name="ce271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3-01</text:p>
          </table:table-cell>
          <table:table-cell table:style-name="ce258" office:value-type="string" calcext:value-type="string">
            <text:p>Y shaft end holder</text:p>
          </table:table-cell>
          <table:table-cell table:style-name="ce260" office:value-type="float" office:value="22486" calcext:value-type="float">
            <text:p>22 486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18]=[$БД.$A$35];[$Настройки.$B$17];[.D18]=[$БД.$A$36];[$Настройки.$B$19];[.D18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8]*[.E18]*[.F18]/1000" office:value-type="float" office:value="21.58656" calcext:value-type="float">
            <text:p>21,59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18]*[.H18]" office:value-type="float" office:value="43.17312" calcext:value-type="float">
            <text:p>43,17 г</text:p>
          </table:table-cell>
          <table:table-cell table:style-name="ce269" table:formula="of:=COM.MICROSOFT.IFS([.D18]=[$БД.$A$35];[$Настройки.$B$18];[.D18]=[$БД.$A$36];[$Настройки.$B$20];[.D18]=[$БД.$A$37];1.1)/1000" office:value-type="float" office:value="0.014" calcext:value-type="float">
            <text:p>0,0140 $/г</text:p>
          </table:table-cell>
          <table:table-cell table:style-name="ce56" table:formula="of:=[.I18]*[.J18]" office:value-type="currency" office:currency="USD" office:value="0.60442368" calcext:value-type="currency">
            <text:p>$0,60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3-02</text:p>
          </table:table-cell>
          <table:table-cell table:style-name="ce258" office:value-type="string" calcext:value-type="string">
            <text:p>Y axis motor mount</text:p>
          </table:table-cell>
          <table:table-cell table:style-name="ce260" office:value-type="float" office:value="150145" calcext:value-type="float">
            <text:p>150 145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9]=[$БД.$A$35];[$Настройки.$B$17];[.D19]=[$БД.$A$36];[$Настройки.$B$19];[.D19]=[$БД.$A$37];1.1)" office:value-type="float" office:value="1.05" calcext:value-type="float">
            <text:p>1,05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19]*[.E19]*[.F19]/1000" office:value-type="float" office:value="78.826125" calcext:value-type="float">
            <text:p>78,83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19]*[.H19]" office:value-type="float" office:value="78.826125" calcext:value-type="float">
            <text:p>78,83 г</text:p>
          </table:table-cell>
          <table:table-cell table:style-name="ce269" table:formula="of:=COM.MICROSOFT.IFS([.D19]=[$БД.$A$35];[$Настройки.$B$18];[.D19]=[$БД.$A$36];[$Настройки.$B$20];[.D19]=[$БД.$A$37];1.1)/1000" office:value-type="float" office:value="0.04" calcext:value-type="float">
            <text:p>0,0400 $/г</text:p>
          </table:table-cell>
          <table:table-cell table:style-name="ce56" table:formula="of:=[.I19]*[.J19]" office:value-type="currency" office:currency="USD" office:value="3.153045" calcext:value-type="currency">
            <text:p>$3,15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3-03</text:p>
          </table:table-cell>
          <table:table-cell table:style-name="ce258" office:value-type="string" calcext:value-type="string">
            <text:p>Y axis motor belt tensioner slid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20]=[$БД.$A$35];[$Настройки.$B$17];[.D20]=[$БД.$A$36];[$Настройки.$B$19];[.D20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0]*[.E20]*[.F20]/1000" office:value-type="float" office:value="1.67475" calcext:value-type="float">
            <text:p>1,67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20]*[.H20]" office:value-type="float" office:value="1.67475" calcext:value-type="float">
            <text:p>1,67 г</text:p>
          </table:table-cell>
          <table:table-cell table:style-name="ce269" table:formula="of:=COM.MICROSOFT.IFS([.D20]=[$БД.$A$35];[$Настройки.$B$18];[.D20]=[$БД.$A$36];[$Настройки.$B$20];[.D20]=[$БД.$A$37];1.1)/1000" office:value-type="float" office:value="0.04" calcext:value-type="float">
            <text:p>0,0400 $/г</text:p>
          </table:table-cell>
          <table:table-cell table:style-name="ce56" table:formula="of:=[.I20]*[.J20]" office:value-type="currency" office:currency="USD" office:value="0.06699" calcext:value-type="currency">
            <text:p>$0,07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3-04</text:p>
          </table:table-cell>
          <table:table-cell table:style-name="ce258" office:value-type="string" calcext:value-type="string">
            <text:p>Y axis motor belt tensioner case</text:p>
          </table:table-cell>
          <table:table-cell table:style-name="ce260" office:value-type="float" office:value="6848" calcext:value-type="float">
            <text:p>6 848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21]=[$БД.$A$35];[$Настройки.$B$17];[.D21]=[$БД.$A$36];[$Настройки.$B$19];[.D21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1]*[.E21]*[.F21]/1000" office:value-type="float" office:value="7.1904" calcext:value-type="float">
            <text:p>7,19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21]*[.H21]" office:value-type="float" office:value="7.1904" calcext:value-type="float">
            <text:p>7,19 г</text:p>
          </table:table-cell>
          <table:table-cell table:style-name="ce269" table:formula="of:=COM.MICROSOFT.IFS([.D21]=[$БД.$A$35];[$Настройки.$B$18];[.D21]=[$БД.$A$36];[$Настройки.$B$20];[.D21]=[$БД.$A$37];1.1)/1000" office:value-type="float" office:value="0.04" calcext:value-type="float">
            <text:p>0,0400 $/г</text:p>
          </table:table-cell>
          <table:table-cell table:style-name="ce56" table:formula="of:=[.I21]*[.J21]" office:value-type="currency" office:currency="USD" office:value="0.287616" calcext:value-type="currency">
            <text:p>$0,29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4-01</text:p>
          </table:table-cell>
          <table:table-cell table:style-name="ce258" office:value-type="string" calcext:value-type="string">
            <text:p>Left belt tensioner base</text:p>
          </table:table-cell>
          <table:table-cell table:style-name="ce260" office:value-type="float" office:value="91525" calcext:value-type="float">
            <text:p>91 525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22]=[$БД.$A$35];[$Настройки.$B$17];[.D22]=[$БД.$A$36];[$Настройки.$B$19];[.D22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2]*[.E22]*[.F22]/1000" office:value-type="float" office:value="58.576" calcext:value-type="float">
            <text:p>58,58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22]*[.H22]" office:value-type="float" office:value="58.576" calcext:value-type="float">
            <text:p>58,58 г</text:p>
          </table:table-cell>
          <table:table-cell table:style-name="ce269" table:formula="of:=COM.MICROSOFT.IFS([.D22]=[$БД.$A$35];[$Настройки.$B$18];[.D22]=[$БД.$A$36];[$Настройки.$B$20];[.D22]=[$БД.$A$37];1.1)/1000" office:value-type="float" office:value="0.014" calcext:value-type="float">
            <text:p>0,0140 $/г</text:p>
          </table:table-cell>
          <table:table-cell table:style-name="ce56" table:formula="of:=[.I22]*[.J22]" office:value-type="currency" office:currency="USD" office:value="0.820064" calcext:value-type="currency">
            <text:p>$0,82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1-04-02-01</text:p>
          </table:table-cell>
          <table:table-cell table:style-name="ce258" office:value-type="string" calcext:value-type="string">
            <text:p>Belt tensioner slider</text:p>
          </table:table-cell>
          <table:table-cell table:style-name="ce260" office:value-type="float" office:value="7485" calcext:value-type="float">
            <text:p>7 485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23]=[$БД.$A$35];[$Настройки.$B$17];[.D23]=[$БД.$A$36];[$Настройки.$B$19];[.D23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9.5808" calcext:value-type="float">
            <text:p>9,58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23]*[.H23]" office:value-type="float" office:value="19.1616" calcext:value-type="float">
            <text:p>19,16 г</text:p>
          </table:table-cell>
          <table:table-cell table:style-name="ce269" table:formula="of:=COM.MICROSOFT.IFS([.D23]=[$БД.$A$35];[$Настройки.$B$18];[.D23]=[$БД.$A$36];[$Настройки.$B$20];[.D23]=[$БД.$A$37];1.1)/1000" office:value-type="float" office:value="0.014" calcext:value-type="float">
            <text:p>0,0140 $/г</text:p>
          </table:table-cell>
          <table:table-cell table:style-name="ce56" table:formula="of:=[.I23]*[.J23]" office:value-type="currency" office:currency="USD" office:value="0.2682624" calcext:value-type="currency">
            <text:p>$0,27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1-04-02-02</text:p>
          </table:table-cell>
          <table:table-cell table:style-name="ce258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24]=[$БД.$A$35];[$Настройки.$B$17];[.D24]=[$БД.$A$36];[$Настройки.$B$19];[.D2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4.21248" calcext:value-type="float">
            <text:p>4,21 г</text:p>
          </table:table-cell>
          <table:table-cell table:style-name="ce134" table:formula="of:=[.H23]+[.H26]" office:value-type="float" office:value="4" calcext:value-type="float">
            <text:p>4</text:p>
          </table:table-cell>
          <table:table-cell table:style-name="ce267" table:formula="of:=[.G24]*[.H24]" office:value-type="float" office:value="16.84992" calcext:value-type="float">
            <text:p>16,85 г</text:p>
          </table:table-cell>
          <table:table-cell table:style-name="ce269" table:formula="of:=COM.MICROSOFT.IFS([.D24]=[$БД.$A$35];[$Настройки.$B$18];[.D24]=[$БД.$A$36];[$Настройки.$B$20];[.D24]=[$БД.$A$37];1.1)/1000" office:value-type="float" office:value="0.014" calcext:value-type="float">
            <text:p>0,0140 $/г</text:p>
          </table:table-cell>
          <table:table-cell table:style-name="ce56" table:formula="of:=[.I24]*[.J24]" office:value-type="currency" office:currency="USD" office:value="0.23589888" calcext:value-type="currency">
            <text:p>$0,24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4-02-03</text:p>
          </table:table-cell>
          <table:table-cell table:style-name="ce258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25]=[$БД.$A$35];[$Настройки.$B$17];[.D25]=[$БД.$A$36];[$Настройки.$B$19];[.D2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5]*[.E25]*[.F25]/1000" office:value-type="float" office:value="0.75264" calcext:value-type="float">
            <text:p>0,75 г</text:p>
          </table:table-cell>
          <table:table-cell table:style-name="ce134" table:formula="of:=[.H24]" office:value-type="float" office:value="4" calcext:value-type="float">
            <text:p>4</text:p>
          </table:table-cell>
          <table:table-cell table:style-name="ce267" table:formula="of:=[.G25]*[.H25]" office:value-type="float" office:value="3.01056" calcext:value-type="float">
            <text:p>3,01 г</text:p>
          </table:table-cell>
          <table:table-cell table:style-name="ce269" table:formula="of:=COM.MICROSOFT.IFS([.D25]=[$БД.$A$35];[$Настройки.$B$18];[.D25]=[$БД.$A$36];[$Настройки.$B$20];[.D25]=[$БД.$A$37];1.1)/1000" office:value-type="float" office:value="0.014" calcext:value-type="float">
            <text:p>0,0140 $/г</text:p>
          </table:table-cell>
          <table:table-cell table:style-name="ce56" table:formula="of:=[.I25]*[.J25]" office:value-type="currency" office:currency="USD" office:value="0.04214784" calcext:value-type="currency">
            <text:p>$0,04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4-03-01</text:p>
          </table:table-cell>
          <table:table-cell table:style-name="ce258" office:value-type="string" calcext:value-type="string">
            <text:p>Belt tensioner slider (0.5XY)</text:p>
          </table:table-cell>
          <table:table-cell table:style-name="ce260" office:value-type="float" office:value="8389" calcext:value-type="float">
            <text:p>8 389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26]=[$БД.$A$35];[$Настройки.$B$17];[.D26]=[$БД.$A$36];[$Настройки.$B$19];[.D2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6]*[.E26]*[.F26]/1000" office:value-type="float" office:value="10.73792" calcext:value-type="float">
            <text:p>10,74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26]*[.H26]" office:value-type="float" office:value="21.47584" calcext:value-type="float">
            <text:p>21,48 г</text:p>
          </table:table-cell>
          <table:table-cell table:style-name="ce269" table:formula="of:=COM.MICROSOFT.IFS([.D26]=[$БД.$A$35];[$Настройки.$B$18];[.D26]=[$БД.$A$36];[$Настройки.$B$20];[.D26]=[$БД.$A$37];1.1)/1000" office:value-type="float" office:value="0.014" calcext:value-type="float">
            <text:p>0,0140 $/г</text:p>
          </table:table-cell>
          <table:table-cell table:style-name="ce56" table:formula="of:=[.I26]*[.J26]" office:value-type="currency" office:currency="USD" office:value="0.30066176" calcext:value-type="currency">
            <text:p>$0,30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4-03-03</text:p>
          </table:table-cell>
          <table:table-cell table:style-name="ce258" office:value-type="string" calcext:value-type="string">
            <text:p>Belt tensioner bolst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27]=[$БД.$A$35];[$Настройки.$B$17];[.D27]=[$БД.$A$36];[$Настройки.$B$19];[.D27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7]*[.E27]*[.F27]/1000" office:value-type="float" office:value="2.0416" calcext:value-type="float">
            <text:p>2,04 г</text:p>
          </table:table-cell>
          <table:table-cell table:style-name="ce134" table:formula="of:=[.H26]" office:value-type="float" office:value="2" calcext:value-type="float">
            <text:p>2</text:p>
          </table:table-cell>
          <table:table-cell table:style-name="ce267" table:formula="of:=[.G27]*[.H27]" office:value-type="float" office:value="4.0832" calcext:value-type="float">
            <text:p>4,08 г</text:p>
          </table:table-cell>
          <table:table-cell table:style-name="ce269" table:formula="of:=COM.MICROSOFT.IFS([.D27]=[$БД.$A$35];[$Настройки.$B$18];[.D27]=[$БД.$A$36];[$Настройки.$B$20];[.D27]=[$БД.$A$37];1.1)/1000" office:value-type="float" office:value="0.014" calcext:value-type="float">
            <text:p>0,0140 $/г</text:p>
          </table:table-cell>
          <table:table-cell table:style-name="ce56" table:formula="of:=[.I27]*[.J27]" office:value-type="currency" office:currency="USD" office:value="0.0571648" calcext:value-type="currency">
            <text:p>$0,06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5-01</text:p>
          </table:table-cell>
          <table:table-cell table:style-name="ce258" office:value-type="string" calcext:value-type="string">
            <text:p>Right belt tensioner base</text:p>
          </table:table-cell>
          <table:table-cell table:style-name="ce260" office:value-type="float" office:value="90161" calcext:value-type="float">
            <text:p>90 161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28]=[$БД.$A$35];[$Настройки.$B$17];[.D28]=[$БД.$A$36];[$Настройки.$B$19];[.D28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8]*[.E28]*[.F28]/1000" office:value-type="float" office:value="57.70304" calcext:value-type="float">
            <text:p>57,70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28]*[.H28]" office:value-type="float" office:value="57.70304" calcext:value-type="float">
            <text:p>57,70 г</text:p>
          </table:table-cell>
          <table:table-cell table:style-name="ce269" table:formula="of:=COM.MICROSOFT.IFS([.D28]=[$БД.$A$35];[$Настройки.$B$18];[.D28]=[$БД.$A$36];[$Настройки.$B$20];[.D28]=[$БД.$A$37];1.1)/1000" office:value-type="float" office:value="0.014" calcext:value-type="float">
            <text:p>0,0140 $/г</text:p>
          </table:table-cell>
          <table:table-cell table:style-name="ce56" table:formula="of:=[.I28]*[.J28]" office:value-type="currency" office:currency="USD" office:value="0.80784256" calcext:value-type="currency">
            <text:p>$0,81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6-01</text:p>
          </table:table-cell>
          <table:table-cell table:style-name="ce258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29]=[$БД.$A$35];[$Настройки.$B$17];[.D29]=[$БД.$A$36];[$Настройки.$B$19];[.D29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9]*[.E29]*[.F29]/1000" office:value-type="float" office:value="4.63104" calcext:value-type="float">
            <text:p>4,63 г</text:p>
          </table:table-cell>
          <table:table-cell table:style-name="ce134" table:formula="of:=IF([$Настройки.B3]=2;2;0)" office:value-type="float" office:value="2" calcext:value-type="float">
            <text:p>2</text:p>
          </table:table-cell>
          <table:table-cell table:style-name="ce267" table:formula="of:=[.G29]*[.H29]" office:value-type="float" office:value="9.26208" calcext:value-type="float">
            <text:p>9,26 г</text:p>
          </table:table-cell>
          <table:table-cell table:style-name="ce269" table:formula="of:=COM.MICROSOFT.IFS([.D29]=[$БД.$A$35];[$Настройки.$B$18];[.D29]=[$БД.$A$36];[$Настройки.$B$20];[.D29]=[$БД.$A$37];1.1)/1000" office:value-type="float" office:value="0.014" calcext:value-type="float">
            <text:p>0,0140 $/г</text:p>
          </table:table-cell>
          <table:table-cell table:style-name="ce56" table:formula="of:=[.I29]*[.J29]" office:value-type="currency" office:currency="USD" office:value="0.12966912" calcext:value-type="currency">
            <text:p>$0,13</text:p>
          </table:table-cell>
          <table:table-cell table:style-name="ce271"/>
          <table:table-cell table:number-columns-repeated="1011"/>
        </table:table-row>
        <table:table-row table:style-name="ro16">
          <table:table-cell table:style-name="ce45" office:value-type="string" calcext:value-type="string">
            <text:p>V07-01-07-01</text:p>
          </table:table-cell>
          <table:table-cell table:style-name="ce258" office:value-type="string" calcext:value-type="string">
            <text:p>Y axis mechanical endstop mount</text:p>
          </table:table-cell>
          <table:table-cell table:style-name="ce260" office:value-type="float" office:value="2447" calcext:value-type="float">
            <text:p>2 447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30]=[$БД.$A$35];[$Настройки.$B$17];[.D30]=[$БД.$A$36];[$Настройки.$B$19];[.D30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0]*[.E30]*[.F30]/1000" office:value-type="float" office:value="3.13216" calcext:value-type="float">
            <text:p>3,13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0]*[.H30]" office:value-type="float" office:value="6.26432" calcext:value-type="float">
            <text:p>6,26 г</text:p>
          </table:table-cell>
          <table:table-cell table:style-name="ce269" table:formula="of:=COM.MICROSOFT.IFS([.D30]=[$БД.$A$35];[$Настройки.$B$18];[.D30]=[$БД.$A$36];[$Настройки.$B$20];[.D30]=[$БД.$A$37];1.1)/1000" office:value-type="float" office:value="0.014" calcext:value-type="float">
            <text:p>0,0140 $/г</text:p>
          </table:table-cell>
          <table:table-cell table:style-name="ce56" table:formula="of:=[.I30]*[.J30]" office:value-type="currency" office:currency="USD" office:value="0.08770048" calcext:value-type="currency">
            <text:p>$0,09</text:p>
          </table:table-cell>
          <table:table-cell table:style-name="ce271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2-01</text:p>
          </table:table-cell>
          <table:table-cell table:style-name="ce258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263" table:content-validation-name="val17" office:value-type="string" calcext:value-type="string">
            <text:p>Эластомер</text:p>
          </table:table-cell>
          <table:table-cell table:style-name="ce265" table:formula="of:=COM.MICROSOFT.IFS([.D31]=[$БД.$A$35];[$Настройки.$B$17];[.D31]=[$БД.$A$36];[$Настройки.$B$19];[.D31]=[$БД.$A$37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1]*[.E31]*[.F31]/1000" office:value-type="float" office:value="2.3452" calcext:value-type="float">
            <text:p>2,35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31]*[.H31]" office:value-type="float" office:value="9.3808" calcext:value-type="float">
            <text:p>9,38 г</text:p>
          </table:table-cell>
          <table:table-cell table:style-name="ce269" table:formula="of:=COM.MICROSOFT.IFS([.D31]=[$БД.$A$35];[$Настройки.$B$18];[.D31]=[$БД.$A$36];[$Настройки.$B$20];[.D31]=[$БД.$A$37];1.1)/1000" office:value-type="float" office:value="0.0011" calcext:value-type="float">
            <text:p>0,0011 $/г</text:p>
          </table:table-cell>
          <table:table-cell table:style-name="ce56" table:formula="of:=[.I31]*[.J31]" office:value-type="currency" office:currency="USD" office:value="0.01031888" calcext:value-type="currency">
            <text:p>$0,01</text:p>
          </table:table-cell>
          <table:table-cell table:style-name="ce271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3-01-01</text:p>
          </table:table-cell>
          <table:table-cell table:style-name="ce258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32]=[$БД.$A$35];[$Настройки.$B$17];[.D32]=[$БД.$A$36];[$Настройки.$B$19];[.D32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32]*[.E32]*[.F32]/1000" office:value-type="float" office:value="95.0496" calcext:value-type="float">
            <text:p>95,05 г</text:p>
          </table:table-cell>
          <table:table-cell table:style-name="ce134" table:formula="of:=[$Настройки.B11]" office:value-type="float" office:value="2" calcext:value-type="float">
            <text:p>2</text:p>
          </table:table-cell>
          <table:table-cell table:style-name="ce267" table:formula="of:=[.G32]*[.H32]" office:value-type="float" office:value="190.0992" calcext:value-type="float">
            <text:p>190,10 г</text:p>
          </table:table-cell>
          <table:table-cell table:style-name="ce269" table:formula="of:=COM.MICROSOFT.IFS([.D32]=[$БД.$A$35];[$Настройки.$B$18];[.D32]=[$БД.$A$36];[$Настройки.$B$20];[.D32]=[$БД.$A$37];1.1)/1000" office:value-type="float" office:value="0.014" calcext:value-type="float">
            <text:p>0,0140 $/г</text:p>
          </table:table-cell>
          <table:table-cell table:style-name="ce56" table:formula="of:=[.I32]*[.J32]" office:value-type="currency" office:currency="USD" office:value="2.6613888" calcext:value-type="currency">
            <text:p>$2,66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3-02-01</text:p>
          </table:table-cell>
          <table:table-cell table:style-name="ce258" office:value-type="string" calcext:value-type="string">
            <text:p>Z axis motor mount</text:p>
          </table:table-cell>
          <table:table-cell table:style-name="ce260" office:value-type="float" office:value="22514" calcext:value-type="float">
            <text:p>22 514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33]=[$БД.$A$35];[$Настройки.$B$17];[.D33]=[$БД.$A$36];[$Настройки.$B$19];[.D33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3]*[.E33]*[.F33]/1000" office:value-type="float" office:value="23.6397" calcext:value-type="float">
            <text:p>23,64 г</text:p>
          </table:table-cell>
          <table:table-cell table:style-name="ce134" table:formula="of:=[$Настройки.B12]" office:value-type="float" office:value="2" calcext:value-type="float">
            <text:p>2</text:p>
          </table:table-cell>
          <table:table-cell table:style-name="ce267" table:formula="of:=[.G33]*[.H33]" office:value-type="float" office:value="47.2794" calcext:value-type="float">
            <text:p>47,28 г</text:p>
          </table:table-cell>
          <table:table-cell table:style-name="ce269" table:formula="of:=COM.MICROSOFT.IFS([.D33]=[$БД.$A$35];[$Настройки.$B$18];[.D33]=[$БД.$A$36];[$Настройки.$B$20];[.D33]=[$БД.$A$37];1.1)/1000" office:value-type="float" office:value="0.04" calcext:value-type="float">
            <text:p>0,0400 $/г</text:p>
          </table:table-cell>
          <table:table-cell table:style-name="ce56" table:formula="of:=[.I33]*[.J33]" office:value-type="currency" office:currency="USD" office:value="1.891176" calcext:value-type="currency">
            <text:p>$1,89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3-03-01-01</text:p>
          </table:table-cell>
          <table:table-cell table:style-name="ce258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34]=[$БД.$A$35];[$Настройки.$B$17];[.D34]=[$БД.$A$36];[$Настройки.$B$19];[.D3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4]*[.E34]*[.F34]/1000" office:value-type="float" office:value="15.17952" calcext:value-type="float">
            <text:p>15,18 г</text:p>
          </table:table-cell>
          <table:table-cell table:style-name="ce134" table:formula="of:=IF([$Настройки.B12]&gt;=[$Настройки.B11];[$'Профиль алюминиевый'.D17]*2;0)" office:value-type="float" office:value="6" calcext:value-type="float">
            <text:p>6</text:p>
          </table:table-cell>
          <table:table-cell table:style-name="ce267" table:formula="of:=[.G34]*[.H34]" office:value-type="float" office:value="91.07712" calcext:value-type="float">
            <text:p>91,08 г</text:p>
          </table:table-cell>
          <table:table-cell table:style-name="ce269" table:formula="of:=COM.MICROSOFT.IFS([.D34]=[$БД.$A$35];[$Настройки.$B$18];[.D34]=[$БД.$A$36];[$Настройки.$B$20];[.D34]=[$БД.$A$37];1.1)/1000" office:value-type="float" office:value="0.014" calcext:value-type="float">
            <text:p>0,0140 $/г</text:p>
          </table:table-cell>
          <table:table-cell table:style-name="ce56" table:formula="of:=[.I34]*[.J34]" office:value-type="currency" office:currency="USD" office:value="1.27507968" calcext:value-type="currency">
            <text:p>$1,28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3-03-01-02</text:p>
          </table:table-cell>
          <table:table-cell table:style-name="ce258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35]=[$БД.$A$35];[$Настройки.$B$17];[.D35]=[$БД.$A$36];[$Настройки.$B$19];[.D35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5]*[.E35]*[.F35]/1000" office:value-type="float" office:value="12.16635" calcext:value-type="float">
            <text:p>12,17 г</text:p>
          </table:table-cell>
          <table:table-cell table:style-name="ce134" table:formula="of:=[$Настройки.B10]" office:value-type="float" office:value="6" calcext:value-type="float">
            <text:p>6</text:p>
          </table:table-cell>
          <table:table-cell table:style-name="ce267" table:formula="of:=[.G35]*[.H35]" office:value-type="float" office:value="72.9981" calcext:value-type="float">
            <text:p>73,00 г</text:p>
          </table:table-cell>
          <table:table-cell table:style-name="ce269" table:formula="of:=COM.MICROSOFT.IFS([.D35]=[$БД.$A$35];[$Настройки.$B$18];[.D35]=[$БД.$A$36];[$Настройки.$B$20];[.D35]=[$БД.$A$37];1.1)/1000" office:value-type="float" office:value="0.04" calcext:value-type="float">
            <text:p>0,0400 $/г</text:p>
          </table:table-cell>
          <table:table-cell table:style-name="ce56" table:formula="of:=[.I35]*[.J35]" office:value-type="currency" office:currency="USD" office:value="2.919924" calcext:value-type="currency">
            <text:p>$2,92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3-03-01-03</text:p>
          </table:table-cell>
          <table:table-cell table:style-name="ce258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36]=[$БД.$A$35];[$Настройки.$B$17];[.D36]=[$БД.$A$36];[$Настройки.$B$19];[.D3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6]*[.E36]*[.F36]/1000" office:value-type="float" office:value="10.28608" calcext:value-type="float">
            <text:p>10,29 г</text:p>
          </table:table-cell>
          <table:table-cell table:style-name="ce134" table:formula="of:=[.H35]" office:value-type="float" office:value="6" calcext:value-type="float">
            <text:p>6</text:p>
          </table:table-cell>
          <table:table-cell table:style-name="ce267" table:formula="of:=[.G36]*[.H36]" office:value-type="float" office:value="61.71648" calcext:value-type="float">
            <text:p>61,72 г</text:p>
          </table:table-cell>
          <table:table-cell table:style-name="ce269" table:formula="of:=COM.MICROSOFT.IFS([.D36]=[$БД.$A$35];[$Настройки.$B$18];[.D36]=[$БД.$A$36];[$Настройки.$B$20];[.D36]=[$БД.$A$37];1.1)/1000" office:value-type="float" office:value="0.014" calcext:value-type="float">
            <text:p>0,0140 $/г</text:p>
          </table:table-cell>
          <table:table-cell table:style-name="ce56" table:formula="of:=[.I36]*[.J36]" office:value-type="currency" office:currency="USD" office:value="0.86403072" calcext:value-type="currency">
            <text:p>$0,86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6-03-03-01-04</text:p>
          </table:table-cell>
          <table:table-cell table:style-name="ce258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37]=[$БД.$A$35];[$Настройки.$B$17];[.D37]=[$БД.$A$36];[$Настройки.$B$19];[.D37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7]*[.E37]*[.F37]/1000" office:value-type="float" office:value="15.7376" calcext:value-type="float">
            <text:p>15,74 г</text:p>
          </table:table-cell>
          <table:table-cell table:style-name="ce134" table:formula="of:=IF([$Настройки.B12]&lt;[$Настройки.B11];[$'Профиль алюминиевый'.D17]*2;0)" office:value-type="float" office:value="0" calcext:value-type="float">
            <text:p>0</text:p>
          </table:table-cell>
          <table:table-cell table:style-name="ce267" table:formula="of:=[.G37]*[.H37]" office:value-type="float" office:value="0" calcext:value-type="float">
            <text:p>0,00 г</text:p>
          </table:table-cell>
          <table:table-cell table:style-name="ce269" table:formula="of:=COM.MICROSOFT.IFS([.D37]=[$БД.$A$35];[$Настройки.$B$18];[.D37]=[$БД.$A$36];[$Настройки.$B$20];[.D37]=[$БД.$A$37];1.1)/1000" office:value-type="float" office:value="0.014" calcext:value-type="float">
            <text:p>0,0140 $/г</text:p>
          </table:table-cell>
          <table:table-cell table:style-name="ce56" table:formula="of:=[.I37]*[.J37]" office:value-type="currency" office:currency="USD" office:value="0" calcext:value-type="currency">
            <text:p>$0,00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3-05-01</text:p>
          </table:table-cell>
          <table:table-cell table:style-name="ce258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38]=[$БД.$A$35];[$Настройки.$B$17];[.D38]=[$БД.$A$36];[$Настройки.$B$19];[.D38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8]*[.E38]*[.F38]/1000" office:value-type="float" office:value="11.48032" calcext:value-type="float">
            <text:p>11,48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8]*[.H38]" office:value-type="float" office:value="22.96064" calcext:value-type="float">
            <text:p>22,96 г</text:p>
          </table:table-cell>
          <table:table-cell table:style-name="ce269" table:formula="of:=COM.MICROSOFT.IFS([.D38]=[$БД.$A$35];[$Настройки.$B$18];[.D38]=[$БД.$A$36];[$Настройки.$B$20];[.D38]=[$БД.$A$37];1.1)/1000" office:value-type="float" office:value="0.014" calcext:value-type="float">
            <text:p>0,0140 $/г</text:p>
          </table:table-cell>
          <table:table-cell table:style-name="ce56" table:formula="of:=[.I38]*[.J38]" office:value-type="currency" office:currency="USD" office:value="0.32144896" calcext:value-type="currency">
            <text:p>$0,32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3-06</text:p>
          </table:table-cell>
          <table:table-cell table:style-name="ce258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39]=[$БД.$A$35];[$Настройки.$B$17];[.D39]=[$БД.$A$36];[$Настройки.$B$19];[.D39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9]*[.E39]*[.F39]/1000" office:value-type="float" office:value="0.832" calcext:value-type="float">
            <text:p>0,83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9]*[.H39]" office:value-type="float" office:value="1.664" calcext:value-type="float">
            <text:p>1,66 г</text:p>
          </table:table-cell>
          <table:table-cell table:style-name="ce269" table:formula="of:=COM.MICROSOFT.IFS([.D39]=[$БД.$A$35];[$Настройки.$B$18];[.D39]=[$БД.$A$36];[$Настройки.$B$20];[.D39]=[$БД.$A$37];1.1)/1000" office:value-type="float" office:value="0.014" calcext:value-type="float">
            <text:p>0,0140 $/г</text:p>
          </table:table-cell>
          <table:table-cell table:style-name="ce56" table:formula="of:=[.I39]*[.J39]" office:value-type="currency" office:currency="USD" office:value="0.023296" calcext:value-type="currency">
            <text:p>$0,02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4-07-02-01</text:p>
          </table:table-cell>
          <table:table-cell table:style-name="ce258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40]=[$БД.$A$35];[$Настройки.$B$17];[.D40]=[$БД.$A$36];[$Настройки.$B$19];[.D40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0]*[.E40]*[.F40]/1000" office:value-type="float" office:value="1.45536" calcext:value-type="float">
            <text:p>1,46 г</text:p>
          </table:table-cell>
          <table:table-cell table:style-name="ce134" office:value-type="float" office:value="6" calcext:value-type="float">
            <text:p>6</text:p>
          </table:table-cell>
          <table:table-cell table:style-name="ce267" table:formula="of:=[.G40]*[.H40]" office:value-type="float" office:value="8.73216" calcext:value-type="float">
            <text:p>8,73 г</text:p>
          </table:table-cell>
          <table:table-cell table:style-name="ce269" table:formula="of:=COM.MICROSOFT.IFS([.D40]=[$БД.$A$35];[$Настройки.$B$18];[.D40]=[$БД.$A$36];[$Настройки.$B$20];[.D40]=[$БД.$A$37];1.1)/1000" office:value-type="float" office:value="0.014" calcext:value-type="float">
            <text:p>0,0140 $/г</text:p>
          </table:table-cell>
          <table:table-cell table:style-name="ce56" table:formula="of:=[.I40]*[.J40]" office:value-type="currency" office:currency="USD" office:value="0.12225024" calcext:value-type="currency">
            <text:p>$0,12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4-07-02-02</text:p>
          </table:table-cell>
          <table:table-cell table:style-name="ce258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41]=[$БД.$A$35];[$Настройки.$B$17];[.D41]=[$БД.$A$36];[$Настройки.$B$19];[.D41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1]*[.E41]*[.F41]/1000" office:value-type="float" office:value="2.7968" calcext:value-type="float">
            <text:p>2,80 г</text:p>
          </table:table-cell>
          <table:table-cell table:style-name="ce134" office:value-type="float" office:value="6" calcext:value-type="float">
            <text:p>6</text:p>
          </table:table-cell>
          <table:table-cell table:style-name="ce267" table:formula="of:=[.G41]*[.H41]" office:value-type="float" office:value="16.7808" calcext:value-type="float">
            <text:p>16,78 г</text:p>
          </table:table-cell>
          <table:table-cell table:style-name="ce269" table:formula="of:=COM.MICROSOFT.IFS([.D41]=[$БД.$A$35];[$Настройки.$B$18];[.D41]=[$БД.$A$36];[$Настройки.$B$20];[.D41]=[$БД.$A$37];1.1)/1000" office:value-type="float" office:value="0.014" calcext:value-type="float">
            <text:p>0,0140 $/г</text:p>
          </table:table-cell>
          <table:table-cell table:style-name="ce56" table:formula="of:=[.I41]*[.J41]" office:value-type="currency" office:currency="USD" office:value="0.2349312" calcext:value-type="currency">
            <text:p>$0,23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4-07-03</text:p>
          </table:table-cell>
          <table:table-cell table:style-name="ce258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42]=[$БД.$A$35];[$Настройки.$B$17];[.D42]=[$БД.$A$36];[$Настройки.$B$19];[.D42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2]*[.E42]*[.F42]/1000" office:value-type="float" office:value="3.70432" calcext:value-type="float">
            <text:p>3,70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42]*[.H42]" office:value-type="float" office:value="7.40864" calcext:value-type="float">
            <text:p>7,41 г</text:p>
          </table:table-cell>
          <table:table-cell table:style-name="ce269" table:formula="of:=COM.MICROSOFT.IFS([.D42]=[$БД.$A$35];[$Настройки.$B$18];[.D42]=[$БД.$A$36];[$Настройки.$B$20];[.D42]=[$БД.$A$37];1.1)/1000" office:value-type="float" office:value="0.014" calcext:value-type="float">
            <text:p>0,0140 $/г</text:p>
          </table:table-cell>
          <table:table-cell table:style-name="ce56" table:formula="of:=[.I42]*[.J42]" office:value-type="currency" office:currency="USD" office:value="0.10372096" calcext:value-type="currency">
            <text:p>$0,10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4-08(A)</text:p>
          </table:table-cell>
          <table:table-cell table:style-name="ce258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43]=[$БД.$A$35];[$Настройки.$B$17];[.D43]=[$БД.$A$36];[$Настройки.$B$19];[.D43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3]*[.E43]*[.F43]/1000" office:value-type="float" office:value="17.17504" calcext:value-type="float">
            <text:p>17,18 г</text:p>
          </table:table-cell>
          <table:table-cell table:style-name="ce134" office:value-type="float" office:value="5" calcext:value-type="float">
            <text:p>5</text:p>
          </table:table-cell>
          <table:table-cell table:style-name="ce267" table:formula="of:=[.G43]*[.H43]" office:value-type="float" office:value="85.8752" calcext:value-type="float">
            <text:p>85,88 г</text:p>
          </table:table-cell>
          <table:table-cell table:style-name="ce269" table:formula="of:=COM.MICROSOFT.IFS([.D43]=[$БД.$A$35];[$Настройки.$B$18];[.D43]=[$БД.$A$36];[$Настройки.$B$20];[.D43]=[$БД.$A$37];1.1)/1000" office:value-type="float" office:value="0.014" calcext:value-type="float">
            <text:p>0,0140 $/г</text:p>
          </table:table-cell>
          <table:table-cell table:style-name="ce56" table:formula="of:=[.I43]*[.J43]" office:value-type="currency" office:currency="USD" office:value="1.2022528" calcext:value-type="currency">
            <text:p>$1,20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4-08(B)</text:p>
          </table:table-cell>
          <table:table-cell table:style-name="ce258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44]=[$БД.$A$35];[$Настройки.$B$17];[.D44]=[$БД.$A$36];[$Настройки.$B$19];[.D4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4]*[.E44]*[.F44]/1000" office:value-type="float" office:value="19.54048" calcext:value-type="float">
            <text:p>19,54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44]*[.H44]" office:value-type="float" office:value="19.54048" calcext:value-type="float">
            <text:p>19,54 г</text:p>
          </table:table-cell>
          <table:table-cell table:style-name="ce269" table:formula="of:=COM.MICROSOFT.IFS([.D44]=[$БД.$A$35];[$Настройки.$B$18];[.D44]=[$БД.$A$36];[$Настройки.$B$20];[.D44]=[$БД.$A$37];1.1)/1000" office:value-type="float" office:value="0.014" calcext:value-type="float">
            <text:p>0,0140 $/г</text:p>
          </table:table-cell>
          <table:table-cell table:style-name="ce56" table:formula="of:=[.I44]*[.J44]" office:value-type="currency" office:currency="USD" office:value="0.27356672" calcext:value-type="currency">
            <text:p>$0,27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4-11</text:p>
          </table:table-cell>
          <table:table-cell table:style-name="ce258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45]=[$БД.$A$35];[$Настройки.$B$17];[.D45]=[$БД.$A$36];[$Настройки.$B$19];[.D4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5]*[.E45]*[.F45]/1000" office:value-type="float" office:value="12.23424" calcext:value-type="float">
            <text:p>12,23 г</text:p>
          </table:table-cell>
          <table:table-cell table:style-name="ce134" table:formula="of:=[$Настройки.B3]" office:value-type="float" office:value="2" calcext:value-type="float">
            <text:p>2</text:p>
          </table:table-cell>
          <table:table-cell table:style-name="ce267" table:formula="of:=[.G45]*[.H45]" office:value-type="float" office:value="24.46848" calcext:value-type="float">
            <text:p>24,47 г</text:p>
          </table:table-cell>
          <table:table-cell table:style-name="ce269" table:formula="of:=COM.MICROSOFT.IFS([.D45]=[$БД.$A$35];[$Настройки.$B$18];[.D45]=[$БД.$A$36];[$Настройки.$B$20];[.D45]=[$БД.$A$37];1.1)/1000" office:value-type="float" office:value="0.014" calcext:value-type="float">
            <text:p>0,0140 $/г</text:p>
          </table:table-cell>
          <table:table-cell table:style-name="ce56" table:formula="of:=[.I45]*[.J45]" office:value-type="currency" office:currency="USD" office:value="0.34255872" calcext:value-type="currency">
            <text:p>$0,34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4-12</text:p>
          </table:table-cell>
          <table:table-cell table:style-name="ce258" office:value-type="string" calcext:value-type="string">
            <text:p>Print head cable guide nut</text:p>
          </table:table-cell>
          <table:table-cell table:style-name="ce260" office:value-type="float" office:value="7011" calcext:value-type="float">
            <text:p>7 011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46]=[$БД.$A$35];[$Настройки.$B$17];[.D46]=[$БД.$A$36];[$Настройки.$B$19];[.D4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8.97408" calcext:value-type="float">
            <text:p>8,97 г</text:p>
          </table:table-cell>
          <table:table-cell table:style-name="ce134" table:formula="of:=[.H45]" office:value-type="float" office:value="2" calcext:value-type="float">
            <text:p>2</text:p>
          </table:table-cell>
          <table:table-cell table:style-name="ce267" table:formula="of:=[.G46]*[.H46]" office:value-type="float" office:value="17.94816" calcext:value-type="float">
            <text:p>17,95 г</text:p>
          </table:table-cell>
          <table:table-cell table:style-name="ce269" table:formula="of:=COM.MICROSOFT.IFS([.D46]=[$БД.$A$35];[$Настройки.$B$18];[.D46]=[$БД.$A$36];[$Настройки.$B$20];[.D46]=[$БД.$A$37];1.1)/1000" office:value-type="float" office:value="0.014" calcext:value-type="float">
            <text:p>0,0140 $/г</text:p>
          </table:table-cell>
          <table:table-cell table:style-name="ce56" table:formula="of:=[.I46]*[.J46]" office:value-type="currency" office:currency="USD" office:value="0.25127424" calcext:value-type="currency">
            <text:p>$0,25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6-01-01-01</text:p>
          </table:table-cell>
          <table:table-cell table:style-name="ce258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47]=[$БД.$A$35];[$Настройки.$B$17];[.D47]=[$БД.$A$36];[$Настройки.$B$19];[.D47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11.91296" calcext:value-type="float">
            <text:p>11,91 г</text:p>
          </table:table-cell>
          <table:table-cell table:style-name="ce134" table:formula="of:=[.H48]*2" office:value-type="float" office:value="8" calcext:value-type="float">
            <text:p>8</text:p>
          </table:table-cell>
          <table:table-cell table:style-name="ce267" table:formula="of:=[.G47]*[.H47]" office:value-type="float" office:value="95.30368" calcext:value-type="float">
            <text:p>95,30 г</text:p>
          </table:table-cell>
          <table:table-cell table:style-name="ce269" table:formula="of:=COM.MICROSOFT.IFS([.D47]=[$БД.$A$35];[$Настройки.$B$18];[.D47]=[$БД.$A$36];[$Настройки.$B$20];[.D47]=[$БД.$A$37];1.1)/1000" office:value-type="float" office:value="0.014" calcext:value-type="float">
            <text:p>0,0140 $/г</text:p>
          </table:table-cell>
          <table:table-cell table:style-name="ce56" table:formula="of:=[.I47]*[.J47]" office:value-type="currency" office:currency="USD" office:value="1.33425152" calcext:value-type="currency">
            <text:p>$1,33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6-01-01-02</text:p>
          </table:table-cell>
          <table:table-cell table:style-name="ce258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48]=[$БД.$A$35];[$Настройки.$B$17];[.D48]=[$БД.$A$36];[$Настройки.$B$19];[.D48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48]*[.E48]*[.F48]/1000" office:value-type="float" office:value="51.9968" calcext:value-type="float">
            <text:p>52,00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48]*[.H48]" office:value-type="float" office:value="207.9872" calcext:value-type="float">
            <text:p>207,99 г</text:p>
          </table:table-cell>
          <table:table-cell table:style-name="ce269" table:formula="of:=COM.MICROSOFT.IFS([.D48]=[$БД.$A$35];[$Настройки.$B$18];[.D48]=[$БД.$A$36];[$Настройки.$B$20];[.D48]=[$БД.$A$37];1.1)/1000" office:value-type="float" office:value="0.014" calcext:value-type="float">
            <text:p>0,0140 $/г</text:p>
          </table:table-cell>
          <table:table-cell table:style-name="ce56" table:formula="of:=[.I48]*[.J48]" office:value-type="currency" office:currency="USD" office:value="2.9118208" calcext:value-type="currency">
            <text:p>$2,91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6-01-02</text:p>
          </table:table-cell>
          <table:table-cell table:style-name="ce258" office:value-type="string" calcext:value-type="string">
            <text:p>Inner spool holder mount part A</text:p>
          </table:table-cell>
          <table:table-cell table:style-name="ce260" office:value-type="float" office:value="31369" calcext:value-type="float">
            <text:p>31 369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49]=[$БД.$A$35];[$Настройки.$B$17];[.D49]=[$БД.$A$36];[$Настройки.$B$19];[.D49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49]*[.E49]*[.F49]/1000" office:value-type="float" office:value="30.11424" calcext:value-type="float">
            <text:p>30,11 г</text:p>
          </table:table-cell>
          <table:table-cell table:style-name="ce134" table:formula="of:=[.H48]/2" office:value-type="float" office:value="2" calcext:value-type="float">
            <text:p>2</text:p>
          </table:table-cell>
          <table:table-cell table:style-name="ce267" table:formula="of:=[.G49]*[.H49]" office:value-type="float" office:value="60.22848" calcext:value-type="float">
            <text:p>60,23 г</text:p>
          </table:table-cell>
          <table:table-cell table:style-name="ce269" table:formula="of:=COM.MICROSOFT.IFS([.D49]=[$БД.$A$35];[$Настройки.$B$18];[.D49]=[$БД.$A$36];[$Настройки.$B$20];[.D49]=[$БД.$A$37];1.1)/1000" office:value-type="float" office:value="0.014" calcext:value-type="float">
            <text:p>0,0140 $/г</text:p>
          </table:table-cell>
          <table:table-cell table:style-name="ce56" table:formula="of:=[.I49]*[.J49]" office:value-type="currency" office:currency="USD" office:value="0.84319872" calcext:value-type="currency">
            <text:p>$0,84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6-01-03</text:p>
          </table:table-cell>
          <table:table-cell table:style-name="ce258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50]=[$БД.$A$35];[$Настройки.$B$17];[.D50]=[$БД.$A$36];[$Настройки.$B$19];[.D50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50]*[.E50]*[.F50]/1000" office:value-type="float" office:value="30.16512" calcext:value-type="float">
            <text:p>30,17 г</text:p>
          </table:table-cell>
          <table:table-cell table:style-name="ce134" table:formula="of:=[.H49]" office:value-type="float" office:value="2" calcext:value-type="float">
            <text:p>2</text:p>
          </table:table-cell>
          <table:table-cell table:style-name="ce267" table:formula="of:=[.G50]*[.H50]" office:value-type="float" office:value="60.33024" calcext:value-type="float">
            <text:p>60,33 г</text:p>
          </table:table-cell>
          <table:table-cell table:style-name="ce269" table:formula="of:=COM.MICROSOFT.IFS([.D50]=[$БД.$A$35];[$Настройки.$B$18];[.D50]=[$БД.$A$36];[$Настройки.$B$20];[.D50]=[$БД.$A$37];1.1)/1000" office:value-type="float" office:value="0.014" calcext:value-type="float">
            <text:p>0,0140 $/г</text:p>
          </table:table-cell>
          <table:table-cell table:style-name="ce56" table:formula="of:=[.I50]*[.J50]" office:value-type="currency" office:currency="USD" office:value="0.84462336" calcext:value-type="currency">
            <text:p>$0,84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7-01</text:p>
          </table:table-cell>
          <table:table-cell table:style-name="ce258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51]=[$БД.$A$35];[$Настройки.$B$17];[.D51]=[$БД.$A$36];[$Настройки.$B$19];[.D51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1]*[.E51]*[.F51]/1000" office:value-type="float" office:value="9.53216" calcext:value-type="float">
            <text:p>9,53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51]*[.H51]" office:value-type="float" office:value="38.12864" calcext:value-type="float">
            <text:p>38,13 г</text:p>
          </table:table-cell>
          <table:table-cell table:style-name="ce269" table:formula="of:=COM.MICROSOFT.IFS([.D51]=[$БД.$A$35];[$Настройки.$B$18];[.D51]=[$БД.$A$36];[$Настройки.$B$20];[.D51]=[$БД.$A$37];1.1)/1000" office:value-type="float" office:value="0.014" calcext:value-type="float">
            <text:p>0,0140 $/г</text:p>
          </table:table-cell>
          <table:table-cell table:style-name="ce56" table:formula="of:=[.I51]*[.J51]" office:value-type="currency" office:currency="USD" office:value="0.53380096" calcext:value-type="currency">
            <text:p>$0,53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7-05</text:p>
          </table:table-cell>
          <table:table-cell table:style-name="ce258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52]=[$БД.$A$35];[$Настройки.$B$17];[.D52]=[$БД.$A$36];[$Настройки.$B$19];[.D52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2]*[.E52]*[.F52]/1000" office:value-type="float" office:value="0.82304" calcext:value-type="float">
            <text:p>0,82 г</text:p>
          </table:table-cell>
          <table:table-cell table:style-name="ce134" office:value-type="float" office:value="22" calcext:value-type="float">
            <text:p>22</text:p>
          </table:table-cell>
          <table:table-cell table:style-name="ce267" table:formula="of:=[.G52]*[.H52]" office:value-type="float" office:value="18.10688" calcext:value-type="float">
            <text:p>18,11 г</text:p>
          </table:table-cell>
          <table:table-cell table:style-name="ce269" table:formula="of:=COM.MICROSOFT.IFS([.D52]=[$БД.$A$35];[$Настройки.$B$18];[.D52]=[$БД.$A$36];[$Настройки.$B$20];[.D52]=[$БД.$A$37];1.1)/1000" office:value-type="float" office:value="0.014" calcext:value-type="float">
            <text:p>0,0140 $/г</text:p>
          </table:table-cell>
          <table:table-cell table:style-name="ce56" table:formula="of:=[.I52]*[.J52]" office:value-type="currency" office:currency="USD" office:value="0.25349632" calcext:value-type="currency">
            <text:p>$0,25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7-06-01</text:p>
          </table:table-cell>
          <table:table-cell table:style-name="ce258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53]=[$БД.$A$35];[$Настройки.$B$17];[.D53]=[$БД.$A$36];[$Настройки.$B$19];[.D53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3]*[.E53]*[.F53]/1000" office:value-type="float" office:value="6.38848" calcext:value-type="float">
            <text:p>6,39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53]*[.H53]" office:value-type="float" office:value="12.77696" calcext:value-type="float">
            <text:p>12,78 г</text:p>
          </table:table-cell>
          <table:table-cell table:style-name="ce269" table:formula="of:=COM.MICROSOFT.IFS([.D53]=[$БД.$A$35];[$Настройки.$B$18];[.D53]=[$БД.$A$36];[$Настройки.$B$20];[.D53]=[$БД.$A$37];1.1)/1000" office:value-type="float" office:value="0.014" calcext:value-type="float">
            <text:p>0,0140 $/г</text:p>
          </table:table-cell>
          <table:table-cell table:style-name="ce56" table:formula="of:=[.I53]*[.J53]" office:value-type="currency" office:currency="USD" office:value="0.17887744" calcext:value-type="currency">
            <text:p>$0,18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54]=[$БД.$A$35];[$Настройки.$B$17];[.D54]=[$БД.$A$36];[$Настройки.$B$19];[.D5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4]*[.E54]*[.F54]/1000" office:value-type="float" office:value="6.37312" calcext:value-type="float">
            <text:p>6,37 г</text:p>
          </table:table-cell>
          <table:table-cell table:style-name="ce32" office:value-type="float" office:value="2" calcext:value-type="float">
            <text:p>2</text:p>
          </table:table-cell>
          <table:table-cell table:style-name="ce267" table:formula="of:=[.G54]*[.H54]" office:value-type="float" office:value="12.74624" calcext:value-type="float">
            <text:p>12,75 г</text:p>
          </table:table-cell>
          <table:table-cell table:style-name="ce269" table:formula="of:=COM.MICROSOFT.IFS([.D54]=[$БД.$A$35];[$Настройки.$B$18];[.D54]=[$БД.$A$36];[$Настройки.$B$20];[.D54]=[$БД.$A$37];1.1)/1000" office:value-type="float" office:value="0.014" calcext:value-type="float">
            <text:p>0,0140 $/г</text:p>
          </table:table-cell>
          <table:table-cell table:style-name="ce56" table:formula="of:=[.I54]*[.J54]" office:value-type="currency" office:currency="USD" office:value="0.17844736" calcext:value-type="currency">
            <text:p>$0,18</text:p>
          </table:table-cell>
          <table:table-cell table:style-name="ce272"/>
          <table:table-cell table:number-columns-repeated="1011"/>
        </table:table-row>
        <table:table-row table:style-name="ro6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55]=[$БД.$A$35];[$Настройки.$B$17];[.D55]=[$БД.$A$36];[$Настройки.$B$19];[.D55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55]*[.E55]*[.F55]/1000" office:value-type="float" office:value="84.544" calcext:value-type="float">
            <text:p>84,54 г</text:p>
          </table:table-cell>
          <table:table-cell table:style-name="ce32" office:value-type="float" office:value="2" calcext:value-type="float">
            <text:p>2</text:p>
          </table:table-cell>
          <table:table-cell table:style-name="ce267" table:formula="of:=[.G55]*[.H55]" office:value-type="float" office:value="169.088" calcext:value-type="float">
            <text:p>169,09 г</text:p>
          </table:table-cell>
          <table:table-cell table:style-name="ce269" table:formula="of:=COM.MICROSOFT.IFS([.D55]=[$БД.$A$35];[$Настройки.$B$18];[.D55]=[$БД.$A$36];[$Настройки.$B$20];[.D55]=[$БД.$A$37];1.1)/1000" office:value-type="float" office:value="0.014" calcext:value-type="float">
            <text:p>0,0140 $/г</text:p>
          </table:table-cell>
          <table:table-cell table:style-name="ce56" table:formula="of:=[.I55]*[.J55]" office:value-type="currency" office:currency="USD" office:value="2.367232" calcext:value-type="currency">
            <text:p>$2,37</text:p>
          </table:table-cell>
          <table:table-cell table:style-name="ce272"/>
          <table:table-cell table:number-columns-repeated="1011"/>
        </table:table-row>
        <table:table-row table:style-name="ro6" table:number-rows-repeated="8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59"/>
          <table:table-cell table:number-columns-repeated="1012"/>
        </table:table-row>
        <table:table-row table:style-name="ro6" table:number-rows-repeated="1048512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Д" table:style-name="ta1">
        <office:forms form:automatic-focus="false" form:apply-design-mode="false"/>
        <table:table-column table:style-name="co26" table:default-cell-style-name="ce160"/>
        <table:table-column table:style-name="co27" table:default-cell-style-name="ce160"/>
        <table:table-column table:style-name="co28" table:default-cell-style-name="ce160"/>
        <table:table-column table:style-name="co29" table:default-cell-style-name="ce160"/>
        <table:table-column table:style-name="co3" table:number-columns-repeated="1019" table:default-cell-style-name="ce160"/>
        <table:table-row table:style-name="ro6">
          <table:table-cell table:style-name="ce203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04" office:value-type="string" calcext:value-type="string">
            <text:p>Название</text:p>
          </table:table-cell>
          <table:table-cell table:style-name="ce214" office:value-type="string" calcext:value-type="string">
            <text:p>Описание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08" office:value-type="string" calcext:value-type="string">
            <text:p>Bondtech LGX Lite</text:p>
          </table:table-cell>
          <table:table-cell table:style-name="ce245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08" office:value-type="string" calcext:value-type="string">
            <text:p>K3D Minifeeder</text:p>
          </table:table-cell>
          <table:table-cell table:style-name="ce245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11" office:value-type="string" calcext:value-type="string">
            <text:p>Клон BMG</text:p>
          </table:table-cell>
          <table:table-cell table:style-name="ce245" office:value-type="string" calcext:value-type="string">
            <text:p>Простой и дешевый, но тяжелый подающий механизм. Используется в устаревшей подающей голове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Trialglelab Matrix Lite</text:p>
          </table:table-cell>
          <table:table-cell table:style-name="ce245" office:value-type="string" calcext:value-type="string">
            <text:p>Интегрированный экструдер. Дорогостоящий, но отлично печатающий гибкими материалами. Этот экструдер включает в себя E3D V6 хитблок и сопло. Для того, чтобы использовать их, выберите хотэнд «E3D V6». Если хотите собрать с вулканом, то выберите хотэнд «E3D Volcano»</text:p>
          </table:table-cell>
          <table:table-cell table:style-name="ce245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04" office:value-type="string" calcext:value-type="string">
            <text:p>Название</text:p>
          </table:table-cell>
          <table:table-cell table:style-name="ce214" office:value-type="string" calcext:value-type="string">
            <text:p>Описание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E3D V6</text:p>
          </table:table-cell>
          <table:table-cell table:style-name="ce245" office:value-type="string" calcext:value-type="string">
            <text:p>Простой и дешевый универсальный хотэнд. Макс. Объёмный расход до 16мм³/с. Для установки на легкую печатающую голову потребует не сложной слесарной доработки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E3D Volcano</text:p>
          </table:table-cell>
          <table:table-cell table:style-name="ce245" office:value-type="string" calcext:value-type="string">
            <text:p>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Phaetus Dragon ST/HF</text:p>
          </table:table-cell>
          <table:table-cell table:style-name="ce245" office:value-type="string" calcext:value-type="string">
            <text:p>Макс. Объёмный расход до 20мм³/с. Не приспособлен для печати композитными материалами. Не требует доработок, но дорого стоит.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Trianglelab Rapido HF</text:p>
          </table:table-cell>
          <table:table-cell table:style-name="ce245" office:value-type="string" calcext:value-type="string">
            <text:p>Макс. Объёмный расход до 26мм³/с. Не приспособлен для печати композитными материалами. Не требует доработок, но дорого стоит.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Phaetus Dragonfly BMO</text:p>
          </table:table-cell>
          <table:table-cell table:style-name="ce245" office:value-type="string" calcext:value-type="string">
            <text:p>По работе не отличается от E3D V6. Дорого стоит, но не требует доработок для установки на легкую печатающую голову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Phaetus Dragonfly BMO + Volcano</text:p>
          </table:table-cell>
          <table:table-cell table:style-name="ce245" office:value-type="string" calcext:value-type="string">
            <text:p>По работе не отличается от E3D Volcano. Дорого стоит, но не требует доработок для установки на легкую печатающую голову</text:p>
          </table:table-cell>
          <table:table-cell table:style-name="ce245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Fysetc spider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Orange Pi Lite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Да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Нет</text:p>
          </table:table-cell>
          <table:table-cell table:style-name="ce245" table:number-columns-repeated="2"/>
          <table:table-cell table:number-columns-repeated="1020"/>
        </table:table-row>
        <table:table-row table:style-name="ro6" table:number-rows-repeated="2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Нет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От платы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Понижающий преобразователь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Блок питания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Продвинутый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Простой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Эластомер</text:p>
          </table:table-cell>
          <table:table-cell table:style-name="ce245" table:number-columns-repeated="2"/>
          <table:table-cell table:number-columns-repeated="1020"/>
        </table:table-row>
        <table:table-row table:style-name="ro6" table:number-rows-repeated="1048538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Расчёты" table:style-name="ta1">
        <office:forms form:automatic-focus="false" form:apply-design-mode="false"/>
        <table:table-column table:style-name="co4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3" table:number-columns-repeated="1020" table:default-cell-style-name="ce160"/>
        <table:table-row table:style-name="ro20">
          <table:table-cell table:style-name="ce280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280"/>
          <table:table-cell table:number-columns-repeated="1020"/>
        </table:table-row>
        <table:table-row table:style-name="ro13">
          <table:table-cell table:style-name="ce280" office:value-type="string" calcext:value-type="string">
            <text:p>Потребитель</text:p>
          </table:table-cell>
          <table:table-cell table:style-name="ce280" office:value-type="string" calcext:value-type="string">
            <text:p>Потребляемая мощность единицы [Вт]</text:p>
          </table:table-cell>
          <table:table-cell table:style-name="ce280" office:value-type="string" calcext:value-type="string">
            <text:p>Количество</text:p>
          </table:table-cell>
          <table:table-cell table:style-name="ce280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Нагреватель хотэнда</text:p>
          </table:table-cell>
          <table:table-cell table:style-name="ce336" table:formula="of:=COM.MICROSOFT.IFS([$Настройки.B5]=[$БД.A13];115;[$'Покупные изделия'.D18]=0;40;[$'Покупные изделия'.D17]=0;50)" office:value-type="float" office:value="40" calcext:value-type="float">
            <text:p>40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Мотор экструдера</text:p>
          </table:table-cell>
          <table:table-cell table:style-name="ce336" table:formula="of:=24*1/4" office:value-type="float" office:value="6" calcext:value-type="float">
            <text:p>6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Мотор оси X или Y</text:p>
          </table:table-cell>
          <table:table-cell table:style-name="ce336" table:formula="of:=24*1.8/4" office:value-type="float" office:value="10.8" calcext:value-type="float">
            <text:p>10,8</text:p>
          </table:table-cell>
          <table:table-cell table:style-name="ce336" table:formula="of:=1+1" office:value-type="float" office:value="2" calcext:value-type="float">
            <text:p>2</text:p>
          </table:table-cell>
          <table:table-cell table:style-name="ce336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Мотор оси Z</text:p>
          </table:table-cell>
          <table:table-cell table:style-name="ce336" table:formula="of:=24*1.8/4" office:value-type="float" office:value="10.8" calcext:value-type="float">
            <text:p>10,8</text:p>
          </table:table-cell>
          <table:table-cell table:style-name="ce336" table:formula="of:=[$'Покупные изделия'.D47]" office:value-type="float" office:value="2" calcext:value-type="float">
            <text:p>2</text:p>
          </table:table-cell>
          <table:table-cell table:style-name="ce336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324" office:value-type="string" calcext:value-type="string">
            <text:p>Питание управляющей платы</text:p>
          </table:table-cell>
          <table:table-cell table:style-name="ce336" office:value-type="float" office:value="15" calcext:value-type="float">
            <text:p>15</text:p>
          </table:table-cell>
          <table:table-cell table:style-name="ce336" table:formula="of:=1" office:value-type="float" office:value="1" calcext:value-type="float">
            <text:p>1</text:p>
          </table:table-cell>
          <table:table-cell table:style-name="ce336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Вентилятор обдува платы</text:p>
          </table:table-cell>
          <table:table-cell table:style-name="ce336" office:value-type="float" office:value="2" calcext:value-type="float">
            <text:p>2</text:p>
          </table:table-cell>
          <table:table-cell table:style-name="ce336" office:value-type="float" office:value="5" calcext:value-type="float">
            <text:p>5</text:p>
          </table:table-cell>
          <table:table-cell table:style-name="ce336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Вентилятор обдува хотэнда</text:p>
          </table:table-cell>
          <table:table-cell table:style-name="ce336" office:value-type="float" office:value="1.5" calcext:value-type="float">
            <text:p>1,5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Вентилятор обдува модели</text:p>
          </table:table-cell>
          <table:table-cell table:style-name="ce336" office:value-type="float" office:value="2.4" calcext:value-type="float">
            <text:p>2,4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Подсветка</text:p>
          </table:table-cell>
          <table:table-cell table:style-name="ce336" office:value-type="float" office:value="15" calcext:value-type="float">
            <text:p>15</text:p>
          </table:table-cell>
          <table:table-cell table:style-name="ce336" table:formula="of:=1" office:value-type="float" office:value="1" calcext:value-type="float">
            <text:p>1</text:p>
          </table:table-cell>
          <table:table-cell table:style-name="ce336" table:formula="of:=[.B11]*[.C11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38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36"/>
          <table:table-cell table:style-name="ce336" table:formula="of:=SUM([.D$3:.D$11])" office:value-type="float" office:value="183" calcext:value-type="float">
            <text:p>183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03" office:value-type="string" calcext:value-type="string" table:number-columns-spanned="2" table:number-rows-spanned="1">
            <text:p>Расчёт размеров рамы</text:p>
          </table:table-cell>
          <table:covered-table-cell table:style-name="ce245"/>
          <table:table-cell table:number-columns-repeated="1022"/>
        </table:table-row>
        <table:table-row table:style-name="ro6">
          <table:table-cell table:style-name="ce203" office:value-type="string" calcext:value-type="string">
            <text:p>Параметр</text:p>
          </table:table-cell>
          <table:table-cell table:style-name="ce234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Длина балки оси X</text:p>
          </table:table-cell>
          <table:table-cell table:style-name="ce235" table:formula="of:=[$'Покупные изделия'.C28]" office:value-type="float" office:value="500" calcext:value-type="float">
            <text:p>50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Длина поперечной балки оси Z</text:p>
          </table:table-cell>
          <table:table-cell table:style-name="ce235" table:formula="of:=[.B16]" office:value-type="float" office:value="500" calcext:value-type="float">
            <text:p>50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Длина плеч оси Z</text:p>
          </table:table-cell>
          <table:table-cell table:style-name="ce235" table:formula="of:=[$Настройки.B8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Габарит рамы по оси X</text:p>
          </table:table-cell>
          <table:table-cell table:style-name="ce235" table:formula="of:=[.B16]+150" office:value-type="float" office:value="650" calcext:value-type="float">
            <text:p>65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Габарит рамы по оси Y</text:p>
          </table:table-cell>
          <table:table-cell table:style-name="ce235" table:formula="of:=[$Настройки.B8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6">
          <table:table-cell table:style-name="ce233" office:value-type="string" calcext:value-type="string">
            <text:p>Габарит основной части рамы по оси Z</text:p>
          </table:table-cell>
          <table:table-cell table:style-name="ce235" table:formula="of:=[$'Покупные изделия'.C44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6">
          <table:table-cell table:style-name="ce233" office:value-type="string" calcext:value-type="string">
            <text:p>Удлинение угловых стоек для образования ножек</text:p>
          </table:table-cell>
          <table:table-cell table:style-name="ce235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D62:'Покупные изделия'.D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.00.0000</text:date>, <text:time style:data-style-name="N2" text:time-value="03:56:52.28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2-03-26T04:00:57.549000000</dc:date>
    <meta:editing-duration>P15DT20H14M20S</meta:editing-duration>
    <meta:editing-cycles>768</meta:editing-cycles>
    <meta:generator>LibreOffice/7.1.4.2$Windows_X86_64 LibreOffice_project/a529a4fab45b75fefc5b6226684193eb000654f6</meta:generator>
    <meta:document-statistic meta:table-count="8" meta:cell-count="1771" meta:object-count="0"/>
  </office:meta>
</office:document-meta>
</file>